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0100000001D9E7FAF9D5F2FF47.png" manifest:media-type="image/png"/>
  <manifest:file-entry manifest:full-path="Pictures/100004C90000001A0000001ABBD2788292864AF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9005" officeooo:paragraph-rsid="0019f29f"/>
    </style:style>
    <style:style style:name="P2" style:family="paragraph" style:parent-style-name="Text_20_body">
      <style:text-properties officeooo:rsid="0016e126" officeooo:paragraph-rsid="0016e126"/>
    </style:style>
    <style:style style:name="P3" style:family="paragraph" style:parent-style-name="Text_20_body">
      <style:paragraph-properties fo:margin-left="0.4925in" fo:margin-right="0in" fo:text-indent="0in" style:auto-text-indent="false"/>
      <style:text-properties officeooo:rsid="0016e126" officeooo:paragraph-rsid="0016e126"/>
    </style:style>
    <style:style style:name="P4" style:family="paragraph" style:parent-style-name="Text_20_body">
      <style:text-properties officeooo:rsid="0018a28f" officeooo:paragraph-rsid="0018a28f"/>
    </style:style>
    <style:style style:name="P5" style:family="paragraph" style:parent-style-name="Text_20_body">
      <style:text-properties officeooo:rsid="0019c476" officeooo:paragraph-rsid="0019f29f"/>
    </style:style>
    <style:style style:name="P6" style:family="paragraph" style:parent-style-name="Text_20_body">
      <style:text-properties officeooo:rsid="0019f29f" officeooo:paragraph-rsid="0019f29f"/>
    </style:style>
    <style:style style:name="P7" style:family="paragraph" style:parent-style-name="Text_20_body">
      <style:paragraph-properties fo:margin-left="0.4925in" fo:margin-right="0in" fo:text-indent="0in" style:auto-text-indent="false"/>
      <style:text-properties officeooo:rsid="0019f29f" officeooo:paragraph-rsid="0019f29f"/>
    </style:style>
    <style:style style:name="P8" style:family="paragraph" style:parent-style-name="Text_20_body">
      <style:text-properties officeooo:rsid="0019f29f" officeooo:paragraph-rsid="001dbb15"/>
    </style:style>
    <style:style style:name="P9" style:family="paragraph" style:parent-style-name="Text_20_body">
      <style:text-properties officeooo:rsid="0019f29f" officeooo:paragraph-rsid="002760d4"/>
    </style:style>
    <style:style style:name="P10" style:family="paragraph" style:parent-style-name="Text_20_body">
      <style:paragraph-properties fo:text-align="center" style:justify-single-word="false"/>
      <style:text-properties fo:color="#c9211e" loext:opacity="100%" fo:font-weight="bold" officeooo:rsid="0019f29f" officeooo:paragraph-rsid="0019f29f" style:font-weight-asian="bold" style:font-weight-complex="bold"/>
    </style:style>
    <style:style style:name="P11" style:family="paragraph" style:parent-style-name="Text_20_body">
      <style:paragraph-properties fo:text-align="center" style:justify-single-word="false"/>
      <style:text-properties fo:color="#c9211e" loext:opacity="100%" fo:font-weight="bold" officeooo:rsid="001b77b6" officeooo:paragraph-rsid="002760d4" style:font-weight-asian="bold" style:font-weight-complex="bold"/>
    </style:style>
    <style:style style:name="P12" style:family="paragraph" style:parent-style-name="Text_20_body">
      <style:text-properties fo:color="#c9211e" loext:opacity="100%" fo:font-weight="bold" officeooo:rsid="0032068a" officeooo:paragraph-rsid="0032068a" style:font-weight-asian="bold" style:font-weight-complex="bold"/>
    </style:style>
    <style:style style:name="P13" style:family="paragraph" style:parent-style-name="Standard">
      <style:text-properties officeooo:paragraph-rsid="001d1c6d"/>
    </style:style>
    <style:style style:name="P14" style:family="paragraph" style:parent-style-name="Text_20_body">
      <style:text-properties officeooo:paragraph-rsid="001d1c6d"/>
    </style:style>
    <style:style style:name="P15" style:family="paragraph" style:parent-style-name="Text_20_body">
      <style:text-properties officeooo:paragraph-rsid="00225407"/>
    </style:style>
    <style:style style:name="P16" style:family="paragraph" style:parent-style-name="Standard">
      <style:text-properties officeooo:rsid="0035e496" officeooo:paragraph-rsid="001d1c6d"/>
    </style:style>
    <style:style style:name="P17" style:family="paragraph" style:parent-style-name="Standard">
      <style:text-properties officeooo:rsid="0066037f" officeooo:paragraph-rsid="001d1c6d"/>
    </style:style>
    <style:style style:name="P18" style:family="paragraph" style:parent-style-name="Standard">
      <style:text-properties officeooo:rsid="0066037f" officeooo:paragraph-rsid="0039bc5f"/>
    </style:style>
    <style:style style:name="P19" style:family="paragraph" style:parent-style-name="Standard">
      <style:paragraph-properties fo:text-align="start" style:justify-single-word="false">
        <style:tab-stops/>
      </style:paragraph-properties>
      <style:text-properties officeooo:rsid="007c0628" officeooo:paragraph-rsid="001d1c6d"/>
    </style:style>
    <style:style style:name="P20" style:family="paragraph" style:parent-style-name="Standard">
      <style:text-properties officeooo:rsid="006dd842" officeooo:paragraph-rsid="001d1c6d"/>
    </style:style>
    <style:style style:name="P21" style:family="paragraph" style:parent-style-name="Standard">
      <style:text-properties fo:font-weight="normal" officeooo:rsid="007c0628" officeooo:paragraph-rsid="001d1c6d" style:font-weight-asian="normal" style:font-weight-complex="normal"/>
    </style:style>
    <style:style style:name="P22" style:family="paragraph" style:parent-style-name="Standard">
      <style:paragraph-properties fo:margin-left="0.4925in" fo:margin-right="0in" fo:text-indent="0in" style:auto-text-indent="false"/>
      <style:text-properties fo:font-weight="bold" officeooo:paragraph-rsid="001d1c6d" style:font-weight-asian="bold" style:font-weight-complex="bold"/>
    </style:style>
    <style:style style:name="P23" style:family="paragraph" style:parent-style-name="Standard">
      <style:text-properties officeooo:rsid="006f0058" officeooo:paragraph-rsid="001d1c6d"/>
    </style:style>
    <style:style style:name="P24" style:family="paragraph" style:parent-style-name="Standard">
      <style:text-properties officeooo:rsid="001fb30f" officeooo:paragraph-rsid="002760d4"/>
    </style:style>
    <style:style style:name="P25" style:family="paragraph" style:parent-style-name="Standard">
      <style:paragraph-properties fo:text-align="center" style:justify-single-word="false"/>
      <style:text-properties officeooo:rsid="001fb30f" officeooo:paragraph-rsid="002760d4"/>
    </style:style>
    <style:style style:name="P26" style:family="paragraph" style:parent-style-name="Text_20_body">
      <style:text-properties officeooo:rsid="001fb30f" officeooo:paragraph-rsid="001fb30f"/>
    </style:style>
    <style:style style:name="P27" style:family="paragraph" style:parent-style-name="Standard">
      <style:paragraph-properties fo:text-align="center" style:justify-single-word="false"/>
      <style:text-properties officeooo:paragraph-rsid="002760d4"/>
    </style:style>
    <style:style style:name="P28" style:family="paragraph" style:parent-style-name="Text_20_body">
      <style:paragraph-properties fo:text-align="center" style:justify-single-word="false"/>
      <style:text-properties officeooo:paragraph-rsid="002760d4"/>
    </style:style>
    <style:style style:name="P29" style:family="paragraph" style:parent-style-name="Standard">
      <style:paragraph-properties fo:text-align="center" style:justify-single-word="false"/>
      <style:text-properties officeooo:paragraph-rsid="002d961a"/>
    </style:style>
    <style:style style:name="P30" style:family="paragraph" style:parent-style-name="Standard">
      <style:paragraph-properties fo:text-align="center" style:justify-single-word="false"/>
      <style:text-properties officeooo:paragraph-rsid="0039bc5f"/>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center" style:justify-single-word="false"/>
      <style:text-properties officeooo:paragraph-rsid="001d1c6d"/>
    </style:style>
    <style:style style:name="P33" style:family="paragraph" style:parent-style-name="Text_20_body">
      <style:paragraph-properties fo:text-align="center" style:justify-single-word="false"/>
      <style:text-properties officeooo:paragraph-rsid="0019f29f"/>
    </style:style>
    <style:style style:name="P34" style:family="paragraph" style:parent-style-name="Text_20_body">
      <style:paragraph-properties fo:text-align="center" style:justify-single-word="false"/>
      <style:text-properties officeooo:paragraph-rsid="00236d4e"/>
    </style:style>
    <style:style style:name="P35" style:family="paragraph" style:parent-style-name="Text_20_body">
      <style:paragraph-properties fo:text-align="center" style:justify-single-word="false"/>
      <style:text-properties officeooo:paragraph-rsid="001686c1"/>
    </style:style>
    <style:style style:name="P36" style:family="paragraph" style:parent-style-name="Standard">
      <style:text-properties officeooo:paragraph-rsid="00381c63"/>
    </style:style>
    <style:style style:name="P37" style:family="paragraph" style:parent-style-name="Standard">
      <style:text-properties officeooo:rsid="00381c63" officeooo:paragraph-rsid="00381c63"/>
    </style:style>
    <style:style style:name="P38" style:family="paragraph" style:parent-style-name="Text_20_body">
      <style:paragraph-properties fo:text-align="center" style:justify-single-word="false"/>
      <style:text-properties officeooo:rsid="003eba30" officeooo:paragraph-rsid="001d1c6d"/>
    </style:style>
    <style:style style:name="P39" style:family="paragraph" style:parent-style-name="Text_20_body">
      <style:text-properties officeooo:rsid="003eba30" officeooo:paragraph-rsid="001d1c6d"/>
    </style:style>
    <style:style style:name="P40" style:family="paragraph" style:parent-style-name="Text_20_body">
      <style:text-properties officeooo:rsid="003d5cc5" officeooo:paragraph-rsid="001d1c6d"/>
    </style:style>
    <style:style style:name="P41" style:family="paragraph" style:parent-style-name="Text_20_body">
      <style:text-properties officeooo:rsid="003fc0c1" officeooo:paragraph-rsid="001d1c6d"/>
    </style:style>
    <style:style style:name="P42" style:family="paragraph" style:parent-style-name="Text_20_body">
      <style:text-properties officeooo:rsid="0042f0c0" officeooo:paragraph-rsid="001d1c6d"/>
    </style:style>
    <style:style style:name="P43" style:family="paragraph" style:parent-style-name="Text_20_body">
      <style:text-properties officeooo:rsid="0044c23c" officeooo:paragraph-rsid="001d1c6d"/>
    </style:style>
    <style:style style:name="P44" style:family="paragraph" style:parent-style-name="Text_20_body">
      <style:text-properties officeooo:rsid="001dbb15" officeooo:paragraph-rsid="001dbb15"/>
    </style:style>
    <style:style style:name="P45" style:family="paragraph" style:parent-style-name="Text_20_body">
      <style:paragraph-properties fo:margin-left="0.4925in" fo:margin-right="0in" fo:text-indent="0in" style:auto-text-indent="false"/>
      <style:text-properties officeooo:rsid="001dbb15" officeooo:paragraph-rsid="001dbb15"/>
    </style:style>
    <style:style style:name="P46" style:family="paragraph" style:parent-style-name="Text_20_body">
      <style:paragraph-properties fo:margin-left="0in" fo:margin-right="0in" fo:text-indent="0in" style:auto-text-indent="false"/>
      <style:text-properties officeooo:rsid="001dbb15" officeooo:paragraph-rsid="001dbb15"/>
    </style:style>
    <style:style style:name="P47" style:family="paragraph" style:parent-style-name="Text_20_body">
      <style:text-properties officeooo:rsid="001dbb15" officeooo:paragraph-rsid="0032068a"/>
    </style:style>
    <style:style style:name="P48" style:family="paragraph" style:parent-style-name="Text_20_body">
      <style:paragraph-properties fo:text-align="center" style:justify-single-word="false"/>
      <style:text-properties officeooo:rsid="001dbb15" officeooo:paragraph-rsid="001dbb15"/>
    </style:style>
    <style:style style:name="P49" style:family="paragraph" style:parent-style-name="Text_20_body">
      <style:text-properties officeooo:rsid="001e4598" officeooo:paragraph-rsid="001e4598"/>
    </style:style>
    <style:style style:name="P50" style:family="paragraph" style:parent-style-name="Text_20_body">
      <style:text-properties officeooo:rsid="00213515" officeooo:paragraph-rsid="00213515"/>
    </style:style>
    <style:style style:name="P51" style:family="paragraph" style:parent-style-name="Text_20_body">
      <style:text-properties officeooo:rsid="0022a738" officeooo:paragraph-rsid="0022a738"/>
    </style:style>
    <style:style style:name="P52" style:family="paragraph" style:parent-style-name="Text_20_body">
      <style:text-properties officeooo:rsid="0022a738" officeooo:paragraph-rsid="0022fafe"/>
    </style:style>
    <style:style style:name="P53" style:family="paragraph" style:parent-style-name="Text_20_body">
      <style:text-properties officeooo:rsid="0022fafe" officeooo:paragraph-rsid="0022fafe"/>
    </style:style>
    <style:style style:name="P54" style:family="paragraph" style:parent-style-name="Text_20_body">
      <style:text-properties officeooo:rsid="00236d4e" officeooo:paragraph-rsid="00236d4e"/>
    </style:style>
    <style:style style:name="P55" style:family="paragraph" style:parent-style-name="Text_20_body">
      <style:text-properties officeooo:rsid="0014a4dc" officeooo:paragraph-rsid="0014a4dc"/>
    </style:style>
    <style:style style:name="P56" style:family="paragraph" style:parent-style-name="Text_20_body">
      <style:text-properties officeooo:rsid="0014a4dc" officeooo:paragraph-rsid="00236d4e"/>
    </style:style>
    <style:style style:name="P57" style:family="paragraph" style:parent-style-name="Text_20_body">
      <style:text-properties officeooo:rsid="0014a4dc" officeooo:paragraph-rsid="002760d4"/>
    </style:style>
    <style:style style:name="P58" style:family="paragraph" style:parent-style-name="Text_20_body">
      <style:paragraph-properties fo:text-align="center" style:justify-single-word="false"/>
      <style:text-properties officeooo:rsid="0014a4dc" officeooo:paragraph-rsid="002760d4"/>
    </style:style>
    <style:style style:name="P59" style:family="paragraph" style:parent-style-name="Text_20_body">
      <style:text-properties officeooo:rsid="0014a4dc" officeooo:paragraph-rsid="002d961a"/>
    </style:style>
    <style:style style:name="P60" style:family="paragraph" style:parent-style-name="Text_20_body">
      <style:text-properties officeooo:rsid="0014a4dc" officeooo:paragraph-rsid="002f1601"/>
    </style:style>
    <style:style style:name="P61" style:family="paragraph" style:parent-style-name="Text_20_body">
      <style:text-properties officeooo:rsid="0010d83d" officeooo:paragraph-rsid="002f1601"/>
    </style:style>
    <style:style style:name="P62" style:family="paragraph" style:parent-style-name="Text_20_body">
      <style:text-properties officeooo:rsid="002faaae" officeooo:paragraph-rsid="0024d07e"/>
    </style:style>
    <style:style style:name="P63" style:family="paragraph" style:parent-style-name="Text_20_body">
      <style:text-properties officeooo:rsid="002760d4" officeooo:paragraph-rsid="002760d4"/>
    </style:style>
    <style:style style:name="P64" style:family="paragraph" style:parent-style-name="Text_20_body">
      <style:text-properties officeooo:paragraph-rsid="002760d4"/>
    </style:style>
    <style:style style:name="P65" style:family="paragraph" style:parent-style-name="Text_20_body">
      <style:text-properties officeooo:rsid="001b77b6" officeooo:paragraph-rsid="001ce068"/>
    </style:style>
    <style:style style:name="P66" style:family="paragraph" style:parent-style-name="Text_20_body">
      <style:text-properties officeooo:rsid="001b77b6" officeooo:paragraph-rsid="002760d4"/>
    </style:style>
    <style:style style:name="P67" style:family="paragraph" style:parent-style-name="Text_20_body">
      <style:text-properties officeooo:rsid="001ce068" officeooo:paragraph-rsid="002760d4"/>
    </style:style>
    <style:style style:name="P68" style:family="paragraph" style:parent-style-name="Text_20_body">
      <style:text-properties officeooo:rsid="00295a1d" officeooo:paragraph-rsid="00295a1d"/>
    </style:style>
    <style:style style:name="P69" style:family="paragraph" style:parent-style-name="Text_20_body">
      <style:text-properties officeooo:rsid="001686c1" officeooo:paragraph-rsid="001686c1"/>
    </style:style>
    <style:style style:name="P70" style:family="paragraph" style:parent-style-name="Text_20_body">
      <style:text-properties officeooo:rsid="001686c1" officeooo:paragraph-rsid="002f1601"/>
    </style:style>
    <style:style style:name="P71" style:family="paragraph" style:parent-style-name="Text_20_body">
      <style:text-properties officeooo:rsid="002a4009" officeooo:paragraph-rsid="002a4009"/>
    </style:style>
    <style:style style:name="P72" style:family="paragraph" style:parent-style-name="Text_20_body">
      <style:text-properties officeooo:rsid="002d961a" officeooo:paragraph-rsid="002d961a"/>
    </style:style>
    <style:style style:name="P73" style:family="paragraph" style:parent-style-name="Text_20_body">
      <style:paragraph-properties fo:margin-left="0.4925in" fo:margin-right="0in" fo:text-indent="0in" style:auto-text-indent="false"/>
      <style:text-properties officeooo:rsid="002d961a" officeooo:paragraph-rsid="002d961a"/>
    </style:style>
    <style:style style:name="P74" style:family="paragraph" style:parent-style-name="Text_20_body">
      <style:text-properties officeooo:rsid="002f1601" officeooo:paragraph-rsid="002f1601"/>
    </style:style>
    <style:style style:name="P75" style:family="paragraph" style:parent-style-name="Text_20_body">
      <style:text-properties officeooo:rsid="0030e4fd" officeooo:paragraph-rsid="0030e4fd"/>
    </style:style>
    <style:style style:name="P76" style:family="paragraph" style:parent-style-name="Text_20_body">
      <style:text-properties officeooo:rsid="0032068a" officeooo:paragraph-rsid="0032068a"/>
    </style:style>
    <style:style style:name="P77" style:family="paragraph" style:parent-style-name="Text_20_body">
      <style:paragraph-properties fo:text-align="start" style:justify-single-word="false"/>
      <style:text-properties officeooo:rsid="00345335" officeooo:paragraph-rsid="00345335"/>
    </style:style>
    <style:style style:name="P78" style:family="paragraph" style:parent-style-name="Text_20_body">
      <style:paragraph-properties fo:text-align="start" style:justify-single-word="false"/>
      <style:text-properties officeooo:rsid="00361d84" officeooo:paragraph-rsid="00361d84"/>
    </style:style>
    <style:style style:name="P79" style:family="paragraph" style:parent-style-name="Text_20_body">
      <style:paragraph-properties fo:text-align="start" style:justify-single-word="false"/>
      <style:text-properties officeooo:rsid="0037b946" officeooo:paragraph-rsid="0037b946"/>
    </style:style>
    <style:style style:name="P80" style:family="paragraph" style:parent-style-name="Text_20_body">
      <style:text-properties officeooo:rsid="002760d4" officeooo:paragraph-rsid="002760d4"/>
    </style:style>
    <style:style style:name="P81" style:family="paragraph" style:parent-style-name="Text_20_body">
      <style:paragraph-properties fo:margin-left="0.4925in" fo:margin-right="0in" fo:text-indent="0in" style:auto-text-indent="false"/>
      <style:text-properties officeooo:rsid="002760d4" officeooo:paragraph-rsid="002760d4"/>
    </style:style>
    <style:style style:name="P82" style:family="paragraph" style:parent-style-name="Text_20_body">
      <style:text-properties fo:font-weight="bold" officeooo:rsid="0022fafe" officeooo:paragraph-rsid="0022fafe" style:font-weight-asian="bold" style:font-weight-complex="bold"/>
    </style:style>
    <style:style style:name="P83" style:family="paragraph" style:parent-style-name="Text_20_body">
      <style:paragraph-properties fo:text-align="start" style:justify-single-word="false"/>
      <style:text-properties fo:font-weight="normal" officeooo:rsid="0037b946" officeooo:paragraph-rsid="0037b946" style:font-weight-asian="normal" style:font-weight-complex="normal"/>
    </style:style>
    <style:style style:name="P84" style:family="paragraph" style:parent-style-name="Heading_20_1">
      <style:text-properties officeooo:paragraph-rsid="0019f29f"/>
    </style:style>
    <style:style style:name="P85" style:family="paragraph" style:parent-style-name="Heading_20_1">
      <style:text-properties officeooo:paragraph-rsid="0013d60c"/>
    </style:style>
    <style:style style:name="P86" style:family="paragraph" style:parent-style-name="Heading_20_1">
      <style:text-properties officeooo:paragraph-rsid="001ce068"/>
    </style:style>
    <style:style style:name="P87" style:family="paragraph" style:parent-style-name="Heading_20_1">
      <style:paragraph-properties fo:break-before="page"/>
      <style:text-properties officeooo:paragraph-rsid="001ce068"/>
    </style:style>
    <style:style style:name="P88" style:family="paragraph" style:parent-style-name="Heading_20_1" style:list-style-name=""/>
    <style:style style:name="P89" style:family="paragraph" style:parent-style-name="Heading_20_1" style:list-style-name="">
      <style:text-properties officeooo:paragraph-rsid="00236d4e"/>
    </style:style>
    <style:style style:name="P90" style:family="paragraph" style:parent-style-name="Heading_20_1" style:list-style-name="">
      <style:text-properties officeooo:paragraph-rsid="001686c1"/>
    </style:style>
    <style:style style:name="P91" style:family="paragraph" style:parent-style-name="Heading_20_1" style:list-style-name="">
      <style:text-properties officeooo:paragraph-rsid="001d1c6d"/>
    </style:style>
    <style:style style:name="P92" style:family="paragraph" style:parent-style-name="Heading_20_1" style:list-style-name="">
      <style:text-properties officeooo:rsid="0016e0bf" officeooo:paragraph-rsid="001ce068"/>
    </style:style>
    <style:style style:name="P93" style:family="paragraph" style:parent-style-name="Heading_20_1" style:list-style-name="">
      <style:text-properties officeooo:rsid="0016e0bf" officeooo:paragraph-rsid="00236d4e"/>
    </style:style>
    <style:style style:name="P94" style:family="paragraph" style:parent-style-name="Heading_20_1" style:list-style-name="">
      <style:text-properties officeooo:rsid="0016e0bf" officeooo:paragraph-rsid="001fb30f"/>
    </style:style>
    <style:style style:name="P95" style:family="paragraph" style:parent-style-name="Heading_20_1">
      <style:paragraph-properties fo:break-before="page"/>
      <style:text-properties officeooo:rsid="0016e0bf" officeooo:paragraph-rsid="00236d4e"/>
    </style:style>
    <style:style style:name="P96" style:family="paragraph" style:parent-style-name="Heading_20_1">
      <style:paragraph-properties fo:break-before="page"/>
      <style:text-properties officeooo:rsid="0016e0bf" officeooo:paragraph-rsid="001fb30f"/>
    </style:style>
    <style:style style:name="P97" style:family="paragraph" style:parent-style-name="Heading_20_1">
      <style:text-properties officeooo:paragraph-rsid="00236d4e"/>
    </style:style>
    <style:style style:name="P98" style:family="paragraph" style:parent-style-name="Heading_20_1">
      <style:paragraph-properties fo:break-before="page"/>
      <style:text-properties officeooo:paragraph-rsid="00236d4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paragraph-rsid="001686c1"/>
    </style:style>
    <style:style style:name="P101" style:family="paragraph" style:parent-style-name="Heading_20_1">
      <style:text-properties officeooo:rsid="00159005" officeooo:paragraph-rsid="0019f29f"/>
    </style:style>
    <style:style style:name="P102" style:family="paragraph" style:parent-style-name="Heading_20_1">
      <style:paragraph-properties fo:break-before="page"/>
      <style:text-properties officeooo:paragraph-rsid="00225407"/>
    </style:style>
    <style:style style:name="P103" style:family="paragraph" style:parent-style-name="Heading_20_1" style:list-style-name="">
      <style:text-properties officeooo:rsid="00284316" officeooo:paragraph-rsid="001e4598"/>
    </style:style>
    <style:style style:name="P104" style:family="paragraph" style:parent-style-name="Heading_20_1">
      <style:paragraph-properties fo:break-before="page"/>
      <style:text-properties officeooo:rsid="00284316" officeooo:paragraph-rsid="001e4598"/>
    </style:style>
    <style:style style:name="P105" style:family="paragraph" style:parent-style-name="Heading_20_1">
      <style:paragraph-properties fo:break-before="page"/>
      <style:text-properties officeooo:paragraph-rsid="001d1c6d"/>
    </style:style>
    <style:style style:name="P106" style:family="paragraph" style:parent-style-name="Heading_20_1">
      <style:text-properties officeooo:paragraph-rsid="001d1c6d"/>
    </style:style>
    <style:style style:name="P107" style:family="paragraph" style:parent-style-name="Heading_20_2">
      <style:paragraph-properties fo:break-before="page"/>
      <style:text-properties officeooo:paragraph-rsid="001d1c6d"/>
    </style:style>
    <style:style style:name="P108" style:family="paragraph" style:parent-style-name="Standard" style:list-style-name="L1"/>
    <style:style style:name="P109" style:family="paragraph" style:parent-style-name="Standard" style:list-style-name="L2">
      <style:text-properties officeooo:paragraph-rsid="001d1c6d"/>
    </style:style>
    <style:style style:name="P110" style:family="paragraph" style:parent-style-name="Standard" style:list-style-name="L3">
      <style:text-properties officeooo:rsid="006d6546" officeooo:paragraph-rsid="001d1c6d"/>
    </style:style>
    <style:style style:name="P1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2a6099"/>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align="center" fo:text-indent="0in"/>
    </style:style>
    <style:style style:name="P11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in" fo:margin-right="0in" fo:margin-top="0in" fo:margin-bottom="0in" fo:line-height="100%" fo:text-indent="0in"/>
    </style:style>
    <style:style style:name="P12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end" fo:text-indent="0in"/>
    </style:style>
    <style:style style:name="P125"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officeooo:rsid="0014a4dc"/>
    </style:style>
    <style:style style:name="T2" style:family="text">
      <style:text-properties officeooo:rsid="0019c476"/>
    </style:style>
    <style:style style:name="T3" style:family="text">
      <style:text-properties officeooo:rsid="0019f29f"/>
    </style:style>
    <style:style style:name="T4" style:family="text">
      <style:text-properties officeooo:rsid="00159005"/>
    </style:style>
    <style:style style:name="T5" style:family="text">
      <style:text-properties officeooo:rsid="0010d83d"/>
    </style:style>
    <style:style style:name="T6" style:family="text">
      <style:text-properties officeooo:rsid="001b77b6"/>
    </style:style>
    <style:style style:name="T7" style:family="text">
      <style:text-properties fo:font-weight="normal" style:font-weight-asian="normal" style:font-weight-complex="normal"/>
    </style:style>
    <style:style style:name="T8" style:family="text">
      <style:text-properties fo:font-weight="normal" officeooo:rsid="0016e0bf" style:font-weight-asian="normal" style:font-weight-complex="normal"/>
    </style:style>
    <style:style style:name="T9" style:family="text">
      <style:text-properties fo:font-weight="normal" officeooo:rsid="00133441" style:font-weight-asian="normal" style:font-weight-complex="normal"/>
    </style:style>
    <style:style style:name="T10" style:family="text">
      <style:text-properties fo:font-weight="normal" officeooo:rsid="001ce068" style:font-weight-asian="normal" style:font-weight-complex="normal"/>
    </style:style>
    <style:style style:name="T11" style:family="text">
      <style:text-properties fo:font-weight="normal" officeooo:rsid="00159005" style:font-weight-asian="normal" style:font-weight-complex="normal"/>
    </style:style>
    <style:style style:name="T12" style:family="text">
      <style:text-properties fo:font-weight="normal" officeooo:rsid="0022fafe" style:font-weight-asian="normal" style:font-weight-complex="normal"/>
    </style:style>
    <style:style style:name="T13" style:family="text">
      <style:text-properties fo:font-weight="normal" officeooo:rsid="001e13f9" style:font-weight-asian="normal" style:font-weight-complex="normal"/>
    </style:style>
    <style:style style:name="T14" style:family="text">
      <style:text-properties fo:font-weight="normal" officeooo:rsid="001f6cb1" style:font-weight-asian="normal" style:font-weight-complex="normal"/>
    </style:style>
    <style:style style:name="T15" style:family="text">
      <style:text-properties fo:font-weight="normal" officeooo:rsid="002760d4" style:font-weight-asian="normal" style:font-weight-complex="normal"/>
    </style:style>
    <style:style style:name="T16" style:family="text">
      <style:text-properties fo:font-weight="normal" officeooo:rsid="002d5637" style:font-weight-asian="normal" style:font-weight-complex="normal"/>
    </style:style>
    <style:style style:name="T17" style:family="text">
      <style:text-properties fo:font-weight="normal" officeooo:rsid="0037226a" style:font-weight-asian="normal" style:font-weight-complex="normal"/>
    </style:style>
    <style:style style:name="T18" style:family="text">
      <style:text-properties fo:font-weight="normal" officeooo:rsid="0037b946" style:font-weight-asian="normal" style:font-weight-complex="normal"/>
    </style:style>
    <style:style style:name="T19" style:family="text">
      <style:text-properties officeooo:rsid="001ce068"/>
    </style:style>
    <style:style style:name="T20" style:family="text">
      <style:text-properties officeooo:rsid="0016ebde"/>
    </style:style>
    <style:style style:name="T21" style:family="text">
      <style:text-properties officeooo:rsid="0045868e"/>
    </style:style>
    <style:style style:name="T22" style:family="text">
      <style:text-properties officeooo:rsid="003eba30"/>
    </style:style>
    <style:style style:name="T23" style:family="text">
      <style:text-properties officeooo:rsid="00514645"/>
    </style:style>
    <style:style style:name="T24" style:family="text">
      <style:text-properties officeooo:rsid="004a5a15"/>
    </style:style>
    <style:style style:name="T25" style:family="text">
      <style:text-properties officeooo:rsid="0047de98"/>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3eba30" style:font-weight-asian="bold" style:font-weight-complex="bold"/>
    </style:style>
    <style:style style:name="T29" style:family="text">
      <style:text-properties fo:font-weight="bold" officeooo:rsid="00146b9a" style:font-weight-asian="bold" style:font-weight-complex="bold"/>
    </style:style>
    <style:style style:name="T30" style:family="text">
      <style:text-properties fo:font-weight="bold" officeooo:rsid="00981dec" style:font-weight-asian="bold" style:font-weight-complex="bold"/>
    </style:style>
    <style:style style:name="T31" style:family="text">
      <style:text-properties fo:font-weight="bold" officeooo:rsid="007c0628" style:font-weight-asian="bold" style:font-weight-complex="bold"/>
    </style:style>
    <style:style style:name="T32" style:family="text">
      <style:text-properties fo:font-weight="bold" officeooo:rsid="007d3ec5" style:font-weight-asian="bold" style:font-weight-complex="bold"/>
    </style:style>
    <style:style style:name="T33" style:family="text">
      <style:text-properties fo:font-weight="bold" officeooo:rsid="006dd842" style:font-weight-asian="bold" style:font-weight-complex="bold"/>
    </style:style>
    <style:style style:name="T34" style:family="text">
      <style:text-properties fo:font-weight="bold" officeooo:rsid="0022fafe" style:font-weight-asian="bold" style:font-weight-complex="bold"/>
    </style:style>
    <style:style style:name="T35" style:family="text">
      <style:text-properties fo:font-weight="bold" officeooo:rsid="0039bc5f" style:font-weight-asian="bold" style:font-weight-complex="bold"/>
    </style:style>
    <style:style style:name="T36" style:family="text">
      <style:text-properties officeooo:rsid="003eeeec"/>
    </style:style>
    <style:style style:name="T37" style:family="text">
      <style:text-properties officeooo:rsid="0075aafa"/>
    </style:style>
    <style:style style:name="T38" style:family="text">
      <style:text-properties officeooo:rsid="004b609a"/>
    </style:style>
    <style:style style:name="T39" style:family="text">
      <style:text-properties officeooo:rsid="004cc832"/>
    </style:style>
    <style:style style:name="T40" style:family="text">
      <style:text-properties officeooo:rsid="00490d79"/>
    </style:style>
    <style:style style:name="T41" style:family="text">
      <style:text-properties officeooo:rsid="00500456"/>
    </style:style>
    <style:style style:name="T42" style:family="text">
      <style:text-properties officeooo:rsid="003fc0c1"/>
    </style:style>
    <style:style style:name="T43" style:family="text">
      <style:text-properties officeooo:rsid="004476de"/>
    </style:style>
    <style:style style:name="T44" style:family="text">
      <style:text-properties officeooo:rsid="005aa3a3"/>
    </style:style>
    <style:style style:name="T45" style:family="text">
      <style:text-properties officeooo:rsid="004e6967"/>
    </style:style>
    <style:style style:name="T46" style:family="text">
      <style:text-properties officeooo:rsid="0044c23c"/>
    </style:style>
    <style:style style:name="T47" style:family="text">
      <style:text-properties officeooo:rsid="005c9854"/>
    </style:style>
    <style:style style:name="T48" style:family="text">
      <style:text-properties officeooo:rsid="00146b9a"/>
    </style:style>
    <style:style style:name="T49" style:family="text">
      <style:text-properties officeooo:rsid="0030939d"/>
    </style:style>
    <style:style style:name="T50" style:family="text">
      <style:text-properties officeooo:rsid="0059c822"/>
    </style:style>
    <style:style style:name="T51" style:family="text">
      <style:text-properties officeooo:rsid="0027b6f7"/>
    </style:style>
    <style:style style:name="T52" style:family="text">
      <style:text-properties officeooo:rsid="002d10b6"/>
    </style:style>
    <style:style style:name="T53" style:family="text">
      <style:text-properties officeooo:rsid="0028953d"/>
    </style:style>
    <style:style style:name="T54" style:family="text">
      <style:text-properties officeooo:rsid="002d04f3"/>
    </style:style>
    <style:style style:name="T55" style:family="text">
      <style:text-properties officeooo:rsid="00588d27"/>
    </style:style>
    <style:style style:name="T56" style:family="text">
      <style:text-properties officeooo:rsid="002edd65"/>
    </style:style>
    <style:style style:name="T57" style:family="text">
      <style:text-properties officeooo:rsid="00339cdd"/>
    </style:style>
    <style:style style:name="T58" style:family="text">
      <style:text-properties officeooo:rsid="003561d5"/>
    </style:style>
    <style:style style:name="T59" style:family="text">
      <style:text-properties officeooo:rsid="005dbcf8"/>
    </style:style>
    <style:style style:name="T60" style:family="text">
      <style:text-properties officeooo:rsid="0035a271"/>
    </style:style>
    <style:style style:name="T61" style:family="text">
      <style:text-properties officeooo:rsid="0072faa8"/>
    </style:style>
    <style:style style:name="T62" style:family="text">
      <style:text-properties officeooo:rsid="0035e496"/>
    </style:style>
    <style:style style:name="T63" style:family="text">
      <style:text-properties officeooo:rsid="0035c3aa"/>
    </style:style>
    <style:style style:name="T64" style:family="text">
      <style:text-properties officeooo:rsid="003750c5"/>
    </style:style>
    <style:style style:name="T65" style:family="text">
      <style:text-properties officeooo:rsid="0039487f"/>
    </style:style>
    <style:style style:name="T66" style:family="text">
      <style:text-properties officeooo:rsid="0038b82c"/>
    </style:style>
    <style:style style:name="T67" style:family="text">
      <style:text-properties officeooo:rsid="003afb32"/>
    </style:style>
    <style:style style:name="T68" style:family="text">
      <style:text-properties officeooo:rsid="003b0c78"/>
    </style:style>
    <style:style style:name="T69" style:family="text">
      <style:text-properties officeooo:rsid="005f3f68"/>
    </style:style>
    <style:style style:name="T70" style:family="text">
      <style:text-properties officeooo:rsid="0077725c"/>
    </style:style>
    <style:style style:name="T71" style:family="text">
      <style:text-properties officeooo:rsid="00633f00"/>
    </style:style>
    <style:style style:name="T72" style:family="text">
      <style:text-properties officeooo:rsid="007934ed"/>
    </style:style>
    <style:style style:name="T73" style:family="text">
      <style:text-properties officeooo:rsid="0066037f"/>
    </style:style>
    <style:style style:name="T74" style:family="text">
      <style:text-properties officeooo:rsid="006a8d34"/>
    </style:style>
    <style:style style:name="T75" style:family="text">
      <style:text-properties officeooo:rsid="0066da07"/>
    </style:style>
    <style:style style:name="T76" style:family="text">
      <style:text-properties officeooo:rsid="0068933b"/>
    </style:style>
    <style:style style:name="T77" style:family="text">
      <style:text-properties officeooo:rsid="00737930"/>
    </style:style>
    <style:style style:name="T78" style:family="text">
      <style:text-properties officeooo:rsid="006bf232"/>
    </style:style>
    <style:style style:name="T79" style:family="text">
      <style:text-properties officeooo:rsid="006c7998"/>
    </style:style>
    <style:style style:name="T80" style:family="text">
      <style:text-properties officeooo:rsid="006d6546"/>
    </style:style>
    <style:style style:name="T81" style:family="text">
      <style:text-properties officeooo:rsid="006dd842"/>
    </style:style>
    <style:style style:name="T82" style:family="text">
      <style:text-properties officeooo:rsid="006f0058"/>
    </style:style>
    <style:style style:name="T83" style:family="text">
      <style:text-properties officeooo:rsid="001d469e"/>
    </style:style>
    <style:style style:name="T84" style:family="text">
      <style:text-properties officeooo:rsid="001dbb15"/>
    </style:style>
    <style:style style:name="T85" style:family="text">
      <style:text-properties officeooo:rsid="001e4598"/>
    </style:style>
    <style:style style:name="T86" style:family="text">
      <style:text-properties officeooo:rsid="00284316"/>
    </style:style>
    <style:style style:name="T87" style:family="text">
      <style:text-properties officeooo:rsid="0016e0bf"/>
    </style:style>
    <style:style style:name="T88" style:family="text">
      <style:text-properties officeooo:rsid="0022a738"/>
    </style:style>
    <style:style style:name="T89" style:family="text">
      <style:text-properties officeooo:rsid="0022fafe"/>
    </style:style>
    <style:style style:name="T90" style:family="text">
      <style:text-properties officeooo:rsid="00299df5"/>
    </style:style>
    <style:style style:name="T91" style:family="text">
      <style:text-properties officeooo:rsid="00236d4e"/>
    </style:style>
    <style:style style:name="T92" style:family="text">
      <style:text-properties officeooo:rsid="001f6cb1"/>
    </style:style>
    <style:style style:name="T93" style:family="text">
      <style:text-properties officeooo:rsid="002505bd"/>
    </style:style>
    <style:style style:name="T94" style:family="text">
      <style:text-properties officeooo:rsid="002760d4"/>
    </style:style>
    <style:style style:name="T95" style:family="text">
      <style:text-properties fo:font-style="italic"/>
    </style:style>
    <style:style style:name="T96" style:family="text">
      <style:text-properties officeooo:rsid="002beeac"/>
    </style:style>
    <style:style style:name="T97" style:family="text">
      <style:text-properties officeooo:rsid="002d961a"/>
    </style:style>
    <style:style style:name="T98" style:family="text">
      <style:text-properties officeooo:rsid="00270daf"/>
    </style:style>
    <style:style style:name="T99" style:family="text">
      <style:text-properties officeooo:rsid="002f1601"/>
    </style:style>
    <style:style style:name="T100" style:family="text">
      <style:text-properties officeooo:rsid="0030e4fd"/>
    </style:style>
    <style:style style:name="T101" style:family="text">
      <style:text-properties officeooo:rsid="0032068a"/>
    </style:style>
    <style:style style:name="T102" style:family="text">
      <style:text-properties officeooo:rsid="002252de"/>
    </style:style>
    <style:style style:name="T103" style:family="text">
      <style:text-properties style:use-window-font-color="true" loext:opacity="0%" style:text-underline-style="none"/>
    </style:style>
    <style:style style:name="T104" style:family="text">
      <style:text-properties officeooo:rsid="00361d84"/>
    </style:style>
    <style:style style:name="T105" style:family="text">
      <style:text-properties officeooo:rsid="00380bf5"/>
    </style:style>
    <style:style style:name="T106" style:family="text">
      <style:text-properties officeooo:rsid="00381c63"/>
    </style:style>
    <style:style style:name="T107" style:family="text">
      <style:text-properties officeooo:rsid="001713a9"/>
    </style:style>
    <style:style style:name="T108" style:family="text">
      <style:text-properties officeooo:rsid="0039bc5f"/>
    </style:style>
    <style:style style:name="T10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209in" svg:stroke-color="#3465a4" draw:marker-start=""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dash" draw:stroke-dash="Dash" svg:stroke-width="0.0319in" svg:stroke-color="#3465a4" draw:marker-start="" draw:marker-start-width="0.1272in" draw:marker-start-center="false" draw:marker-end="Arrowheads_20_4" draw:marker-end-width="0.1272in" draw:marker-end-center="false" svg:stroke-linecap="butt" draw:fill="none" draw:fill-color="#729fcf" draw:textarea-horizontal-align="justify" draw:textarea-vertical-align="middle" fo:padding-top="0.0654in" fo:padding-bottom="0.0654in" fo:padding-left="0.1146in" fo:padding-right="0.1146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dash" draw:stroke-dash="Long_20_Dash" svg:stroke-width="0.0209in" svg:stroke-color="#ff8000" draw:marker-start="" draw:marker-start-width="0.1098in" draw:marker-start-center="false" draw:marker-end="Arrowheads_20_2" draw:marker-end-width="0.1098in" draw:marker-end-center="false" svg:stroke-linecap="butt"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7" style:family="graphic">
      <style:graphic-properties draw:stroke="dash" draw:stroke-dash="Long_20_Dash" svg:stroke-width="0.0209in" svg:stroke-color="#ff0000" draw:marker-start="" draw:marker-start-width="0.1098in" draw:marker-start-center="false" draw:marker-end="Arrowheads_20_2" draw:marker-end-width="0.1098in" draw:marker-end-center="false" svg:stroke-linecap="butt"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8" style:family="graphic">
      <style:graphic-properties draw:stroke="dash" draw:stroke-dash="Long_20_Dash" svg:stroke-width="0.0209in" svg:stroke-color="#069a2e" draw:marker-start="" draw:marker-start-width="0.1098in" draw:marker-start-center="false" draw:marker-end="Arrowheads_20_2" draw:marker-end-width="0.1098in" draw:marker-end-center="false" svg:stroke-linecap="butt"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2.0236in" fo:min-width="0.422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1" style:family="graphic">
      <style:graphic-properties draw:stroke="solid" svg:stroke-width="0.0209in" svg:stroke-color="#000000" draw:marker-start=""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4016in" fo:min-width="1.178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4016in" fo:min-width="1.1772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2a6099"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style:writing-mode="lr-tb" style:run-through="foreground"/>
    </style:style>
    <style:style style:name="gr16" style:family="graphic">
      <style:graphic-properties draw:stroke="solid" svg:stroke-width="0.0319in" svg:stroke-color="#3465a4" draw:marker-start="Arrowheads_20_4" draw:marker-start-width="0.1264in" draw:marker-start-center="false" draw:marker-end="Arrowheads_20_4"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654in" fo:min-width="0in"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0654in" fo:min-width="0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dash" draw:stroke-dash="Dash" svg:stroke-width="0.0319in" svg:stroke-color="#3465a4" draw:marker-start="" draw:marker-start-width="0.1272in" draw:marker-start-center="false" draw:marker-end="" draw:marker-end-width="0.1272in" draw:marker-end-center="false" svg:stroke-linecap="butt" draw:fill="none" draw:fill-color="#729fcf" draw:textarea-horizontal-align="justify" draw:textarea-vertical-align="middle" fo:padding-top="0.0654in" fo:padding-bottom="0.0654in" fo:padding-left="0.1146in" fo:padding-right="0.1146in" fo:wrap-option="wrap" draw:shadow="hidden" draw:shadow-offset-x="0.0783in" draw:shadow-offset-y="0.0783in" draw:shadow-color="#808080" style:run-through="foreground"/>
    </style:style>
    <style:style style:name="gr20" style:family="graphic">
      <style:graphic-properties draw:stroke="solid" svg:stroke-width="0.0209in" svg:stroke-color="#ff8000" draw:marker-start=""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9016in" fo:min-width="1.3528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098in" fo:min-width="0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102in" fo:min-width="0in"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091in" fo:min-width="0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083in" fo:min-width="0in"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style:writing-mode="lr-tb"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83in" fo:min-width="1.218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571in" fo:min-width="1.2181in"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291in" fo:min-width="0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291in" fo:min-width="0.2291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dash" draw:stroke-dash="Long_20_Dot" svg:stroke-width="0.0417in" svg:stroke-color="#3465a4" draw:marker-start="Arrowheads_20_3" draw:marker-start-width="0.1409in" draw:marker-start-center="false" draw:marker-end="" draw:marker-end-width="0.1409in" draw:marker-end-center="false" svg:stroke-linecap="butt" draw:fill="none" draw:fill-color="#729fcf" draw:textarea-horizontal-align="justify" draw:textarea-vertical-align="middle" fo:padding-top="0.0693in" fo:padding-bottom="0.0693in" fo:padding-left="0.1189in" fo:padding-right="0.1189in" fo:wrap-option="wrap"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953in" fo:min-width="0in"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0945in" fo:min-width="0in"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6516in" fo:min-width="1.552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016in" fo:min-width="0.302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8" style:family="graphic">
      <style:graphic-properties draw:stroke="solid" svg:stroke-width="0in" svg:stroke-color="#3465a4" draw:marker-start="Arrowheads_20_1" draw:marker-start-width="0.0783in" draw:marker-start-center="false" draw:marker-end="Arrowheads_20_1"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solid" svg:stroke-width="0.0209in" svg:stroke-color="#ffffff" draw:marker-start="" draw:marker-start-width="0.1098in" draw:marker-start-center="false" draw:marker-end="Arrowheads_20_2"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8311in" fo:min-width="1.8028in"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272in" fo:min-width="0.3008in"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3465a4" draw:marker-start="Arrowheads_20_2"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28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style:run-through="foreground"/>
    </style:style>
    <style:style style:name="gr47" style:family="graphic">
      <style:graphic-properties draw:stroke="solid" svg:stroke-width="0.0209in" svg:stroke-color="#168253" draw:marker-start="" draw:marker-start-width="0.1098in" draw:marker-start-center="false" draw:marker-end="Arrowheads_20_1" draw:marker-end-width="0.1492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8" style:family="graphic">
      <style:graphic-properties draw:stroke="solid" svg:stroke-width="0.0138in" svg:stroke-color="#ff0000"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style:run-through="foreground"/>
    </style:style>
    <style:style style:name="gr49" style:family="graphic">
      <style:graphic-properties draw:stroke="soli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047in" fo:min-width="0in"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0209in" svg:stroke-color="#ff0000" draw:marker-start="" draw:marker-start-width="0.1098in" draw:marker-start-center="false" draw:marker-end="Arrowheads_20_1" draw:marker-end-width="0.1492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52" style:family="graphic">
      <style:graphic-properties draw:stroke="solid" svg:stroke-width="0.0209in" svg:stroke-color="#3465a4" draw:marker-start="" draw:marker-start-width="0.1098in" draw:marker-start-center="false" draw:marker-end="Arrowheads_20_1" draw:marker-end-width="0.1492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ssical Mechanics</text:p>
      <text:h text:style-name="P84" text:outline-level="1">Physical State</text:h>
      <text:p text:style-name="P33"><draw:g text:anchor-type="as-char" draw:z-index="2" draw:name="Group object 4" draw:style-name="gr1"><draw:custom-shape draw:style-name="gr41" draw:text-style-name="P114" svg:width="2.0004in" svg:height="1.9303in" svg:x="0in" svg:y="0in"><text:p/><draw:enhanced-geometry svg:viewBox="0 0 21600 21600" draw:type="rectangle" draw:enhanced-path="M 0 0 L 21600 0 21600 21600 0 21600 0 0 Z N"/></draw:custom-shape><draw:line draw:style-name="gr2" draw:text-style-name="P111" svg:x1="0.3031in" svg:y1="0.3618in" svg:x2="0.6059in" svg:y2="0.3618in"><text:p/></draw:line><draw:line draw:style-name="gr2" draw:text-style-name="P111" svg:x1="1.0295in" svg:y1="1.0854in" svg:x2="0.7268in" svg:y2="1.0854in"><text:p/></draw:line><draw:line draw:style-name="gr2" draw:text-style-name="P111" svg:x1="0.3622in" svg:y1="1.4362in" svg:x2="0.3622in" svg:y2="1.7378in"><text:p/></draw:line><draw:line draw:style-name="gr2" draw:text-style-name="P111" svg:x1="1.5154in" svg:y1="1.4445in" svg:x2="1.3638in" svg:y2="1.1835in"><text:p/></draw:line><draw:line draw:style-name="gr2" draw:text-style-name="P111" svg:x1="1.463in" svg:y1="0.4748in" svg:x2="1.6772in" svg:y2="0.2618in"><text:p/></draw:line><draw:custom-shape draw:style-name="gr22" draw:text-style-name="P112" svg:width="0.1217in" svg:height="0.1205in" svg:x="0.2425in" svg:y="0.3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1217in" svg:height="0.1213in" svg:x="0.9693in" svg:y="1.0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1217in" svg:height="0.1213in" svg:x="1.3937in" svg:y="0.4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1213in" svg:height="0.1213in" svg:x="1.4547in" svg:y="1.38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1217in" svg:height="0.1205in" svg:x="0.3028in" svg:y="1.393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When we talk about the physical state, we usually talk about the physical state of a system. <text:s/>Particles moving and colliding are a system, and, each particle has a state before and after the collision. <text:s/>Thus, we can examine the various states of the particles as they move through the system and make predictions about the system using these physical states.</text:p>
      <text:p text:style-name="P6">Every particle in a system can be represented by a point (P) [1] and a vector (v) [2] that denotes it's direction and velocity. <text:s/>We can use this information to build a set of equations, known as equations of the line [3 - 5], to predict where a particle will be at any given moment of time.</text:p>
      <text:p text:style-name="P6">When another force (known as a potential) touches the particle, the vector, which denotes it's direction and velocity, changes. <text:span text:style-name="T93">These changes can be mapped per particle using a path (S), [6]. We will look at how these paths affect our ability to properly measure the state of the system and the particle.</text:span></text:p>
      <text:p text:style-name="P6">As we proceed through this review, we will look at measurements, positions, momentum, centers of mass, reduced mass, density, collisions, kinetic energy, spring force, potential energy, harmonic motion, and the Principle of Least Action.</text:p>
      <text:h text:style-name="P85" text:outline-level="1"><text:soft-page-break/>Measurement</text:h>
      <text:p text:style-name="P10"><draw:g text:anchor-type="as-char" draw:z-index="4" draw:name="Group object 3" draw:style-name="gr1"><draw:custom-shape draw:style-name="gr37" draw:text-style-name="P120" svg:width="0.5004in" svg:height="0.5004in" svg:x="0in" svg:y="0in"><text:p text:style-name="P119"><text:span text:style-name="T109">1</text:span></text:p><draw:enhanced-geometry svg:viewBox="0 0 21600 21600" draw:type="rectangle" draw:enhanced-path="M 0 0 L 21600 0 21600 21600 0 21600 0 0 Z N"/></draw:custom-shape><draw:custom-shape draw:style-name="gr37" draw:text-style-name="P120" svg:width="0.5004in" svg:height="0.5004in" svg:x="0.5118in" svg:y="0in"><text:p text:style-name="P119"><text:span text:style-name="T109">2</text:span></text:p><draw:enhanced-geometry svg:viewBox="0 0 21600 21600" draw:type="rectangle" draw:enhanced-path="M 0 0 L 21600 0 21600 21600 0 21600 0 0 Z N"/></draw:custom-shape><draw:custom-shape draw:style-name="gr37" draw:text-style-name="P120" svg:width="0.5004in" svg:height="0.5004in" svg:x="1.0236in" svg:y="0in"><text:p text:style-name="P119"><text:span text:style-name="T109">3</text:span></text:p><draw:enhanced-geometry svg:viewBox="0 0 21600 21600" draw:type="rectangle" draw:enhanced-path="M 0 0 L 21600 0 21600 21600 0 21600 0 0 Z N"/></draw:custom-shape><draw:custom-shape draw:style-name="gr37" draw:text-style-name="P120" svg:width="0.5004in" svg:height="0.5004in" svg:x="1.5354in" svg:y="0in"><text:p text:style-name="P119"><text:span text:style-name="T109">4</text:span></text:p><draw:enhanced-geometry svg:viewBox="0 0 21600 21600" draw:type="rectangle" draw:enhanced-path="M 0 0 L 21600 0 21600 21600 0 21600 0 0 Z N"/></draw:custom-shape><draw:custom-shape draw:style-name="gr37" draw:text-style-name="P120" svg:width="0.5004in" svg:height="0.5004in" svg:x="2.0457in" svg:y="0in"><text:p text:style-name="P119"><text:span text:style-name="T109">5</text:span></text:p><draw:enhanced-geometry svg:viewBox="0 0 21600 21600" draw:type="rectangle" draw:enhanced-path="M 0 0 L 21600 0 21600 21600 0 21600 0 0 Z N"/></draw:custom-shape><draw:custom-shape draw:style-name="gr37" draw:text-style-name="P120" svg:width="0.5004in" svg:height="0.5004in" svg:x="2.5591in" svg:y="0in"><text:p text:style-name="P119"><text:span text:style-name="T109">6</text:span></text:p><draw:enhanced-geometry svg:viewBox="0 0 21600 21600" draw:type="rectangle" draw:enhanced-path="M 0 0 L 21600 0 21600 21600 0 21600 0 0 Z N"/></draw:custom-shape><draw:custom-shape draw:style-name="gr37" draw:text-style-name="P120" svg:width="0.5004in" svg:height="0.5004in" svg:x="3.0709in" svg:y="0in"><text:p text:style-name="P119"><text:span text:style-name="T109">7</text:span></text:p><draw:enhanced-geometry svg:viewBox="0 0 21600 21600" draw:type="rectangle" draw:enhanced-path="M 0 0 L 21600 0 21600 21600 0 21600 0 0 Z N"/></draw:custom-shape><draw:custom-shape draw:style-name="gr37" draw:text-style-name="P120" svg:width="0.5004in" svg:height="0.5004in" svg:x="3.5827in" svg:y="0in"><text:p text:style-name="P119"><text:span text:style-name="T109">8</text:span></text:p><draw:enhanced-geometry svg:viewBox="0 0 21600 21600" draw:type="rectangle" draw:enhanced-path="M 0 0 L 21600 0 21600 21600 0 21600 0 0 Z N"/></draw:custom-shape><draw:line draw:style-name="gr38" draw:text-style-name="P111" svg:x1="0.2496in" svg:y1="0.6244in" svg:x2="0.7496in" svg:y2="0.6244in"><text:p/></draw:line><draw:custom-shape draw:style-name="gr3" draw:text-style-name="P112" svg:width="0.2504in" svg:height="0.2504in" svg:x="0.3217in" svg:y="0.12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118" svg:width="0.5004in" svg:height="0.387in" svg:x="0.25in" svg:y="0.6311in"><draw:text-box><text:p text:style-name="P117"><text:span text:style-name="T109">Δx</text:span></text:p></draw:text-box></draw:frame></draw:g></text:p>
      <text:p text:style-name="P63">To quickly review we have different ways to measure position (x) meters, volume (x, y, z) in grams or pressure, kinetic energy in temperature (T), and gravity's pull in acceleration (g).</text:p>
      <text:p text:style-name="P57"><text:span text:style-name="T94">Let's measure a stationary particle, for now.</text:span> <text:span text:style-name="T94">The simplest way is to use a ruler with incremental markings that are some (Δx) units apart. <text:s/>In most cases we choose to measure in 1D along the x-axis. But 2D (x, y) and in 3D (x, y, z) are used as well. <text:s/>We start with the Cartesian coordinate system, but could easily use the cylindrical and polar coordinate system, as well. (r, t, z) and (r, t, u) respectively. </text:span><text:span text:style-name="T3">If all </text:span><text:span text:style-name="T94">units of measure</text:span><text:span text:style-name="T3"> </text:span><text:span text:style-name="T94">(a cell) </text:span><text:span text:style-name="T3">are homogeneous (the same), then the </text:span><text:span text:style-name="T94">width</text:span><text:span text:style-name="T3"> from the center of one cell to the next is the same length. <text:s/>Thus, we can say that a particle is in cell 1 or 2 or 3 and so on</text:span><text:span text:style-name="T94">, [1 - 5], whether the cell is square, circular, or spherical. [6 - 7]</text:span></text:p>
      <text:p text:style-name="P9">In this example, a particle <text:span text:style-name="T94">is said to </text:span>occupy a cell <text:span text:style-name="T94">within a certain level of confidence, because, as depicted, the object is not exactly in cell 1 or cell 2. </text:span></text:p>
      <text:p text:style-name="P81">x = 1.00 +/- 1/2</text:p>
      <text:p text:style-name="P63">An obvious extension to our thought experiment is, how small can we make our ruler? While we can make it smaller, is there a practical or physical limit that will restrict us?</text:p>
      <text:p text:style-name="P63"/>
      <text:h text:style-name="P86" text:outline-level="1"><text:soft-page-break/>Position</text:h>
      <text:p text:style-name="P27"><draw:g text:anchor-type="as-char" draw:z-index="8" draw:name="Group object 11" draw:style-name="gr1"><draw:custom-shape draw:style-name="gr21" draw:text-style-name="P114" svg:width="1.5504in" svg:height="1.0004in" svg:x="0in" svg:y="0in"><text:p/><draw:enhanced-geometry svg:viewBox="0 0 21600 21600" draw:type="rectangle" draw:enhanced-path="M 0 0 L 21600 0 21600 21600 0 21600 0 0 Z N"/></draw:custom-shape><draw:custom-shape draw:style-name="gr33" draw:text-style-name="P112" svg:width="0.2717in" svg:height="0.2732in" svg:x="0.5409in" svg:y="0.3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12" svg:width="0.2717in" svg:height="0.2724in" svg:x="0.6472in" svg:y="0.4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2717in" svg:height="0.2732in" svg:x="0.6472in" svg:y="0.3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2724in" svg:height="0.2732in" svg:x="0.7882in" svg:y="0.3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2717in" svg:height="0.2732in" svg:x="0.7417in" svg:y="0.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112" svg:width="0.2717in" svg:height="0.2724in" svg:x="0.7417in" svg:y="0.2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2724in" svg:height="0.2732in" svg:x="0.4693in" svg:y="0.2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112" svg:width="0.2724in" svg:height="0.2732in" svg:x="0.5063in" svg:y="0.5283in"><text:p/><draw:enhanced-geometry svg:viewBox="0 0 21600 21600" draw:glue-points="10800 0 3163 3163 0 10800 3163 18437 10800 21600 18437 18437 21600 10800 18437 3163" draw:text-areas="3163 3163 18437 18437" draw:type="ellipse" draw:enhanced-path="U 10800 10800 10800 10800 0 360 Z N"/></draw:custom-shape></draw:g><text:span text:style-name="T94"><text:s text:c="2"/></text:span><draw:g text:anchor-type="as-char" draw:z-index="7" draw:name="Group object 9" draw:style-name="gr1"><draw:custom-shape draw:style-name="gr21" draw:text-style-name="P114" svg:width="1.5504in" svg:height="1.0004in" svg:x="0in" svg:y="0in"><text:p/><draw:enhanced-geometry svg:viewBox="0 0 21600 21600" draw:type="rectangle" draw:enhanced-path="M 0 0 L 21600 0 21600 21600 0 21600 0 0 Z N"/></draw:custom-shape><draw:line draw:style-name="gr5" draw:text-style-name="P111" svg:x1="0.1878in" svg:y1="0.2929in" svg:x2="0.4228in" svg:y2="0.1043in"><text:p/></draw:line><draw:line draw:style-name="gr5" draw:text-style-name="P111" svg:x1="0.7984in" svg:y1="0.1043in" svg:x2="0.4228in" svg:y2="0.1043in"><text:p/></draw:line><draw:line draw:style-name="gr5" draw:text-style-name="P111" svg:x1="0.7984in" svg:y1="0.1043in" svg:x2="0.9862in" svg:y2="0.2457in"><text:p/></draw:line><draw:line draw:style-name="gr5" draw:text-style-name="P111" svg:x1="0.2819in" svg:y1="0.6701in" svg:x2="0.1878in" svg:y2="0.2929in"><text:p/></draw:line><draw:line draw:style-name="gr5" draw:text-style-name="P111" svg:x1="0.9862in" svg:y1="0.2457in" svg:x2="1.0331in" svg:y2="0.4343in"><text:p/></draw:line><draw:line draw:style-name="gr5" draw:text-style-name="P111" svg:x1="0.9394in" svg:y1="0.6228in" svg:x2="1.0335in" svg:y2="0.4815in"><text:p/></draw:line><draw:line draw:style-name="gr5" draw:text-style-name="P111" svg:x1="0.9394in" svg:y1="0.6228in" svg:x2="0.6575in" svg:y2="0.7642in"><text:p/></draw:line><draw:line draw:style-name="gr5" draw:text-style-name="P111" svg:x1="0.3287in" svg:y1="0.6701in" svg:x2="0.6575in" svg:y2="0.7642in"><text:p/></draw:line><draw:custom-shape draw:style-name="gr22" draw:text-style-name="P112" svg:width="0.0949in" svg:height="0.0949in" svg:x="0.1283in" svg:y="0.2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9in" svg:height="0.0949in" svg:x="0.9417in" svg:y="0.1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7516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9839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3756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2346in" svg:y="0.6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9075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9in" svg:height="0.0941in" svg:x="0.6102in" svg:y="0.7173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7"/>
      <text:p text:style-name="P64">Now that we have a standard method to measure a stationary particle, we need a method to measure a <text:span text:style-name="T94">moving </text:span>particle in a system<text:span text:style-name="T94"> at a constant velocity</text:span>. <text:s/>In reality, most particles aren't stationary, even those that we think are not moving are vibrating.<text:span text:style-name="T94"> </text:span><text:span text:style-name="T6">As a particle moves through a system, it's physical position </text:span><text:span text:style-name="T94">(x, y) </text:span><text:span text:style-name="T6">can be </text:span><text:span text:style-name="T94">predicted</text:span><text:span text:style-name="T6"> using the equation</text:span><text:span text:style-name="T94">s</text:span><text:span text:style-name="T6"> </text:span><text:span text:style-name="T94">of a </text:span><text:span text:style-name="T6">line [4 - 6]. <text:s/></text:span></text:p>
      <text:p text:style-name="P63">For a particle that is moving in a circle, or vibrating about it's center of axis, we may get a different readings for its position (x,y) because, our measurement is based on a unit of time. <text:s/>This is not reflected in our equations [4 - 6], since the equations are based on increments of time (Δt).</text:p>
      <text:p text:style-name="P66"><text:span text:style-name="T94">If</text:span> both space and time are continuous, how would we determine if a particle is in (x1 or x2)?<text:span text:style-name="T94"> This uncertainty is a conundrum. </text:span></text:p>
      <text:p text:style-name="P57"><text:span text:style-name="T94">So</text:span>, how precisely can we measure <text:span text:style-name="T94">a particle under these conditions:</text:span></text:p>
      <text:p text:style-name="P63"><text:tab/>The particle is moving in the system</text:p>
      <text:p text:style-name="P63"><text:tab/>The unit of measurement is shrinking</text:p>
      <text:p text:style-name="P63"><text:tab/>The increment of time is shrinking</text:p>
      <text:p text:style-name="P65"/>
      <text:h text:style-name="P92" text:outline-level="1"/>
      <text:h text:style-name="P87" text:outline-level="1"><text:span text:style-name="T87">Uncertainty</text:span><text:span text:style-name="T20"> of </text:span><text:span text:style-name="T19">Position</text:span></text:h>
      <text:p text:style-name="P11"><draw:g text:anchor-type="as-char" svg:y="-1.0008in" draw:z-index="9" draw:name="Group object 7" draw:style-name="gr27"><draw:custom-shape draw:style-name="gr28" draw:text-style-name="P113" svg:width="2.0004in" svg:height="0.363in" draw:transform="rotate (1.5707963267949) translate (2.06736111111111in 2.000092957130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113" svg:width="2.0004in" svg:height="0.3614in" draw:transform="rotate (1.5707963267949) translate (0.814583333333333in 2.000092957130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 draw:text-style-name="P112" svg:width="0.1831in" svg:height="0.1807in" draw:transform="rotate (1.5707963267949) translate (2.08055555555556in 1.11914370078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113" svg:width="0.6031in" svg:height="0.1807in" draw:transform="rotate (1.5707963267949) translate (0in 1.363981846019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2.1717in" svg:y1="1.0449in" svg:x2="0.078in" svg:y2="1.028in"><text:p/></draw:line><draw:line draw:style-name="gr32" draw:text-style-name="P111" svg:x1="0.9953in" svg:y1="1.9091in" svg:x2="2.0807in" svg:y2="1.0909in"><text:p/></draw:line><draw:line draw:style-name="gr32" draw:text-style-name="P111" svg:x1="0.9953in" svg:y1="0.1748in" svg:x2="2.0807in" svg:y2="0.9929in"><text:p/></draw:line><draw:line draw:style-name="gr32" draw:text-style-name="P111" svg:x1="0.0906in" svg:y1="1.1819in" svg:x2="0.9953in" svg:y2="1.9091in"><text:p/></draw:line><draw:line draw:style-name="gr32" draw:text-style-name="P111" svg:x1="0.0909in" svg:y1="0.9067in" svg:x2="0.9957in" svg:y2="0.1795in"><text:p/></draw:line></draw:g></text:p>
      <text:p text:style-name="P63">Heisenberg determined how small the measurement can be by identifying the constituent parts we use to measure with:</text:p>
      <text:list text:style-name="L1">
        <text:list-item>
          <text:p text:style-name="P108">The object</text:p>
        </text:list-item>
        <text:list-item>
          <text:p text:style-name="P108">Light reflected off the object</text:p>
        </text:list-item>
        <text:list-item>
          <text:p text:style-name="P108">The resolving power of the lens</text:p>
        </text:list-item>
        <text:list-item>
          <text:p text:style-name="P108">The observing screen</text:p>
        </text:list-item>
      </text:list>
      <text:p text:style-name="P63">A microscope bounces a beam of light off an object, and focuses the beam onto a screen for the observer to see. </text:p>
      <text:p text:style-name="P66"><text:span text:style-name="T19">U</text:span>sing <text:span text:style-name="T8">Heisenberg's</text:span> Microscope<text:span text:style-name="T19">, we can build a relationship between</text:span><text:span text:style-name="T94"> width of the object (</text:span><text:span text:style-name="T10">Δ</text:span><text:span text:style-name="T8">x</text:span><text:span text:style-name="T94">),</text:span><text:span text:style-name="T19"> the wavelength of light (</text:span><text:span text:style-name="T4">λ</text:span><text:span text:style-name="T19">), the resolving power of the lens, and the minimum angel (</text:span><text:span text:style-name="T9">θ</text:span><text:span text:style-name="T10">)</text:span><text:span text:style-name="T15">, [1 - 2]</text:span><text:span text:style-name="T10">. <text:s/></text:span></text:p>
      <text:p text:style-name="P67"><text:span text:style-name="T15">T</text:span><text:span text:style-name="T7">he </text:span><text:span text:style-name="T15">first </text:span><text:span text:style-name="T7">relationship </text:span><text:span text:style-name="T15">is </text:span><text:span text:style-name="T7">between the angel (</text:span><text:span text:style-name="T9">θ</text:span><text:span text:style-name="T7">)</text:span><text:span text:style-name="T15">,</text:span><text:span text:style-name="T7"> the distance from the lens </text:span><text:span text:style-name="T15">(L) </text:span><text:span text:style-name="T7">to the cell</text:span><text:span text:style-name="T15">, and the width of the cell (</text:span><text:span text:style-name="T7">Δ</text:span><text:span text:style-name="T8">x</text:span><text:span text:style-name="T15">),</text:span><text:span text:style-name="T7"> [1]. The </text:span><text:span text:style-name="T15">second </text:span><text:span text:style-name="T7">relationship</text:span><text:span text:style-name="T15"> is</text:span><text:span text:style-name="T7"> </text:span><text:span text:style-name="T15">between</text:span><text:span text:style-name="T7"> the minimum angle (</text:span><text:span text:style-name="T9">θ</text:span><text:span text:style-name="T15">-min</text:span><text:span text:style-name="T7">)</text:span><text:span text:style-name="T15"> </text:span><text:span text:style-name="T7">that the light (</text:span><text:span text:style-name="T11">λ</text:span><text:span text:style-name="T7">)</text:span><text:span text:style-name="T15"> </text:span><text:span text:style-name="T7">can be resolved by the lens</text:span><text:span text:style-name="T15"> width (D)</text:span><text:span text:style-name="T7">, [2]. <text:s/>By setting these two equations equal to each other, we can solve for the relationship between the wave</text:span><text:span text:style-name="T15"> </text:span><text:span text:style-name="T7">length (</text:span><text:span text:style-name="T11">λ</text:span><text:span text:style-name="T7">) and the angel</text:span><text:span text:style-name="T15"> </text:span><text:span text:style-name="T7">(</text:span><text:span text:style-name="T9">θ</text:span><text:span text:style-name="T15">-min</text:span><text:span text:style-name="T7">), in relation to the width of the grid</text:span><text:span text:style-name="T15"> (</text:span><text:span text:style-name="T7">Δ</text:span><text:span text:style-name="T8">x</text:span><text:span text:style-name="T15">)</text:span><text:span text:style-name="T7">, [3 - 6]. <text:s/></text:span></text:p>
      <text:p text:style-name="P67"><text:span text:style-name="T7">This relationship tells us, that </text:span><text:span text:style-name="T15">the</text:span><text:span text:style-name="T7"> width of the grid </text:span><text:span text:style-name="T15">(</text:span><text:span text:style-name="T7">Δ</text:span><text:span text:style-name="T8">x</text:span><text:span text:style-name="T15">) is constrained by the </text:span><text:span text:style-name="T7">wavelength (</text:span><text:span text:style-name="T11">λ</text:span><text:span text:style-name="T7">)</text:span><text:span text:style-name="T15"> </text:span><text:span text:style-name="T7">we use</text:span><text:span text:style-name="T15">.</text:span></text:p>
      <text:h text:style-name="Heading_20_1" text:outline-level="1"><text:soft-page-break/>Center of Mass</text:h>
      <text:p text:style-name="P28"><draw:g text:anchor-type="as-char" draw:z-index="5" draw:name="Group object 8" draw:style-name="gr1"><draw:custom-shape draw:style-name="gr23" draw:text-style-name="P112" svg:width="0.1531in" svg:height="0.1531in" svg:x="0.3055in" svg:y="0.3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0.4583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305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1772in" svg:y="0.4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45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6028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45in" svg:y="0.2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322in" svg:y="0.2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7402in" svg:y="0.3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8929in" svg:y="0.3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7402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6118in" svg:y="0.3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8929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1.0457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8929in" svg:y="0.2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7646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9173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1.0709in" svg:y="0.6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0.9173in" svg:y="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7898in" svg:y="0.6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0961in" svg:y1="0in" svg:x2="0.0961in" svg:y2="0.9114in"><text:p/></draw:line><draw:line draw:style-name="gr5" draw:text-style-name="P111" svg:x1="0.0961in" svg:y1="0.9142in" svg:x2="1.3201in" svg:y2="0.9142in"><text:p/></draw:line><draw:line draw:style-name="gr5" draw:text-style-name="P111" svg:x1="0in" svg:y1="0.0437in" svg:x2="0.0764in" svg:y2="0.0437in"><text:p/></draw:line><draw:line draw:style-name="gr5" draw:text-style-name="P111" svg:x1="0in" svg:y1="0.1886in" svg:x2="0.0764in" svg:y2="0.1886in"><text:p/></draw:line><draw:line draw:style-name="gr5" draw:text-style-name="P111" svg:x1="0.0004in" svg:y1="0.3331in" svg:x2="0.0768in" svg:y2="0.3331in"><text:p/></draw:line><draw:line draw:style-name="gr5" draw:text-style-name="P111" svg:x1="0.0004in" svg:y1="0.478in" svg:x2="0.0768in" svg:y2="0.478in"><text:p/></draw:line><draw:line draw:style-name="gr5" draw:text-style-name="P111" svg:x1="0.0008in" svg:y1="0.6224in" svg:x2="0.0772in" svg:y2="0.6224in"><text:p/></draw:line><draw:line draw:style-name="gr5" draw:text-style-name="P111" svg:x1="0.0012in" svg:y1="0.7673in" svg:x2="0.0776in" svg:y2="0.7673in"><text:p/></draw:line><draw:line draw:style-name="gr5" draw:text-style-name="P111" svg:x1="0.0012in" svg:y1="0.9118in" svg:x2="0.0776in" svg:y2="0.9118in"><text:p/></draw:line><draw:line draw:style-name="gr5" draw:text-style-name="P111" svg:x1="0.1118in" svg:y1="0.998in" svg:x2="0.1118in" svg:y2="0.9217in"><text:p/></draw:line><draw:line draw:style-name="gr5" draw:text-style-name="P111" svg:x1="0.2563in" svg:y1="0.9984in" svg:x2="0.2563in" svg:y2="0.922in"><text:p/></draw:line><draw:line draw:style-name="gr5" draw:text-style-name="P111" svg:x1="0.4012in" svg:y1="0.9984in" svg:x2="0.4012in" svg:y2="0.922in"><text:p/></draw:line><draw:line draw:style-name="gr5" draw:text-style-name="P111" svg:x1="0.5457in" svg:y1="0.9988in" svg:x2="0.5457in" svg:y2="0.9224in"><text:p/></draw:line><draw:line draw:style-name="gr5" draw:text-style-name="P111" svg:x1="0.6902in" svg:y1="0.9992in" svg:x2="0.6902in" svg:y2="0.9228in"><text:p/></draw:line><draw:line draw:style-name="gr5" draw:text-style-name="P111" svg:x1="0.8346in" svg:y1="0.9992in" svg:x2="0.8346in" svg:y2="0.9228in"><text:p/></draw:line><draw:line draw:style-name="gr5" draw:text-style-name="P111" svg:x1="0.9791in" svg:y1="0.9996in" svg:x2="0.9791in" svg:y2="0.9232in"><text:p/></draw:line><draw:line draw:style-name="gr5" draw:text-style-name="P111" svg:x1="1.124in" svg:y1="0.9996in" svg:x2="1.124in" svg:y2="0.9232in"><text:p/></draw:line><draw:line draw:style-name="gr5" draw:text-style-name="P111" svg:x1="1.2685in" svg:y1="1in" svg:x2="1.2685in" svg:y2="0.9236in"><text:p/></draw:line></draw:g><text:span text:style-name="T94"><text:s text:c="2"/></text:span></text:p>
      <text:p text:style-name="P63">In talking about position, we mentioned that a stationary particle vibrates, and thus it's exact location is indeterminate. <text:s/>If we expand this concept for a group of particles: gas, crystal, water, or a rock, and we ask, where is its center at? <text:s/>But this leads to two questions .. center of the object or center of mass? </text:p>
      <text:p text:style-name="P63">We will only discuss the center of mass in this book, from this point forward. <text:s/>It is being discussed now, because, the concepts presented here are used later when we discuss probability.</text:p>
      <text:p text:style-name="P55">In most cases when we deal with a large object or gas cloud, <text:span text:style-name="T94">we want to know where the center of mass is. <text:s/>This is because we may choose to treat an bunch of molecules as a single object moving in space, or we may choose to treat them as individual objects independent of each other.</text:span></text:p>
      <text:p text:style-name="P63">To find the center of mass, we could experimentally balance the object until we find it, or we could count the number of atoms in each cell (x, y, z), or we could calculate it. <text:s/>For our purposes, we calculate it.</text:p>
      <text:p text:style-name="P63">First we will break the object into parts along a grid of width (<text:span text:style-name="T8">Δx</text:span><text:span text:style-name="T7">), and then sum all the mass (M) we find in each grid, [1]. <text:s/>Then we will sum the mass along each axis of interest .. (x, y, z) .. [2 - 4]. <text:s/>Then the individual masses are divided by the total mass (M), [5 - 7]. <text:s/>Additionally, we could calculate the mass using spherical shells (r), [7].</text:span></text:p>
      <text:p text:style-name="P63"/>
      <text:h text:style-name="P97" text:outline-level="1"><text:soft-page-break/><text:span text:style-name="T91">Density</text:span></text:h>
      <text:p text:style-name="P58"><draw:g text:anchor-type="as-char" draw:z-index="11" draw:name="Group object 13" draw:style-name="gr1"><draw:custom-shape draw:style-name="gr23" draw:text-style-name="P112" svg:width="0.1531in" svg:height="0.1531in" svg:x="0.3055in" svg:y="0.3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0.4583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305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1772in" svg:y="0.4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45in" svg:y="0.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6028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45in" svg:y="0.2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322in" svg:y="0.2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7402in" svg:y="0.3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8929in" svg:y="0.3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7402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6118in" svg:y="0.3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8929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1.0457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8929in" svg:y="0.2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0.7646in" svg:y="0.1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9in" svg:height="0.1539in" svg:x="0.9173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112" svg:width="0.1531in" svg:height="0.1539in" svg:x="1.0709in" svg:y="0.6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9in" svg:height="0.1531in" svg:x="0.9173in" svg:y="0.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531in" svg:height="0.1531in" svg:x="0.7898in" svg:y="0.6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0961in" svg:y1="0in" svg:x2="0.0961in" svg:y2="0.9114in"><text:p/></draw:line><draw:line draw:style-name="gr5" draw:text-style-name="P111" svg:x1="0.0961in" svg:y1="0.9142in" svg:x2="1.3201in" svg:y2="0.9142in"><text:p/></draw:line><draw:line draw:style-name="gr5" draw:text-style-name="P111" svg:x1="0in" svg:y1="0.0437in" svg:x2="0.0764in" svg:y2="0.0437in"><text:p/></draw:line><draw:line draw:style-name="gr5" draw:text-style-name="P111" svg:x1="0in" svg:y1="0.1886in" svg:x2="0.0764in" svg:y2="0.1886in"><text:p/></draw:line><draw:line draw:style-name="gr5" draw:text-style-name="P111" svg:x1="0.0004in" svg:y1="0.3331in" svg:x2="0.0768in" svg:y2="0.3331in"><text:p/></draw:line><draw:line draw:style-name="gr5" draw:text-style-name="P111" svg:x1="0.0004in" svg:y1="0.478in" svg:x2="0.0768in" svg:y2="0.478in"><text:p/></draw:line><draw:line draw:style-name="gr5" draw:text-style-name="P111" svg:x1="0.0008in" svg:y1="0.6224in" svg:x2="0.0772in" svg:y2="0.6224in"><text:p/></draw:line><draw:line draw:style-name="gr5" draw:text-style-name="P111" svg:x1="0.0012in" svg:y1="0.7673in" svg:x2="0.0776in" svg:y2="0.7673in"><text:p/></draw:line><draw:line draw:style-name="gr5" draw:text-style-name="P111" svg:x1="0.0012in" svg:y1="0.9118in" svg:x2="0.0776in" svg:y2="0.9118in"><text:p/></draw:line><draw:line draw:style-name="gr5" draw:text-style-name="P111" svg:x1="0.1118in" svg:y1="0.998in" svg:x2="0.1118in" svg:y2="0.9217in"><text:p/></draw:line><draw:line draw:style-name="gr5" draw:text-style-name="P111" svg:x1="0.2563in" svg:y1="0.9984in" svg:x2="0.2563in" svg:y2="0.922in"><text:p/></draw:line><draw:line draw:style-name="gr5" draw:text-style-name="P111" svg:x1="0.4012in" svg:y1="0.9984in" svg:x2="0.4012in" svg:y2="0.922in"><text:p/></draw:line><draw:line draw:style-name="gr5" draw:text-style-name="P111" svg:x1="0.5457in" svg:y1="0.9988in" svg:x2="0.5457in" svg:y2="0.9224in"><text:p/></draw:line><draw:line draw:style-name="gr5" draw:text-style-name="P111" svg:x1="0.6902in" svg:y1="0.9992in" svg:x2="0.6902in" svg:y2="0.9228in"><text:p/></draw:line><draw:line draw:style-name="gr5" draw:text-style-name="P111" svg:x1="0.8346in" svg:y1="0.9992in" svg:x2="0.8346in" svg:y2="0.9228in"><text:p/></draw:line><draw:line draw:style-name="gr5" draw:text-style-name="P111" svg:x1="0.9791in" svg:y1="0.9996in" svg:x2="0.9791in" svg:y2="0.9232in"><text:p/></draw:line><draw:line draw:style-name="gr5" draw:text-style-name="P111" svg:x1="1.124in" svg:y1="0.9996in" svg:x2="1.124in" svg:y2="0.9232in"><text:p/></draw:line><draw:line draw:style-name="gr5" draw:text-style-name="P111" svg:x1="1.2685in" svg:y1="1in" svg:x2="1.2685in" svg:y2="0.9236in"><text:p/></draw:line></draw:g><text:span text:style-name="T94"><text:s text:c="2"/></text:span><draw:g text:anchor-type="as-char" draw:z-index="10" draw:name="Group object 12" draw:style-name="gr1"><draw:custom-shape draw:style-name="gr25" draw:text-style-name="P112" svg:width="0.1504in" svg:height="0.1512in" svg:x="0.2992in" svg:y="0.39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12" svg:width="0.1504in" svg:height="0.1512in" svg:x="0.4492in" svg:y="0.4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2992in" svg:y="0.5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1736in" svg:y="0.4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4409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6854in" svg:y="0.1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4409in" svg:y="0.3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3154in" svg:y="0.2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8189in" svg:y="0.2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496in" svg:height="0.1504in" svg:x="1.0165in" svg:y="0.4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8665in" svg:y="0.4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6937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9689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1.1189in" svg:y="0.0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9689in" svg:y="0.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843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1.0402in" svg:y="0.5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1.1902in" svg:y="0.6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1.0402in" svg:y="0.7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112" svg:width="0.1504in" svg:height="0.1504in" svg:x="0.9154in" svg:y="0.65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0941in" svg:y1="0.0197in" svg:x2="0.0941in" svg:y2="0.913in"><text:p/></draw:line><draw:line draw:style-name="gr5" draw:text-style-name="P111" svg:x1="0.0941in" svg:y1="0.9157in" svg:x2="1.2933in" svg:y2="0.9157in"><text:p/></draw:line><draw:line draw:style-name="gr5" draw:text-style-name="P111" svg:x1="0in" svg:y1="0.0626in" svg:x2="0.0748in" svg:y2="0.0626in"><text:p/></draw:line><draw:line draw:style-name="gr5" draw:text-style-name="P111" svg:x1="0in" svg:y1="0.2043in" svg:x2="0.0748in" svg:y2="0.2043in"><text:p/></draw:line><draw:line draw:style-name="gr5" draw:text-style-name="P111" svg:x1="0.0004in" svg:y1="0.3465in" svg:x2="0.0752in" svg:y2="0.3465in"><text:p/></draw:line><draw:line draw:style-name="gr5" draw:text-style-name="P111" svg:x1="0.0004in" svg:y1="0.4882in" svg:x2="0.0752in" svg:y2="0.4882in"><text:p/></draw:line><draw:line draw:style-name="gr5" draw:text-style-name="P111" svg:x1="0.0008in" svg:y1="0.6299in" svg:x2="0.0756in" svg:y2="0.6299in"><text:p/></draw:line><draw:line draw:style-name="gr5" draw:text-style-name="P111" svg:x1="0.0012in" svg:y1="0.7717in" svg:x2="0.076in" svg:y2="0.7717in"><text:p/></draw:line><draw:line draw:style-name="gr5" draw:text-style-name="P111" svg:x1="0.0012in" svg:y1="0.9134in" svg:x2="0.076in" svg:y2="0.9134in"><text:p/></draw:line><draw:line draw:style-name="gr5" draw:text-style-name="P111" svg:x1="0.1094in" svg:y1="0.998in" svg:x2="0.1094in" svg:y2="0.9232in"><text:p/></draw:line><draw:line draw:style-name="gr5" draw:text-style-name="P111" svg:x1="0.2512in" svg:y1="0.998in" svg:x2="0.2512in" svg:y2="0.9232in"><text:p/></draw:line><draw:line draw:style-name="gr5" draw:text-style-name="P111" svg:x1="0.3929in" svg:y1="0.9984in" svg:x2="0.3929in" svg:y2="0.9236in"><text:p/></draw:line><draw:line draw:style-name="gr5" draw:text-style-name="P111" svg:x1="0.5346in" svg:y1="0.9988in" svg:x2="0.5346in" svg:y2="0.924in"><text:p/></draw:line><draw:line draw:style-name="gr5" draw:text-style-name="P111" svg:x1="0.676in" svg:y1="0.9988in" svg:x2="0.676in" svg:y2="0.924in"><text:p/></draw:line><draw:line draw:style-name="gr5" draw:text-style-name="P111" svg:x1="0.8177in" svg:y1="0.9992in" svg:x2="0.8177in" svg:y2="0.9244in"><text:p/></draw:line><draw:line draw:style-name="gr5" draw:text-style-name="P111" svg:x1="0.9594in" svg:y1="0.9992in" svg:x2="0.9594in" svg:y2="0.9244in"><text:p/></draw:line><draw:line draw:style-name="gr5" draw:text-style-name="P111" svg:x1="1.1012in" svg:y1="0.9996in" svg:x2="1.1012in" svg:y2="0.9248in"><text:p/></draw:line><draw:line draw:style-name="gr5" draw:text-style-name="P111" svg:x1="1.2425in" svg:y1="1in" svg:x2="1.2425in" svg:y2="0.9252in"><text:p/></draw:line></draw:g></text:p>
      <text:p text:style-name="P63">Density (d), [3 - 4], is based on the amount of mass (M), [1], that the object occupies per unit volume (V), [2].</text:p>
      <text:p text:style-name="P63">As depicted above, two object are presented with the same mass (M), however, the left object is more dense than the right, due to the amount of volume (V) they occupy.</text:p>
      <text:p text:style-name="P68">With this information we can calculate the Center of Mass and Moments of Inertia. </text:p>
      <text:p text:style-name="P68">The mass is the density times the volume of at each interval.</text:p>
      <text:p text:style-name="P68">The center of mass is the </text:p>
      <text:p text:style-name="P63"/>
      <text:p text:style-name="P63">Density will come up again, when we try to measure smaller and smaller components.</text:p>
      <text:h text:style-name="P88" text:outline-level="1"/>
      <text:h text:style-name="P99" text:outline-level="1">Reduce Mass</text:h>
      <text:p text:style-name="P69">The reduce mass of an object is it's product of masses (2) divided by it's sum of masses (1), as shown by line (3).</text:p>
      <text:p text:style-name="P71">You will see the reduced mass formula used in the gravity <text:span text:style-name="T96">[5] </text:span>and <text:span text:style-name="T96">Coulombs law [6].</text:span></text:p>
      <text:p text:style-name="P69">In <text:a xlink:type="simple" xlink:href="https://en.wikipedia.org/wiki/Physics" text:style-name="Internet_20_link" text:visited-style-name="Visited_20_Internet_20_Link">physics</text:a>, <text:span text:style-name="T26">reduced mass</text:span> is a measure of the effective <text:a xlink:type="simple" xlink:href="https://en.wikipedia.org/wiki/Inertial_mass" text:style-name="Internet_20_link" text:visited-style-name="Visited_20_Internet_20_Link">inertial mass</text:a> of a <text:a xlink:type="simple" xlink:href="https://en.wikipedia.org/wiki/Two-body_problem" text:style-name="Internet_20_link" text:visited-style-name="Visited_20_Internet_20_Link">system with two or more particles</text:a> when the particles are interacting with each other. Reduced mass allows the two-body problem to be solved as if it were a <text:a xlink:type="simple" xlink:href="https://en.wikipedia.org/wiki/One-body_problem" text:style-name="Internet_20_link" text:visited-style-name="Visited_20_Internet_20_Link">one-body problem</text:a>. Note, however, that the mass determining the <text:a xlink:type="simple" xlink:href="https://en.wikipedia.org/wiki/Gravitational_force" text:style-name="Internet_20_link" text:visited-style-name="Visited_20_Internet_20_Link">gravitational force</text:a> is <text:span text:style-name="T95">not</text:span> reduced. In the computation, one mass <text:span text:style-name="T95">can</text:span> be replaced with the reduced mass, if this is compensated by replacing the other mass with the sum of both masses. The reduced mass is frequently denoted by <draw:frame draw:style-name="fr1" draw:name="Image1" text:anchor-type="as-char" svg:width="0.0161in" svg:height="0.0161in" draw:z-index="12"><draw:image xlink:href="Pictures/100004C90000001A0000001ABBD2788292864AFC.svg" xlink:type="simple" xlink:show="embed" xlink:actuate="onLoad" draw:mime-type="image/svg+xml"/><draw:image xlink:href="Pictures/100000010000000100000001D9E7FAF9D5F2FF47.png" xlink:type="simple" xlink:show="embed" xlink:actuate="onLoad" draw:mime-type="image/png"/><svg:title>{\displaystyle \mu }</svg:title></draw:frame><text:s/>(<text:a xlink:type="simple" xlink:href="https://en.wikipedia.org/wiki/Mu_(letter)" text:style-name="Internet_20_link" text:visited-style-name="Visited_20_Internet_20_Link">mu</text:a>), although the <text:a xlink:type="simple" xlink:href="https://en.wikipedia.org/wiki/Standard_gravitational_parameter" text:style-name="Internet_20_link" text:visited-style-name="Visited_20_Internet_20_Link">standard gravitational parameter</text:a> is also denoted by <draw:frame draw:style-name="fr1" draw:name="Image2" text:anchor-type="as-char" svg:width="0.0161in" svg:height="0.0161in" draw:z-index="13"><draw:image xlink:href="Pictures/100004C90000001A0000001ABBD2788292864AFC.svg" xlink:type="simple" xlink:show="embed" xlink:actuate="onLoad" draw:mime-type="image/svg+xml"/><draw:image xlink:href="Pictures/100000010000000100000001D9E7FAF9D5F2FF47.png" xlink:type="simple" xlink:show="embed" xlink:actuate="onLoad" draw:mime-type="image/png"/><svg:title>{\displaystyle \mu }</svg:title></draw:frame><text:s/>(as are <text:a xlink:type="simple" xlink:href="https://en.wikipedia.org/wiki/Mu_(letter)#Physics_and_engineering" text:style-name="Internet_20_link" text:visited-style-name="Visited_20_Internet_20_Link">a number of other physical quantities</text:a>). It has the <text:a xlink:type="simple" xlink:href="https://en.wikipedia.org/wiki/Dimensional_analysis" text:style-name="Internet_20_link" text:visited-style-name="Visited_20_Internet_20_Link">dimensions</text:a> of mass, and <text:a xlink:type="simple" xlink:href="https://en.wikipedia.org/wiki/SI_unit" text:style-name="Internet_20_link" text:visited-style-name="Visited_20_Internet_20_Link">SI unit</text:a> kg. </text:p>
      <text:p text:style-name="P68">(https://en.wikipedia.org/wiki/Reduced_mass)</text:p>
      <text:h text:style-name="P89" text:outline-level="1"/>
      <text:h text:style-name="P98" text:outline-level="1">Momentum</text:h>
      <text:p text:style-name="P56"><draw:g text:anchor-type="as-char" draw:z-index="3" draw:name="Group object 6" draw:style-name="gr1"><draw:custom-shape draw:style-name="gr37" draw:text-style-name="P120" svg:width="0.5004in" svg:height="0.5004in" svg:x="0in" svg:y="0in"><text:p text:style-name="P119"><text:span text:style-name="T109">1</text:span></text:p><draw:enhanced-geometry svg:viewBox="0 0 21600 21600" draw:type="rectangle" draw:enhanced-path="M 0 0 L 21600 0 21600 21600 0 21600 0 0 Z N"/></draw:custom-shape><draw:custom-shape draw:style-name="gr37" draw:text-style-name="P120" svg:width="0.5004in" svg:height="0.5004in" svg:x="0.5118in" svg:y="0in"><text:p text:style-name="P119"><text:span text:style-name="T109">2</text:span></text:p><draw:enhanced-geometry svg:viewBox="0 0 21600 21600" draw:type="rectangle" draw:enhanced-path="M 0 0 L 21600 0 21600 21600 0 21600 0 0 Z N"/></draw:custom-shape><draw:custom-shape draw:style-name="gr37" draw:text-style-name="P120" svg:width="0.5004in" svg:height="0.5004in" svg:x="1.0236in" svg:y="0in"><text:p text:style-name="P119"><text:span text:style-name="T109">3</text:span></text:p><draw:enhanced-geometry svg:viewBox="0 0 21600 21600" draw:type="rectangle" draw:enhanced-path="M 0 0 L 21600 0 21600 21600 0 21600 0 0 Z N"/></draw:custom-shape><draw:custom-shape draw:style-name="gr37" draw:text-style-name="P120" svg:width="0.5004in" svg:height="0.5004in" svg:x="1.5354in" svg:y="0in"><text:p text:style-name="P119"><text:span text:style-name="T109">4</text:span></text:p><draw:enhanced-geometry svg:viewBox="0 0 21600 21600" draw:type="rectangle" draw:enhanced-path="M 0 0 L 21600 0 21600 21600 0 21600 0 0 Z N"/></draw:custom-shape><draw:custom-shape draw:style-name="gr37" draw:text-style-name="P120" svg:width="0.5004in" svg:height="0.5004in" svg:x="2.0457in" svg:y="0in"><text:p text:style-name="P119"><text:span text:style-name="T109">5</text:span></text:p><draw:enhanced-geometry svg:viewBox="0 0 21600 21600" draw:type="rectangle" draw:enhanced-path="M 0 0 L 21600 0 21600 21600 0 21600 0 0 Z N"/></draw:custom-shape><draw:custom-shape draw:style-name="gr37" draw:text-style-name="P120" svg:width="0.5004in" svg:height="0.5004in" svg:x="2.5591in" svg:y="0in"><text:p text:style-name="P119"><text:span text:style-name="T109">6</text:span></text:p><draw:enhanced-geometry svg:viewBox="0 0 21600 21600" draw:type="rectangle" draw:enhanced-path="M 0 0 L 21600 0 21600 21600 0 21600 0 0 Z N"/></draw:custom-shape><draw:custom-shape draw:style-name="gr37" draw:text-style-name="P120" svg:width="0.5004in" svg:height="0.5004in" svg:x="3.0709in" svg:y="0in"><text:p text:style-name="P119"><text:span text:style-name="T109">7</text:span></text:p><draw:enhanced-geometry svg:viewBox="0 0 21600 21600" draw:type="rectangle" draw:enhanced-path="M 0 0 L 21600 0 21600 21600 0 21600 0 0 Z N"/></draw:custom-shape><draw:custom-shape draw:style-name="gr37" draw:text-style-name="P120" svg:width="0.5004in" svg:height="0.5004in" svg:x="3.5827in" svg:y="0in"><text:p text:style-name="P119"><text:span text:style-name="T109">8</text:span></text:p><draw:enhanced-geometry svg:viewBox="0 0 21600 21600" draw:type="rectangle" draw:enhanced-path="M 0 0 L 21600 0 21600 21600 0 21600 0 0 Z N"/></draw:custom-shape><draw:line draw:style-name="gr38" draw:text-style-name="P111" svg:x1="0.2102in" svg:y1="0.6244in" svg:x2="1.335in" svg:y2="0.6244in"><text:p/></draw:line><draw:custom-shape draw:style-name="gr3" draw:text-style-name="P112" svg:width="0.2504in" svg:height="0.2504in" svg:x="0.3217in" svg:y="0.12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118" svg:width="1.0004in" svg:height="0.387in" svg:x="0.25in" svg:y="0.6311in"><draw:text-box><text:p text:style-name="P117"><text:span text:style-name="T109">Δp</text:span></text:p></draw:text-box></draw:frame><draw:line draw:style-name="gr40" draw:text-style-name="P111" svg:x1="0.4689in" svg:y1="0.2689in" svg:x2="1.0937in" svg:y2="0.2689in"><text:p/></draw:line><draw:line draw:style-name="gr38" draw:text-style-name="P111" svg:x1="2.7697in" svg:y1="0.6244in" svg:x2="3.8945in" svg:y2="0.6244in"><text:p/></draw:line><draw:custom-shape draw:style-name="gr3" draw:text-style-name="P112" svg:width="0.2504in" svg:height="0.2504in" svg:x="2.8807in" svg:y="0.12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9" draw:text-style-name="P118" svg:width="1.0004in" svg:height="0.387in" svg:x="2.8091in" svg:y="0.6311in"><draw:text-box><text:p text:style-name="P117"><text:span text:style-name="T109">Δp</text:span></text:p></draw:text-box></draw:frame><draw:line draw:style-name="gr40" draw:text-style-name="P111" svg:x1="3.0283in" svg:y1="0.2689in" svg:x2="3.6531in" svg:y2="0.2689in"><text:p/></draw:line></draw:g></text:p>
      <text:p text:style-name="P56">Momentum (p) is the measurement of <text:span text:style-name="T97">an object's mass (m) </text:span>changin<text:span text:style-name="T97">g</text:span> position (x) over time (t)<text:span text:style-name="T97">, [5 - 6]</text:span>. <text:s/><text:span text:style-name="T97">Velocity (v) is measured by observing a particle move along the ruler (d), [1 - 2], in a unit of time (t), [3 - 4].</text:span></text:p>
      <text:p text:style-name="P72">Versions of the equation that will be used, are:</text:p>
      <text:p text:style-name="P72"><text:tab/>velocity (v) is momentum (p) divided by mass (m), [8]</text:p>
      <text:p text:style-name="P73">momentum (p) divided by mass (m) is the displacement (<text:span text:style-name="T5">Δx</text:span>) over time (<text:span text:style-name="T5">Δt</text:span>), [7]</text:p>
      <text:p text:style-name="P72"><text:tab/>velocity (v) is the displacement (<text:span text:style-name="T5">Δx</text:span>) over time (<text:span text:style-name="T5">Δt</text:span>), [4]</text:p>
      <text:p text:style-name="P72">When we talk about the momentum (p) of light (<text:span text:style-name="T13">λ</text:span>), we need to discuss the energy (E) that light carries with it. <text:s/>Review the Heisenberg Microscope where we used light to measure the position (x) of a particle. <text:s/>As light carries momentum, the particle may be scattered by the light. <text:s/>Provided are three equations to see the relationship between mass, momentum, and the speed of light and the speed of the particle.</text:p>
      <text:p text:style-name="P73">Energy (E) squared is mass (m) squared times the speed of light (c) to the 4th power plus the momentum (p) squared times the speed of light (c) squared, [14 - 15].</text:p>
      <text:p text:style-name="P73">Energy for a particle with mass (m) traveling at classical speeds (v) reduces to mass (m) times the speed of light (c) squared, [16].</text:p>
      <text:p text:style-name="P73">Energy for a massless particle (aka light) traveling at relativistic speeds reduces to it's momentum (p) times the speed of light (c), [17].</text:p>
      <text:p text:style-name="P72"><text:soft-page-break/>Now that energy (E) is related to momentum (p) and the speed of light (c), [17] we can replace energy (E) with other relationships, like the frequency of light (f) times Planks constant (h), [9 - 11]. <text:s/>Using the relationship between the frequency (f) and wave length (<text:span text:style-name="T13">λ</text:span>) and light, [12], the momentum (p) can be associated with Planks constant (h) and the wave length of light (<text:span text:style-name="T13">λ</text:span>), [13].</text:p>
      <text:p text:style-name="P59"/>
      <text:h text:style-name="P89" text:outline-level="1"/>
      <text:h text:style-name="P98" text:outline-level="1">Kinetic Energy</text:h>
      <text:p text:style-name="P34"><draw:g text:anchor-type="as-char" draw:z-index="15" draw:name="Group object 14" draw:style-name="gr1"><draw:line draw:style-name="gr2" draw:text-style-name="P111" svg:x1="0.1252in" svg:y1="0.1252in" svg:x2="0.75in" svg:y2="0.1252in"><text:p/></draw:line><draw:custom-shape draw:style-name="gr3" draw:text-style-name="P112" svg:width="0.2504in" svg:height="0.2504in" svg:x="0in" svg:y="0.000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1"><text:span text:style-name="T98">K</text:span>inetic energy is a scalar quantity that measures the energy of an object due to its motion<text:span text:style-name="T99"> or lack of</text:span><text:span text:style-name="T92">.</text:span></text:p>
      <text:p text:style-name="P74">Simply, kinetic energy is 1/2 the mass (m) of a particle times its velocity (v) squared, [1]. <text:s/></text:p>
      <text:p text:style-name="P74">Recall that momentum (p) is the mass (m) times the velocity (v), [2]. <text:s/>Squaring both sides, [3], we can replace the mass (m) squared and velocity (v) squared in the kinetic energy equation with momentum (p) squared divided by mass, [4]. <text:s/>This equation is referenced quite a bit in the following chapters to come.</text:p>
      <text:p text:style-name="P74"/>
      <text:h text:style-name="P88" text:outline-level="1"/>
      <text:h text:style-name="P99" text:outline-level="1">Work</text:h>
      <text:p text:style-name="P31"><draw:g text:anchor-type="as-char" draw:z-index="16" draw:name="Group object 15" draw:style-name="gr1"><draw:line draw:style-name="gr2" draw:text-style-name="P111" svg:x1="2in" svg:y1="0.4996in" svg:x2="2.6248in" svg:y2="0.4996in"><text:p/></draw:line><draw:custom-shape draw:style-name="gr3" draw:text-style-name="P112" svg:width="0.2504in" svg:height="0.2504in" svg:x="1.8752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111" svg:x1="1.9996in" svg:y1="0.4996in" svg:x2="0.7496in" svg:y2="0.4996in"><text:p/></draw:line><draw:custom-shape draw:style-name="gr3" draw:text-style-name="P112" svg:width="0.2504in" svg:height="0.2504in" svg:x="0.4965in" svg:y="0.37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6248in" svg:y1="0.7496in" svg:x2="0.6248in" svg:y2="0.8744in"><text:p/></draw:line><draw:line draw:style-name="gr5" draw:text-style-name="P111" svg:x1="0.9004in" svg:y1="0.75in" svg:x2="0.9004in" svg:y2="0.8748in"><text:p/></draw:line><draw:line draw:style-name="gr5" draw:text-style-name="P111" svg:x1="1.1366in" svg:y1="0.7504in" svg:x2="1.1366in" svg:y2="0.8752in"><text:p/></draw:line><draw:line draw:style-name="gr5" draw:text-style-name="P111" svg:x1="1.3728in" svg:y1="0.7508in" svg:x2="1.3728in" svg:y2="0.8756in"><text:p/></draw:line><draw:line draw:style-name="gr5" draw:text-style-name="P111" svg:x1="1.6091in" svg:y1="0.7508in" svg:x2="1.6091in" svg:y2="0.8756in"><text:p/></draw:line><draw:line draw:style-name="gr5" draw:text-style-name="P111" svg:x1="1.8453in" svg:y1="0.7512in" svg:x2="1.8453in" svg:y2="0.876in"><text:p/></draw:line><draw:line draw:style-name="gr5" draw:text-style-name="P111" svg:x1="2.0815in" svg:y1="0.7516in" svg:x2="2.0815in" svg:y2="0.8764in"><text:p/></draw:line><draw:line draw:style-name="gr20" draw:text-style-name="P111" svg:x1="-0.0004in" svg:y1="-0.0004in" svg:x2="0.4996in" svg:y2="0.4996in"><text:p/></draw:line></draw:g></text:p>
      <text:p text:style-name="P62">Work is the force (f) used to displace (d) an object.</text:p>
      <text:p text:style-name="P75">Assume you have a particle at rest, and you move it (x) units along your ruler. <text:s/>The force needed to move the object those (x) units is the work that you have done. <text:s/></text:p>
      <text:p text:style-name="P75">For example, take a rocket that is in space. <text:s/>While it's engines are running, a force is increasing it's velocity (v) through acceleration (a). When the engines turn off, there is no more acceleration (a) and it's velocity (v) from that point remains constant. <text:s/>(vi) is the initial velocity, (vf) is the final velocity, and (a) is the acceleration for a distance (d), [4].</text:p>
      <text:p text:style-name="P75">By multiplying in mass (m) to both sides of equation [4], and, then dividing both sides by two (2), [5 - 9], we arrive at the definition of work, where force (f) times distance is the change in kinetic energy (KE), [13]. <text:s/></text:p>
      <text:h text:style-name="P88" text:outline-level="1"/>
      <text:h text:style-name="P99" text:outline-level="1">Inelastic Collisions</text:h>
      <text:p text:style-name="P31"><draw:g text:anchor-type="as-char" draw:z-index="17" draw:name="Group object 16" draw:style-name="gr1"><draw:line draw:style-name="gr2" draw:text-style-name="P111" svg:x1="1.5031in" svg:y1="0.1252in" svg:x2="2.128in" svg:y2="0.1252in"><text:p/></draw:line><draw:custom-shape draw:style-name="gr3" draw:text-style-name="P112" svg:width="0.2504in" svg:height="0.2504in" svg:x="1.378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11" svg:x1="0.2524in" svg:y1="0.1252in" svg:x2="1.5024in" svg:y2="0.1252in"><text:p/></draw:line><draw:custom-shape draw:style-name="gr3" draw:text-style-name="P112" svg:width="0.2504in" svg:height="0.2504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128in" svg:y1="0.3752in" svg:x2="0.128in" svg:y2="0.5in"><text:p/></draw:line><draw:line draw:style-name="gr5" draw:text-style-name="P111" svg:x1="0.4035in" svg:y1="0.3752in" svg:x2="0.4035in" svg:y2="0.5in"><text:p/></draw:line><draw:line draw:style-name="gr5" draw:text-style-name="P111" svg:x1="0.6398in" svg:y1="0.3756in" svg:x2="0.6398in" svg:y2="0.5004in"><text:p/></draw:line><draw:line draw:style-name="gr5" draw:text-style-name="P111" svg:x1="0.876in" svg:y1="0.376in" svg:x2="0.876in" svg:y2="0.5008in"><text:p/></draw:line><draw:line draw:style-name="gr5" draw:text-style-name="P111" svg:x1="1.1122in" svg:y1="0.3772in" svg:x2="1.1122in" svg:y2="0.502in"><text:p/></draw:line><draw:line draw:style-name="gr5" draw:text-style-name="P111" svg:x1="1.3484in" svg:y1="0.3776in" svg:x2="1.3484in" svg:y2="0.5024in"><text:p/></draw:line><draw:line draw:style-name="gr5" draw:text-style-name="P111" svg:x1="1.5846in" svg:y1="0.378in" svg:x2="1.5846in" svg:y2="0.5028in"><text:p/></draw:line><draw:custom-shape draw:style-name="gr3" draw:text-style-name="P112" svg:width="0.2504in" svg:height="0.2504in" svg:x="2.4409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2.2047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0">Momentum<text:span text:style-name="T97">, for our purposes, is conserved.</text:span> <text:span text:style-name="T97">So, when two objects interact, the total momentum of the system remains the same.</text:span></text:p>
      <text:p text:style-name="P70">In an inelastic collision, two particles merge and continue on as one particle. Think of this as two balls of play dough.</text:p>
      <text:p text:style-name="P69">To properly understand the equations concerning inelastic collisions separate the collision into two parts .. before collision or initial state <text:span text:style-name="T100">[</text:span>1 <text:span text:style-name="T100">-</text:span> 3<text:span text:style-name="T100">]</text:span> and after the collision or final state <text:span text:style-name="T100">[</text:span>4 <text:span text:style-name="T100">-</text:span> 6<text:span text:style-name="T100">]</text:span>. <text:s/></text:p>
      <text:p text:style-name="P75">Since the momentum (p) and kinetic energy (KE) are conserved, the initial energy and the final energy must be equal, [7]. <text:s/>Thus, we can set the initial and final mass (m1 and m2) and the velocities (v1 and v2) equal to each other, [10]. <text:s/>If we assume that one of the particles has no initial velocity (v), then we are left to solve for its final velocity (v) after the impact, [11 - 12].</text:p>
      <text:p text:style-name="P75"/>
      <text:h text:style-name="P90" text:outline-level="1"/>
      <text:h text:style-name="P100" text:outline-level="1">Elastic Collisions</text:h>
      <text:p text:style-name="P35"><draw:g text:anchor-type="as-char" draw:z-index="18" draw:name="Group object 17" draw:style-name="gr1"><draw:line draw:style-name="gr2" draw:text-style-name="P111" svg:x1="1.5031in" svg:y1="0.5453in" svg:x2="2.128in" svg:y2="0.5453in"><text:p/></draw:line><draw:custom-shape draw:style-name="gr3" draw:text-style-name="P112" svg:width="0.2504in" svg:height="0.2504in" svg:x="1.378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11" svg:x1="0.2524in" svg:y1="0.5453in" svg:x2="1.5024in" svg:y2="0.5453in"><text:p/></draw:line><draw:custom-shape draw:style-name="gr3" draw:text-style-name="P112" svg:width="0.2504in" svg:height="0.2504in" svg:x="0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128in" svg:y1="0.7953in" svg:x2="0.128in" svg:y2="0.9201in"><text:p/></draw:line><draw:line draw:style-name="gr5" draw:text-style-name="P111" svg:x1="0.4035in" svg:y1="0.7957in" svg:x2="0.4035in" svg:y2="0.9205in"><text:p/></draw:line><draw:line draw:style-name="gr5" draw:text-style-name="P111" svg:x1="0.6398in" svg:y1="0.7961in" svg:x2="0.6398in" svg:y2="0.9209in"><text:p/></draw:line><draw:line draw:style-name="gr5" draw:text-style-name="P111" svg:x1="0.876in" svg:y1="0.7965in" svg:x2="0.876in" svg:y2="0.9213in"><text:p/></draw:line><draw:line draw:style-name="gr5" draw:text-style-name="P111" svg:x1="1.1122in" svg:y1="0.7972in" svg:x2="1.1122in" svg:y2="0.922in"><text:p/></draw:line><draw:line draw:style-name="gr5" draw:text-style-name="P111" svg:x1="1.3484in" svg:y1="0.7976in" svg:x2="1.3484in" svg:y2="0.9224in"><text:p/></draw:line><draw:line draw:style-name="gr5" draw:text-style-name="P111" svg:x1="1.5846in" svg:y1="0.798in" svg:x2="1.5846in" svg:y2="0.9228in"><text:p/></draw:line><draw:custom-shape draw:style-name="gr3" draw:text-style-name="P112" svg:width="0.2504in" svg:height="0.2504in" svg:x="2.2445in" svg:y="0.5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2.2102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1" svg:x1="2.4606in" svg:y1="0.7492in" svg:x2="2.9606in" svg:y2="1.2492in"><text:p/></draw:line><draw:line draw:style-name="gr7" draw:text-style-name="P111" svg:x1="2.4193in" svg:y1="0.3748in" svg:x2="2.9606in" svg:y2="0in"><text:p/></draw:line></draw:g></text:p>
      <text:p text:style-name="P60">Momentum<text:span text:style-name="T97">, for our purposes, is conserved.</text:span> <text:span text:style-name="T97">So, when two objects interact, the total momentum of the system remains the same.</text:span></text:p>
      <text:p text:style-name="P70">In an elastic collision, two particles collide and bounce off each other. Think of this as two balls in a game of pool.<text:span text:style-name="T100"> In order to solve this system, we will need to solve both momentum (p) and kinetic energy (KE) equations for the initial and final moments after the collision.</text:span></text:p>
      <text:p text:style-name="P75">Let's start with an initial configuration where a particle is moving towards a stationary particle, [7]. <text:s/>In this system, we can reduce the initial kinetic energy (KE) equations to focus on the initial energy of the first particle, [1 - 4]. <text:s/>While, the final kinetic energy (KE) will relate the energy of both particles, [5 - 6].</text:p>
      <text:p text:style-name="P75">Since the velocity (v) of the 2nd particle is zero, the equations of momentum (p) can also be reduced, [8 - 12]. </text:p>
      <text:p text:style-name="P75">Since we are solving for two unknowns, we need two equations. <text:s/>Recall in Kinetic Energy (KE) where we squared both the mass (m) and momentum (p), [3]. We will use that technique to help solve our system of linear equations.</text:p>
      <text:p text:style-name="P75">Let's work through reducing the equations for Kinetic Energy (KE). First, group the velocities (v) of the 1st particle together, [13 - 15]. <text:s text:c="2"/>Next, divided both sides by (1/2) to remove this constant, [16]. <text:s/>Next, unsquare the velocities of the 1st particle into a series of polynomials, [17 - 19]. <text:s/>This will make it easier to perform the linear operations between the momentum (p) and kinetic energy (KE) equations.</text:p>
      <text:p text:style-name="P75"><text:soft-page-break/>Divide the kinetic energy (KE) equation [19] by the momentum (p) equation [12], to arrive at the final two equations which relate the final velocity (v) of the two particles to their initial states, [20 - 21].</text:p>
      <text:p text:style-name="P75">With the equations in place we can look at 3 edge cases where the masses of the two objects are:</text:p>
      <text:p text:style-name="P75"><text:tab/>the same, [22 - 24]</text:p>
      <text:p text:style-name="P75"><text:tab/>the 1st is significantly smaller than the 2nd, [25 - 27]</text:p>
      <text:p text:style-name="P75"><text:tab/>the 1st is significantly larger than the 2nd, [28 - 30]</text:p>
      <text:p text:style-name="P75">The final case to review is when the two particles are moving, [31 - 36]. <text:s/>Now we can solve for the final velocity of both particles, [37 - 38].</text:p>
      <text:p text:style-name="P75">The work we have done here will feed into the next section on Incident, Reflection, and Transmitted particles.</text:p>
      <text:h text:style-name="P88" text:outline-level="1"/>
      <text:h text:style-name="P99" text:outline-level="1">Incident, Reflected and Transmitted</text:h>
      <text:p text:style-name="P31"><draw:g text:anchor-type="as-char" draw:z-index="19" draw:name="Group object 18" draw:style-name="gr1"><draw:line draw:style-name="gr2" draw:text-style-name="P111" svg:x1="1.5031in" svg:y1="0.5453in" svg:x2="2.128in" svg:y2="0.5453in"><text:p/></draw:line><draw:custom-shape draw:style-name="gr3" draw:text-style-name="P112" svg:width="0.2504in" svg:height="0.2504in" svg:x="1.378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11" svg:x1="0.2524in" svg:y1="0.5453in" svg:x2="1.5024in" svg:y2="0.5453in"><text:p/></draw:line><draw:custom-shape draw:style-name="gr3" draw:text-style-name="P112" svg:width="0.2504in" svg:height="0.2504in" svg:x="0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128in" svg:y1="0.7953in" svg:x2="0.128in" svg:y2="0.9201in"><text:p/></draw:line><draw:line draw:style-name="gr5" draw:text-style-name="P111" svg:x1="0.4035in" svg:y1="0.7957in" svg:x2="0.4035in" svg:y2="0.9205in"><text:p/></draw:line><draw:line draw:style-name="gr5" draw:text-style-name="P111" svg:x1="0.6398in" svg:y1="0.7961in" svg:x2="0.6398in" svg:y2="0.9209in"><text:p/></draw:line><draw:line draw:style-name="gr5" draw:text-style-name="P111" svg:x1="0.876in" svg:y1="0.7965in" svg:x2="0.876in" svg:y2="0.9213in"><text:p/></draw:line><draw:line draw:style-name="gr5" draw:text-style-name="P111" svg:x1="1.1122in" svg:y1="0.7972in" svg:x2="1.1122in" svg:y2="0.922in"><text:p/></draw:line><draw:line draw:style-name="gr5" draw:text-style-name="P111" svg:x1="1.3484in" svg:y1="0.7976in" svg:x2="1.3484in" svg:y2="0.9224in"><text:p/></draw:line><draw:line draw:style-name="gr5" draw:text-style-name="P111" svg:x1="1.5846in" svg:y1="0.798in" svg:x2="1.5846in" svg:y2="0.9228in"><text:p/></draw:line><draw:custom-shape draw:style-name="gr3" draw:text-style-name="P112" svg:width="0.2504in" svg:height="0.2504in" svg:x="2.2445in" svg:y="0.5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2.2102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1" svg:x1="2.4606in" svg:y1="0.7492in" svg:x2="2.9606in" svg:y2="1.2492in"><text:p/></draw:line><draw:line draw:style-name="gr7" draw:text-style-name="P111" svg:x1="2.4193in" svg:y1="0.3748in" svg:x2="2.9606in" svg:y2="0in"><text:p/></draw:line><draw:custom-shape draw:style-name="gr3" draw:text-style-name="P112" svg:width="0.2504in" svg:height="0.2504in" svg:x="1.8173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11" svg:x1="1.9315in" svg:y1="0.3441in" svg:x2="1.3126in" svg:y2="0.1189in"><text:p/></draw:line></draw:g></text:p>
      <text:p text:style-name="P4">In the world of particle physics, one of the things physicists are interested in is how <text:span text:style-name="T101">particles</text:span> bounce off other <text:span text:style-name="T101">particles</text:span> and what comes out the other side. <text:s/>This is <text:span text:style-name="T101">the</text:span> collider problem. <text:s/>A particle is shot towards a mass. This particle is the incident particle. <text:s/>The particle can either bounce off the mass, or it can break the mass and bounce off. <text:s/>The particle that bounces off is considered reflected. <text:s/>Anything that breaks off the mass and hits a different detector is considered transmitted.<text:span text:style-name="T101"> This holds true, even if we use a photon, where the initial photon strikes the mass, it produces two wave lengths, one is reflected back and one is transmitted.</text:span></text:p>
      <text:p text:style-name="P4">The energy provided to the incident particle<text:span text:style-name="T101"> (I) </text:span>must equal the energy of the reflected <text:span text:style-name="T101">particle (R) </text:span>and transmitted particle<text:span text:style-name="T101"> (T)</text:span>. [1]<text:span text:style-name="T3"> <text:s/></text:span></text:p>
      <text:p text:style-name="P76">Let's look at three equations:</text:p>
      <text:p text:style-name="P76"><text:tab/>equation of momentum, [2]</text:p>
      <text:p text:style-name="P76"><text:tab/>equation of energy, [3]</text:p>
      <text:p text:style-name="P76"><text:tab/>Snell's Law, [4]</text:p>
      <text:p text:style-name="P76">Snell's law tells us at what angles the particles (m) and wave lengths (<text:span text:style-name="T13">λ</text:span>) should respond when the incident particle (I) strikes the mass and reflects (R) and changes wave length (<text:span text:style-name="T13">λ</text:span>) for the transmitted portion (T), [4].</text:p>
      <text:p text:style-name="P76">Our initial goal is to relate both sides of the equation, [1] to energy using light or relativistic speeds, [10 - 12].</text:p>
      <text:p text:style-name="P76"><text:soft-page-break/>For this example, the incident particle will be a photon (<text:span text:style-name="T13">λ</text:span>), the equations of energy (E) are related to light (<text:span text:style-name="T13">λ</text:span>) and momentum (p), [6]. Next, we relate momentum (p) to the wave length of light (<text:span text:style-name="T13">λ</text:span>), [6 - 7]. <text:s/></text:p>
      <text:p text:style-name="P76">The particle being struck, whether a proton or electron, has mass (m), and requires the equations of energy (E) to use kinetic energy (KE), [8]. <text:s/>And, momentum's (p) velocity (v) will be at or near the speed of light (c), [9]. </text:p>
      <text:p text:style-name="P76">Now, we can look at the conservation of momentum (p), [13 - 14]. By treating the momentum (p) of the incident (I) and transmitted (T) as vectors, we can equate the vector relationship between the Incident and Transmitted wave lengths (<text:span text:style-name="T13">λ</text:span>) with the cosine of their angle (<text:span text:style-name="T102">θ</text:span>).</text:p>
      <text:p text:style-name="P76">The conservation of energy allows us to relate the energy of the incident (I) photon and mass (m) of the target particle with the reflected (R) and transmitted (I) particles, [17]. <text:s/>First, let's put the energy of the photons, incident (I) and transmitted (T) on the same side of the equation, with the kinetic energy (KE) of the particle, [18]. <text:s/>Next, substitute the energy of incident (I) and transmission (T) with the momentum (p) equivalents, [19]. Square both sides, [20]. Then solve for momentum (p) of the electron, [21], and divide out the speed of light (c), [22].</text:p>
      <text:p text:style-name="P76">With the equation now solve for the momentum of the electron (pe), [23], let's begin expanding all the parts of the other side that are squared, [24]. <text:s/>We can then cancel out and group like terms, [25 - 26]. <text:s/>Recall the relationship between (1 and cos 90). By using this relationship we can make the equation of momentum (p), [14], this allows us to relate the angle (<text:span text:style-name="T13">λ</text:span>) of the incident (I) and transmitted (T) wave lengths (<text:span text:style-name="T102">θ</text:span>) momentum of the electron (pe), [28].</text:p>
      <text:p text:style-name="P76">Using linear algebra, we can cancel out like terms, [28 - 30], leaving an equation where the momentum of the electron (pe) is just one minus the cosine of the angle (), plus the mass (m) and speed of light (c) times the difference of the momentum of the Incident and Transmitted photons (pI and PT), [31].</text:p>
      <text:p text:style-name="P76"><text:soft-page-break/>We are now left with two groups of terms that can be equated to each other, [32]. <text:s/>Since we are interested in solving for the wave length of the transmitted (T) photon, we can solve the equations solve this equation by substituting the wave length (<text:span text:style-name="T13">λ</text:span>) for the momentum (p) and then solve for the transmitted wave length (<text:span text:style-name="T13">λ</text:span>T), [33 - 37].</text:p>
      <text:p text:style-name="P12">Note, I was unable to get the math to work as expected, and I can't see the error.</text:p>
      <text:p text:style-name="P76"/>
      <text:p text:style-name="P76"/>
      <text:p text:style-name="P76"/>
      <text:p text:style-name="P76"/>
      <text:h text:style-name="P93" text:outline-level="1"/>
      <text:h text:style-name="P95" text:outline-level="1">Uncertainty<text:span text:style-name="T20"> of </text:span><text:span text:style-name="T19">Momentum</text:span></text:h>
      <text:p text:style-name="P54">The uncertainty of momentum requires a relationship between planks constant (h) and the wave length (<text:span text:style-name="T13">λ</text:span>) of light, [1]. <text:s/>Since the uncertainty of momentum requires a measurement of an object moving through two measurement points, [3], during a unit of time (<text:span text:style-name="T8">Δ</text:span><text:span text:style-name="T14">t</text:span><text:span text:style-name="T7">), [2], we can reduce the equation to just the difference in the momentum between the two measurements, [4].</text:span></text:p>
      <text:p text:style-name="P54">By substituting Planks constant (h) divided by the wave length (<text:span text:style-name="T13">λ</text:span>) for each measurement of momentum, [5], we can show that the differences in the wave lengths (<text:span text:style-name="T13">λ</text:span>1 and <text:span text:style-name="T13">λ</text:span>2) is Planks constant (h), [6]. <text:s/>Thus, the uncertainty of momentum is Planks constant (h), [7].</text:p>
      <text:h text:style-name="P84" text:outline-level="1">Spring Force</text:h>
      <text:p text:style-name="P6">The spring force (k) as described by Hooke's Law [1] is a force used to describe how springs behaves. <text:s/>(k) is a constant that always draws energy away from the kinetic energy (KE) of the work function (W). (x) represents the displacement distance from where the spring would be if it's at rest. <text:s/>When integrated over the span of (x), we find that the spring force becomes the equation for kinetic energy (1/2 m v^2), [2 - 5]. <text:s/>Thus we can determine the amount of work that a spring does to reach it's equilibrium point after being stretched.</text:p>
      <text:h text:style-name="P101" text:outline-level="1">Friction</text:h>
      <text:p text:style-name="P44">There are two types of friction that we will review here. The first is air friction. The second is the friction felt between two objects. <text:s/>A third source of friction is water running against you in a stream. <text:s/>In all cases, friction transforms energy into another form, usually heat.</text:p>
      <text:p text:style-name="P44">The force of friction is usually negative and always subtracts from all other energies in the system. Thus the reason why it's not conservative. Since friction is considered, non-conservative, we won't consider it when discussing potential energy.</text:p>
      <text:h text:style-name="Heading_20_1" text:outline-level="1"><text:soft-page-break/>Potential Energy</text:h>
      <text:p text:style-name="P29"><draw:g text:anchor-type="as-char" draw:z-index="14" draw:name="Group object 10" draw:style-name="gr1"><draw:custom-shape draw:style-name="gr21" draw:text-style-name="P114" svg:width="1.5504in" svg:height="1.0004in" svg:x="0in" svg:y="0in"><text:p/><draw:enhanced-geometry svg:viewBox="0 0 21600 21600" draw:type="rectangle" draw:enhanced-path="M 0 0 L 21600 0 21600 21600 0 21600 0 0 Z N"/></draw:custom-shape><draw:custom-shape draw:style-name="gr22" draw:text-style-name="P112" svg:width="0.0941in" svg:height="0.0949in" svg:x="0.1882in" svg:y="0.2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5165in" svg:y="0.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1in" svg:x="0.7047in" svg:y="0.3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1.2681in" svg:y="0.8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0.5165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2346in" svg:y1="0.2929in" svg:x2="0.5634in" svg:y2="0.1516in"><text:p/></draw:line><draw:line draw:style-name="gr5" draw:text-style-name="P111" svg:x1="0.7512in" svg:y1="0.3874in" svg:x2="0.5634in" svg:y2="0.1516in"><text:p/></draw:line><draw:line draw:style-name="gr5" draw:text-style-name="P111" svg:x1="0.7512in" svg:y1="0.3874in" svg:x2="0.5634in" svg:y2="0.6232in"><text:p/></draw:line><draw:line draw:style-name="gr5" draw:text-style-name="P111" svg:x1="0.7984in" svg:y1="0.6228in" svg:x2="0.5634in" svg:y2="0.6228in"><text:p/></draw:line><draw:line draw:style-name="gr5" draw:text-style-name="P111" svg:x1="0.7984in" svg:y1="0.6228in" svg:x2="1.0803in" svg:y2="0.6228in"><text:p/></draw:line><draw:line draw:style-name="gr5" draw:text-style-name="P111" svg:x1="0.9862in" svg:y1="0.8114in" svg:x2="1.0803in" svg:y2="0.6228in"><text:p/></draw:line><draw:line draw:style-name="gr5" draw:text-style-name="P111" svg:x1="0.9862in" svg:y1="0.8114in" svg:x2="1.315in" svg:y2="0.9055in"><text:p/></draw:line><draw:custom-shape draw:style-name="gr22" draw:text-style-name="P112" svg:width="0.0941in" svg:height="0.0949in" svg:x="0.7984in" svg:y="0.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9in" svg:x="1.0335in" svg:y="0.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2" svg:width="0.0941in" svg:height="0.0941in" svg:x="0.9398in" svg:y="0.764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9">Newton's second law of motion states that the rate of change of a body's momentum is equal to the net force acting on it. <text:span text:style-name="T97">[1]</text:span></text:p>
      <text:p text:style-name="P2">Potential energy is the energy needed to move another object. <text:s/>Initially we called this energy the force applied to an object. <text:s/>But, since an object remains at rest or moves in a straight line until acted upon by another force, that force is the potential energy needed to change the particles state.</text:p>
      <text:p text:style-name="P2">Several types of forces we have worked with so far are:</text:p>
      <text:p text:style-name="P3">gravity<text:span text:style-name="T100">, <text:s/>[1]</text:span></text:p>
      <text:p text:style-name="P3">the momentum and kinetic energy of another particle<text:span text:style-name="T100">, [2]</text:span></text:p>
      <text:p text:style-name="P3">the spring force<text:span text:style-name="T100">, [3]</text:span></text:p>
      <text:p text:style-name="P3">the electric potential<text:span text:style-name="T100">, [4]</text:span></text:p>
      <text:p text:style-name="P2">The potential energy is usually described using a graph like (x^2), where the valley is where the target particle lies, and the walls indicate how much energy is needed for the particle to change its state.</text:p>
      <text:p text:style-name="P44">In most cases that potential energy described in Quantum Physics will reference Voltage (electron volts) or Joules.</text:p>
      <text:h text:style-name="P88" text:outline-level="1"/>
      <text:h text:style-name="P99" text:outline-level="1">Energy</text:h>
      <text:p text:style-name="P31"><draw:g text:anchor-type="as-char" draw:z-index="21" draw:name="Group object 20" draw:style-name="gr1"><draw:custom-shape draw:style-name="gr12" draw:text-style-name="P114" svg:width="1.3752in" svg:height="1.5004in" svg:x="1.85in" svg:y="0in"><text:p/><draw:enhanced-geometry svg:viewBox="0 0 21600 21600" draw:type="rectangle" draw:enhanced-path="M 0 0 L 21600 0 21600 21600 0 21600 0 0 Z N"/></draw:custom-shape><draw:custom-shape draw:style-name="gr13" draw:text-style-name="P114" svg:width="1.3748in" svg:height="1.5004in" svg:x="0in" svg:y="0in"><text:p/><draw:enhanced-geometry svg:viewBox="0 0 21600 21600" draw:type="rectangle" draw:enhanced-path="M 0 0 L 21600 0 21600 21600 0 21600 0 0 Z N"/></draw:custom-shape><draw:custom-shape draw:style-name="gr14" draw:text-style-name="P115" svg:width="0.1252in" svg:height="0.126in" svg:x="0.4791in" svg:y="0.807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5"><draw:custom-shape draw:style-name="gr3" draw:text-style-name="P112" svg:width="0.2504in" svg:height="0.2504in" svg:x="0.1311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1.039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2606in" svg:y1="0.4185in" svg:x2="0.4154in" svg:y2="0.4185in"><text:p/></draw:line><draw:line draw:style-name="gr5" draw:text-style-name="P111" svg:x1="0.9697in" svg:y1="0.4185in" svg:x2="1.1244in" svg:y2="0.4185in"><text:p/></draw:line><draw:line draw:style-name="gr5" draw:text-style-name="P111" svg:x1="0.4224in" svg:y1="0.4118in" svg:x2="0.4717in" svg:y2="0.2496in"><text:p/></draw:line><draw:line draw:style-name="gr5" draw:text-style-name="P111" svg:x1="0.5701in" svg:y1="0.6063in" svg:x2="0.4618in" svg:y2="0.2496in"><text:p/></draw:line><draw:line draw:style-name="gr5" draw:text-style-name="P111" svg:x1="0.5799in" svg:y1="0.6063in" svg:x2="0.6882in" svg:y2="0.2496in"><text:p/></draw:line><draw:line draw:style-name="gr5" draw:text-style-name="P111" svg:x1="0.8067in" svg:y1="0.6063in" svg:x2="0.6984in" svg:y2="0.2496in"><text:p/></draw:line><draw:line draw:style-name="gr5" draw:text-style-name="P111" svg:x1="0.8165in" svg:y1="0.6063in" svg:x2="0.9248in" svg:y2="0.2496in"><text:p/></draw:line><draw:line draw:style-name="gr5" draw:text-style-name="P111" svg:x1="0.9835in" svg:y1="0.4118in" svg:x2="0.9343in" svg:y2="0.2496in"><text:p/></draw:line></draw:g><draw:g draw:style-name="gr15"><draw:custom-shape draw:style-name="gr3" draw:text-style-name="P112" svg:width="0.2504in" svg:height="0.2504in" svg:x="1.9673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2.8744in" svg:y="0.2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2.0961in" svg:y1="0.4185in" svg:x2="2.2508in" svg:y2="0.4185in"><text:p/></draw:line><draw:line draw:style-name="gr5" draw:text-style-name="P111" svg:x1="2.8051in" svg:y1="0.4185in" svg:x2="2.9598in" svg:y2="0.4185in"><text:p/></draw:line><draw:line draw:style-name="gr5" draw:text-style-name="P111" svg:x1="2.2579in" svg:y1="0.4118in" svg:x2="2.3071in" svg:y2="0.2496in"><text:p/></draw:line><draw:line draw:style-name="gr5" draw:text-style-name="P111" svg:x1="2.4055in" svg:y1="0.6063in" svg:x2="2.2972in" svg:y2="0.2496in"><text:p/></draw:line><draw:line draw:style-name="gr5" draw:text-style-name="P111" svg:x1="2.4154in" svg:y1="0.6063in" svg:x2="2.5236in" svg:y2="0.2496in"><text:p/></draw:line><draw:line draw:style-name="gr5" draw:text-style-name="P111" svg:x1="2.6421in" svg:y1="0.6063in" svg:x2="2.5339in" svg:y2="0.2496in"><text:p/></draw:line><draw:line draw:style-name="gr5" draw:text-style-name="P111" svg:x1="2.652in" svg:y1="0.6063in" svg:x2="2.7602in" svg:y2="0.2496in"><text:p/></draw:line><draw:line draw:style-name="gr5" draw:text-style-name="P111" svg:x1="2.8189in" svg:y1="0.4118in" svg:x2="2.7697in" svg:y2="0.2496in"><text:p/></draw:line></draw:g><draw:custom-shape draw:style-name="gr14" draw:text-style-name="P115" svg:width="0.1252in" svg:height="0.126in" svg:x="2.4992in" svg:y="0.8744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52in" svg:height="0.1252in" svg:x="0.6764in" svg:y="0.8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52in" svg:height="0.1252in" svg:x="0.8736in" svg:y="0.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52in" svg:height="0.1252in" svg:x="0.4799in" svg:y="0.966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52in" svg:height="0.126in" svg:x="0.6772in" svg:y="0.96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52in" svg:height="0.1252in" svg:x="0.8744in" svg:y="0.9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6in" svg:height="0.1252in" svg:x="0.4799in" svg:y="1.123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6in" svg:height="0.1252in" svg:x="0.6772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5" svg:width="0.126in" svg:height="0.126in" svg:x="0.8744in" svg:y="1.1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11" svg:x1="1.2102in" svg:y1="0.9996in" svg:x2="2.085in" svg:y2="0.9996in"><text:p/></draw:line></draw:g></text:p>
      <text:p text:style-name="Text_20_body"><text:a xlink:type="simple" xlink:href="https://en.wikipedia.org/wiki/Newton%27s_laws_of_motion#Newton's_second_law" text:style-name="Internet_20_link" text:visited-style-name="Visited_20_Internet_20_Link"><text:span text:style-name="T103">Newton's second law of motion</text:span></text:a> states that the rate of change of a body's momentum is equal to the net force acting on it<text:span text:style-name="T101">, [1]</text:span>.<text:span text:style-name="T101"> </text:span>Recall that the derivative of Potential Energy is equal to the negative of Work, [<text:span text:style-name="T101">2</text:span>]. <text:s/></text:p>
      <text:p text:style-name="P47">The Hamilton, to be discussed further, is the total energy in the system. IE, the sum of kinetic energy and potential energy, [<text:span text:style-name="T101">3</text:span> - <text:span text:style-name="T101">4</text:span>]. <text:s/>The Lagrangian finds when the kinetic energy and the potential energy are equal, or when subtracted are zero, [<text:span text:style-name="T101">5 </text:span>- <text:span text:style-name="T101">6</text:span>].</text:p>
      <text:p text:style-name="P44">Of note are Ehrenfest's Principles, which show the relationships between force and momentum, displacement and momentum, and potential energy and momentum.</text:p>
      <text:p text:style-name="P44">Line <text:span text:style-name="T101">7</text:span> shows the derivation of force into a first order derivative of momentum</text:p>
      <text:p text:style-name="P44">Line <text:span text:style-name="T101">8</text:span> shows the derivation of momentum vs acceleration and mass.</text:p>
      <text:p text:style-name="P44">Line <text:span text:style-name="T101">9</text:span> shows that the relationship between potential energy and momentum.</text:p>
      <text:p text:style-name="P75">Energy is related to light through Planks constant (h) and the frequency of light (f), [<text:span text:style-name="T101">10</text:span>].</text:p>
      <text:p text:style-name="P75">As discussed in Momentum (p), Energy can be related to particles and light through their mass (m) and momentum (p), [1<text:span text:style-name="T101">1</text:span> - 1<text:span text:style-name="T101">2</text:span>]. There are 2 special cases where the velocity is zero (0), [1<text:span text:style-name="T101">3</text:span>] and the mass is zero (0), [1<text:span text:style-name="T101">4</text:span>].</text:p>
      <text:h text:style-name="P102" text:outline-level="1">Relationship between Potential Energy and Force</text:h>
      <text:p text:style-name="P15">Potential energy and force are closely related concepts in physics.</text:p>
      <text:p text:style-name="P15">Potential energy is the energy that an object possesses due to its position or configuration, while force is the interaction between objects that can cause a change in their motion or configuration. </text:p>
      <text:p text:style-name="P15">The relationship between potential energy and force can be understood through the concept of work. Work is defined as the transfer of energy that occurs when a force is applied to an object and causes it to move. When work is done on an object, its energy changes, and this change can be in the form of potential energy. </text:p>
      <text:p text:style-name="P15">In the case of conservative forces, which are forces that do not depend on the path taken by the object, the change in potential energy is directly related to the work done by the force. The work done by a conservative force is equal to the negative change in potential energy associated with that force. This relationship can be expressed mathematically as: </text:p>
      <text:p text:style-name="P15"><text:span text:style-name="Strong_20_Emphasis">Work done by a conservative force = -Change in potential energy</text:span></text:p>
      <text:p text:style-name="P15">This relationship holds true for forces such as gravity and the force exerted by a spring. When work is done against these forces, the potential energy of the system increases. Conversely, when work is done by these forces, the potential energy decreases. </text:p>
      <text:p text:style-name="P15">It is important to note that this relationship applies specifically to conservative forces. Non-conservative forces, such as friction, do not have a direct relationship with potential energy. </text:p>
      <text:p text:style-name="P15">To summarize, the relationship between potential energy and force can be understood through the concept of work. The work done by a conservative force is equal to the negative change in potential energy associated with that force. This relationship allows us to analyze and <text:soft-page-break/>understand the interplay between potential energy and forces in various physical systems.</text:p>
      <text:h text:style-name="P101" text:outline-level="1">Harmonic Motion</text:h>
      <text:p text:style-name="P33"><draw:g text:anchor-type="as-char" draw:z-index="20" draw:name="Group object 19" draw:style-name="gr1"><draw:line draw:style-name="gr10" draw:text-style-name="P111" svg:x1="0.0697in" svg:y1="0in" svg:x2="1.2965in" svg:y2="0in"><text:p/></draw:line><draw:line draw:style-name="gr10" draw:text-style-name="P111" svg:x1="0.6831in" svg:y1="0in" svg:x2="0.6831in" svg:y2="0.7693in"><text:p/></draw:line><draw:custom-shape draw:style-name="gr17" draw:text-style-name="P113" svg:width="0.2303in" svg:height="0.2307in" svg:x="0.5819in" svg:y="0.7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16" svg:width="0.2303in" svg:height="0.2307in" svg:x="1.1618in" svg:y="0.57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7024in" svg:y1="0.0177in" svg:x2="1.1953in" svg:y2="0.6071in"><text:p/></draw:line><draw:custom-shape draw:style-name="gr18" draw:text-style-name="P116" svg:width="0.2303in" svg:height="0.2307in" svg:x="-0.0008in" svg:y="0.576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line draw:style-name="gr5" draw:text-style-name="P111" svg:x1="0.6917in" svg:y1="0.0177in" svg:x2="0.1988in" svg:y2="0.6071in"><text:p/></draw:line></draw:g></text:p>
      <text:p text:style-name="P1">Harmonic motion gets it's name from the motion as seen in a spring as a weight bounces up and down against gravity. This cyclic motion follows a specific pattern that can be studied using sine waves. <text:s/>Any motion that c<text:span text:style-name="T3">an be described this way, is considered harmonic, so let's look at a few examples of harmonic motion.</text:span></text:p>
      <text:p text:style-name="P6">The motion may be transferring kinetic energy into potential energy in order to sustain the motion. <text:s/>As long as the energy is not lost to other forces, like friction, or heat, the motion will repeat indefinitely throughout time.</text:p>
      <text:p text:style-name="P6">1) A weight attached to a spring bouncing up and down against gravity.</text:p>
      <text:p text:style-name="P6">2) A clock pendulum swinging left to right.</text:p>
      <text:p text:style-name="P6">3) The circling of an electron around an atom</text:p>
      <text:p text:style-name="P6">4) The circling of a planet around the sun</text:p>
      <text:p text:style-name="P6">5) A ball rolling up and down a valley</text:p>
      <text:p text:style-name="P6">6) Waves moving back and forth between boundaries.</text:p>
      <text:p text:style-name="P6"/>
      <text:p text:style-name="P44">Since the motion is cyclic, let's begin by establishing some relationships ...</text:p>
      <text:p text:style-name="P45">Period (T) is the inverse of frequency (f), [1]. <text:s/>And, </text:p>
      <text:p text:style-name="P45">Frequency (f) is the angular frequency (w) divided by 2 PI, [2].</text:p>
      <text:p text:style-name="P46"><text:soft-page-break/>Displacement is described as a relationship between the cosine of the angular frequency over time plus a phase angle. <text:s/>The displacement is drawn vertically on the y-axis, as a particle moves up and down as the wave passes under it, [3]. Depending on the amplitude (A) of the wave, the displacement may be greater or weaker.</text:p>
      <text:p text:style-name="P46">The velocity of the particles displacement is a time derivative [d/dt] of the displacement, <text:s/>[4 - 5]. <text:s/>Acceleration, which follows, is a 2nd time derivative [d/dt] of displacement, [6 - 8]. <text:s/>Note, for each derivative, the angular frequency (w) comes out of the cosine. <text:s/>So, for the velocity it's just one copy of the angular frequency, while for acceleration it's squared.</text:p>
      <text:p text:style-name="P46">Now we can apply the Force Law for Simple Harmonic Motion, by replacing acceleration with the second derivative [d/dt]^2 of displacement y(t), [9 - 11]. <text:s/>In order to understand line 12, we need to first look at line 13. <text:s/>Here, (k) is used to represent the mass and angular frequency squared. <text:s/>This change is used to simplify equations later.</text:p>
      <text:p text:style-name="P46">Lines 14 and 15 relate the angular frequency to the square root of displacement and mass of the particle moving. <text:s text:c="2"/>With this, we can simplify the equation need to determine the period (t), [16]. And, by extension, not shown, we can get the frequency.</text:p>
      <text:p text:style-name="P46">As with all motion, we want to know how much energy the system has, therefore we use the Hamiltonian Equations (Energy equals Kinetic Energy plus Potential Energy), [17].</text:p>
      <text:p text:style-name="P46">We start with kinetic energy being one half the mass times the velocity squared, [18]. <text:s/>As, we know what velocity equals, [4 - 5], we can substitute velocity squared with the sine function, and reduce the equation using (k), as shown, [19 - 23].</text:p>
      <text:p text:style-name="P46">Next we look at potential energy. <text:s/>For this example we are looking at the potential energy produced by the a springs restoring force (-k x). <text:s/>To calculate the potential energy, we need to integrate the restoring force over the length of the displacement. (See Spring Force [2 - 5]) The result is show in [24]. </text:p>
      <text:p text:style-name="P46"><text:soft-page-break/>We could check these results by demonstrating that kinetic energy is the negative of the derivative of potential energy, (W = -∇PE). </text:p>
      <text:p text:style-name="P46">Finally in lines [27 - 31], we add the kinetic energy and potential energy together to find that the total energy in the system is 1/2 (k) times the amplitude squared. Or, 1/2 mass times the angular frequency squared times the amplitude squared<text:span text:style-name="T85">,</text:span> [31 - 32]<text:span text:style-name="T85">.</text:span></text:p>
      <text:p text:style-name="P46"/>
      <text:h text:style-name="P103" text:outline-level="1"/>
      <text:h text:style-name="P104" text:outline-level="1">Coupled Oscillation</text:h>
      <text:p text:style-name="P49">There are many examples in mechanics, chemistry, and physics where various types of objects are attached to one another and vibrate. <text:s/>We call these coupled oscillators, and the general example we use to describe these systems are masses attached to springs.</text:p>
      <text:p text:style-name="P49"><draw:g text:anchor-type="as-char" draw:z-index="1" draw:name="Group object 2" draw:style-name="gr1"><draw:line draw:style-name="gr5" draw:text-style-name="P111" svg:x1="0.2189in" svg:y1="0.0004in" svg:x2="0.2189in" svg:y2="1.0421in"><text:p/></draw:line><draw:line draw:style-name="gr5" draw:text-style-name="P111" svg:x1="4.7331in" svg:y1="1.0327in" svg:x2="0.2189in" svg:y2="1.0421in"><text:p/></draw:line><draw:custom-shape draw:style-name="gr42" draw:text-style-name="P113" svg:width="0.498in" svg:height="0.526in" svg:x="1.0862in" svg:y="0.5256in"><text:p/><draw:enhanced-geometry svg:viewBox="0 0 21600 21600" draw:mirror-horizontal="false" draw:mirror-vertical="false" draw:type="rectangle" draw:enhanced-path="M 0 0 L 21600 0 21600 21600 0 21600 0 0 Z N"/></draw:custom-shape><draw:custom-shape draw:style-name="gr42" draw:text-style-name="P113" svg:width="0.498in" svg:height="0.526in" svg:x="2.4638in" svg:y="0.5256in"><text:p/><draw:enhanced-geometry svg:viewBox="0 0 21600 21600" draw:mirror-horizontal="false" draw:mirror-vertical="false" draw:type="rectangle" draw:enhanced-path="M 0 0 L 21600 0 21600 21600 0 21600 0 0 Z N"/></draw:custom-shape><draw:line draw:style-name="gr5" draw:text-style-name="P111" svg:x1="0.2228in" svg:y1="0.7531in" svg:x2="0.3776in" svg:y2="0.7531in"><text:p/></draw:line><draw:line draw:style-name="gr5" draw:text-style-name="P111" svg:x1="0.9319in" svg:y1="0.7531in" svg:x2="1.0866in" svg:y2="0.7531in"><text:p/></draw:line><draw:line draw:style-name="gr5" draw:text-style-name="P111" svg:x1="1.6016in" svg:y1="0.7531in" svg:x2="1.7563in" svg:y2="0.7531in"><text:p/></draw:line><draw:line draw:style-name="gr5" draw:text-style-name="P111" svg:x1="2.3106in" svg:y1="0.7531in" svg:x2="2.4654in" svg:y2="0.7531in"><text:p/></draw:line><draw:line draw:style-name="gr5" draw:text-style-name="P111" svg:x1="0.3846in" svg:y1="0.7465in" svg:x2="0.4339in" svg:y2="0.5843in"><text:p/></draw:line><draw:line draw:style-name="gr5" draw:text-style-name="P111" svg:x1="0.5323in" svg:y1="0.9409in" svg:x2="0.424in" svg:y2="0.5843in"><text:p/></draw:line><draw:line draw:style-name="gr5" draw:text-style-name="P111" svg:x1="0.5421in" svg:y1="0.9409in" svg:x2="0.6504in" svg:y2="0.5843in"><text:p/></draw:line><draw:line draw:style-name="gr5" draw:text-style-name="P111" svg:x1="0.7689in" svg:y1="0.9409in" svg:x2="0.6606in" svg:y2="0.5843in"><text:p/></draw:line><draw:line draw:style-name="gr5" draw:text-style-name="P111" svg:x1="0.7787in" svg:y1="0.9409in" svg:x2="0.887in" svg:y2="0.5843in"><text:p/></draw:line><draw:line draw:style-name="gr5" draw:text-style-name="P111" svg:x1="1.911in" svg:y1="0.9409in" svg:x2="1.8028in" svg:y2="0.5843in"><text:p/></draw:line><draw:line draw:style-name="gr5" draw:text-style-name="P111" svg:x1="1.9209in" svg:y1="0.9409in" svg:x2="2.0291in" svg:y2="0.5843in"><text:p/></draw:line><draw:line draw:style-name="gr5" draw:text-style-name="P111" svg:x1="2.1476in" svg:y1="0.9409in" svg:x2="2.0394in" svg:y2="0.5843in"><text:p/></draw:line><draw:line draw:style-name="gr5" draw:text-style-name="P111" svg:x1="2.1575in" svg:y1="0.9409in" svg:x2="2.2657in" svg:y2="0.5843in"><text:p/></draw:line><draw:line draw:style-name="gr5" draw:text-style-name="P111" svg:x1="0.9457in" svg:y1="0.7465in" svg:x2="0.8965in" svg:y2="0.5843in"><text:p/></draw:line><draw:line draw:style-name="gr5" draw:text-style-name="P111" svg:x1="1.763in" svg:y1="0.7465in" svg:x2="1.8122in" svg:y2="0.5843in"><text:p/></draw:line><draw:line draw:style-name="gr5" draw:text-style-name="P111" svg:x1="2.324in" svg:y1="0.7465in" svg:x2="2.2748in" svg:y2="0.5843in"><text:p/></draw:line><draw:frame draw:style-name="gr43" draw:text-style-name="P122" svg:width="0.528in" svg:height="0.387in" svg:x="0.4547in" svg:y="0.2681in"><draw:text-box><text:p text:style-name="P121"><text:span text:style-name="T109">k1</text:span></text:p></draw:text-box></draw:frame><draw:frame draw:style-name="gr43" draw:text-style-name="P122" svg:width="0.528in" svg:height="0.387in" svg:x="1.7543in" svg:y="0.2681in"><draw:text-box><text:p text:style-name="P121"><text:span text:style-name="T109">k2</text:span></text:p></draw:text-box></draw:frame><draw:frame draw:style-name="gr43" draw:text-style-name="P122" svg:width="0.6134in" svg:height="0.387in" svg:x="1.039in" svg:y="0.1339in"><draw:text-box><text:p text:style-name="P121"><text:span text:style-name="T109">m1</text:span></text:p></draw:text-box></draw:frame><draw:frame draw:style-name="gr43" draw:text-style-name="P122" svg:width="0.6142in" svg:height="0.387in" svg:x="2.4236in" svg:y="0.1102in"><draw:text-box><text:p text:style-name="P121"><text:span text:style-name="T109">m2</text:span></text:p></draw:text-box></draw:frame><draw:line draw:style-name="gr5" draw:text-style-name="P111" svg:x1="2.9402in" svg:y1="0.7531in" svg:x2="3.0949in" svg:y2="0.7531in"><text:p/></draw:line><draw:line draw:style-name="gr5" draw:text-style-name="P111" svg:x1="3.6492in" svg:y1="0.7531in" svg:x2="3.8039in" svg:y2="0.7531in"><text:p/></draw:line><draw:line draw:style-name="gr5" draw:text-style-name="P111" svg:x1="3.2496in" svg:y1="0.9409in" svg:x2="3.1413in" svg:y2="0.5843in"><text:p/></draw:line><draw:line draw:style-name="gr5" draw:text-style-name="P111" svg:x1="3.2594in" svg:y1="0.9409in" svg:x2="3.3677in" svg:y2="0.5843in"><text:p/></draw:line><draw:line draw:style-name="gr5" draw:text-style-name="P111" svg:x1="3.4862in" svg:y1="0.9409in" svg:x2="3.378in" svg:y2="0.5843in"><text:p/></draw:line><draw:line draw:style-name="gr5" draw:text-style-name="P111" svg:x1="3.4961in" svg:y1="0.9409in" svg:x2="3.6043in" svg:y2="0.5843in"><text:p/></draw:line><draw:line draw:style-name="gr5" draw:text-style-name="P111" svg:x1="3.1016in" svg:y1="0.7465in" svg:x2="3.1508in" svg:y2="0.5843in"><text:p/></draw:line><draw:line draw:style-name="gr5" draw:text-style-name="P111" svg:x1="3.6626in" svg:y1="0.7465in" svg:x2="3.6134in" svg:y2="0.5843in"><text:p/></draw:line><draw:line draw:style-name="gr5" draw:text-style-name="P111" svg:x1="3.8016in" svg:y1="0.0004in" svg:x2="3.8016in" svg:y2="1.0421in"><text:p/></draw:line><draw:frame draw:style-name="gr43" draw:text-style-name="P122" svg:width="0.528in" svg:height="0.387in" svg:x="3.1327in" svg:y="0.2681in"><draw:text-box><text:p text:style-name="P121"><text:span text:style-name="T109">k3</text:span></text:p></draw:text-box></draw:frame><draw:line draw:style-name="gr5" draw:text-style-name="P111" svg:x1="1.085in" svg:y1="1.1425in" svg:x2="1.085in" svg:y2="2.1843in"><text:p/></draw:line><draw:line draw:style-name="gr5" draw:text-style-name="P111" svg:x1="1.5969in" svg:y1="1.1425in" svg:x2="1.5969in" svg:y2="2.1843in"><text:p/></draw:line><draw:line draw:style-name="gr5" draw:text-style-name="P111" svg:x1="2.463in" svg:y1="1.1425in" svg:x2="2.463in" svg:y2="2.1843in"><text:p/></draw:line><draw:line draw:style-name="gr5" draw:text-style-name="P111" svg:x1="2.9748in" svg:y1="1.1425in" svg:x2="2.9748in" svg:y2="2.1843in"><text:p/></draw:line><draw:line draw:style-name="gr44" draw:text-style-name="P111" svg:x1="1.0744in" svg:y1="1.7445in" svg:x2="1.602in" svg:y2="1.7516in"><text:p/></draw:line><draw:line draw:style-name="gr44" draw:text-style-name="P111" svg:x1="2.4524in" svg:y1="1.7465in" svg:x2="2.9799in" svg:y2="1.7535in"><text:p/></draw:line><draw:custom-shape draw:style-name="gr42" draw:text-style-name="P113" svg:width="0.498in" svg:height="0.526in" svg:x="1.598in" svg:y="1.0772in"><text:p/><draw:enhanced-geometry svg:viewBox="0 0 21600 21600" draw:mirror-horizontal="false" draw:mirror-vertical="false" draw:type="rectangle" draw:enhanced-path="M 0 0 L 21600 0 21600 21600 0 21600 0 0 Z N"/></draw:custom-shape><draw:custom-shape draw:style-name="gr42" draw:text-style-name="P113" svg:width="0.498in" svg:height="0.526in" svg:x="2.9756in" svg:y="1.0772in"><text:p/><draw:enhanced-geometry svg:viewBox="0 0 21600 21600" draw:mirror-horizontal="false" draw:mirror-vertical="false" draw:type="rectangle" draw:enhanced-path="M 0 0 L 21600 0 21600 21600 0 21600 0 0 Z N"/></draw:custom-shape><draw:frame draw:style-name="gr43" draw:text-style-name="P122" svg:width="0.6689in" svg:height="0.387in" svg:x="1.0398in" svg:y="1.8035in"><draw:text-box><text:p text:style-name="P121"><text:span text:style-name="T110">Δ</text:span><text:span text:style-name="T109">x1</text:span></text:p></draw:text-box></draw:frame><draw:frame draw:style-name="gr43" draw:text-style-name="P122" svg:width="0.7122in" svg:height="0.387in" svg:x="2.4244in" svg:y="1.8035in"><draw:text-box><text:p text:style-name="P121"><text:span text:style-name="T110">Δ</text:span><text:span text:style-name="T109">x2</text:span></text:p></draw:text-box></draw:frame><draw:frame draw:style-name="gr45" draw:text-style-name="P123" svg:width="1.0031in" svg:height="0.387in" svg:x="0.8264in" svg:y="2.1756in"><draw:text-box><text:p text:style-name="P121"><text:span text:style-name="T109">x1 <text:s text:c="2"/></text:span></text:p></draw:text-box></draw:frame><draw:frame draw:style-name="gr45" draw:text-style-name="P123" svg:width="1.0031in" svg:height="0.387in" svg:x="2.2437in" svg:y="2.1764in"><draw:text-box><text:p text:style-name="P121"><text:span text:style-name="T109">x2</text:span></text:p></draw:text-box></draw:frame><draw:frame draw:style-name="gr45" draw:text-style-name="P123" svg:width="0.4705in" svg:height="0.387in" svg:x="0in" svg:y="2.1764in"><draw:text-box><text:p text:style-name="P121"><text:span text:style-name="T109">x0</text:span></text:p></draw:text-box></draw:frame><draw:line draw:style-name="gr5" draw:text-style-name="P111" svg:x1="0.2189in" svg:y1="1.1425in" svg:x2="0.2189in" svg:y2="2.1843in"><text:p/></draw:line><draw:line draw:style-name="gr5" draw:text-style-name="P111" svg:x1="3.8016in" svg:y1="1.1028in" svg:x2="3.8016in" svg:y2="2.1445in"><text:p/></draw:line><draw:frame draw:style-name="gr45" draw:text-style-name="P123" svg:width="0.5067in" svg:height="0.387in" svg:x="3.5835in" svg:y="2.1772in"><draw:text-box><text:p text:style-name="P121"><text:span text:style-name="T109">x3</text:span></text:p></draw:text-box></draw:frame></draw:g></text:p>
      <text:p text:style-name="P49">The purpose of <text:span text:style-name="T88">all this math is to determine </text:span><text:span text:style-name="T89">the mathematical relationship between the springs motion</text:span><text:span text:style-name="T88">.</text:span></text:p>
      <text:p text:style-name="P51">Recall the work done in Inelastic Collisions. <text:s/>We setup a set of equations between momentum and kinetic energy to describe the impact of one object into another. <text:s/>We took this one step further in the section on Incident, Reflected and Transmitted particles. <text:s/>Now, we will look at the kinetic and potential energy equations for a series of masses interconnected by springs.</text:p>
      <text:p text:style-name="P51">For each mass (m), connected to a spring, there is an acceleration (a), [1 - 2]. <text:s/>For each mass (m), there is two displacements (x). And, for each mass (m) there are two springs attached to them with a restoring force (k). <text:s/>To keep things simple, we will use the same restoring force for all springs. <text:s/>We have now defined the relationship between the kinetic energy of the masses (ma) and potential energy (-k<text:span text:style-name="T89"> </text:span>x) of the springs.</text:p>
      <text:p text:style-name="P52"><text:soft-page-break/>The displacement (x) of each mass <text:span text:style-name="T89">(m) </text:span>is represented by a harmonic oscillator using an exponential function that uses the angular frequency (w) times time (t), <text:s/>[3 - 4]. <text:span text:style-name="T89">The piece that determined why we used an exponential function, is that we need the various instances of the displacement to be the same function for each successive derivative. <text:s/></text:span><text:span text:style-name="T34">This will be covered further in the discussion of waves. </text:span><text:span text:style-name="T12">For now, review the work at line 5 and lines 55, where (a, x, x', and x'') are derived.</text:span></text:p>
      <text:p text:style-name="P52">By taking the 2nd derivative of the displacement (x) by time (t), we now have an equation for acceleration (a), [5].<text:span text:style-name="T89"> Next, substitute the equations for acceleration (a1 and a2), and the displacement (x1 and x2), [6]. Now that both sides use the exponential function, we can divide the exponential function out of the relationship, [7]. <text:s/>Next, divide the mass so that (k / m) appears, [8]. <text:s/>This is the angular frequency [9]. <text:s/>We could just as easily divide k out of the right side and creating the initial angular frequency on the left side of the equation. Which is done in line 12. <text:s/>But, it's visually easier to see the relationship (k / m) instead of seeing (m / k). <text:s/>We substitute (</text:span><text:span text:style-name="T86">λ</text:span><text:span text:style-name="T89">) in for relationship we created for angular frequency, [13]. </text:span></text:p>
      <text:p text:style-name="P53">Now that we have a relationship between angular frequency and acceleration on both the left and right side of our equation, we can create an Eigen Matrix, [15], using our linear equations, [14]. <text:s/>Line 16 shows us the basic equation for an Eigen Matrix. <text:s/>The reduced forms of the matrix are (K) and (a), [17 - 18]. <text:s/>By taking the determinant of the matrix (<text:span text:style-name="T90">|</text:span><text:span text:style-name="T86"> K - λ I</text:span><text:span text:style-name="T90"> |</text:span><text:span text:style-name="T86"> = 0</text:span>), [19 - 20], we start the process of finding the Eigen Values of (<text:span text:style-name="T86">λ</text:span>), [21 - 26].</text:p>
      <text:p text:style-name="P53">Before we continue, let's think about our system for a moment and determine why we have two Eigen Values. <text:s/>Let's assume that the two masses move in sync with each other, left to right and back. <text:s/>Of the three springs, 1 is stretched, 1 is normal, and 1 is compressed. <text:s/>Now, let's contrast that with when the 2 masses move in opposite directions to each other. <text:s/>If the masses are moving towards each other, the outer springs are stretched while the inner is compressed. <text:s/>And, if they move away from each other, the outer springs are compressed while the inner <text:soft-page-break/>is stretched. <text:s/>The amount of energy each spring is storing and releasing through (-k x) is related to the Eigen Values we found, so far. <text:s/>This will be reviewed further in relationship to the phase angle (ɸ) of each spring in relationship to other springs.</text:p>
      <text:p text:style-name="P53">Now that we know that the Eigen Values, we can multiple the acceleration matrix (a) back into the Eigen Matrix, [27 - 29], and determine the relationship between (a1 and a2), [30 - 41] and [42 - 53].</text:p>
      <text:p text:style-name="P53">Now we are ready to begin answering a series of questions:</text:p>
      <text:p text:style-name="P51">- <text:span text:style-name="T89">W</text:span>hat relationship is there between (a1) and (a2)?</text:p>
      <text:p text:style-name="P51">- <text:span text:style-name="T89">W</text:span>hat is the resonant frequency? [ wo^2 = k / m ]</text:p>
      <text:p text:style-name="P51">- <text:span text:style-name="T89">W</text:span>hat are the eigen values (λ)?</text:p>
      <text:p text:style-name="P51">- <text:span text:style-name="T89">W</text:span>hat direction does each mass travel per (λ)?</text:p>
      <text:p text:style-name="P51">- <text:span text:style-name="T89">W</text:span>hat is the frequency? [f = wo / 2 PI]</text:p>
      <text:p text:style-name="P51">- <text:span text:style-name="T89">W</text:span>hat is the angular frequency? [wo = f * 2 PI]</text:p>
      <text:p text:style-name="P51">- <text:span text:style-name="T89">W</text:span>hat is the oscillation frequency? [ wo t ]</text:p>
      <text:p text:style-name="P51">- <text:span text:style-name="T89">W</text:span>hat is the phase angle (ɸ)? [ A cos (wo t + ɸ) ]</text:p>
      <text:p text:style-name="P51"/>
      <text:p text:style-name="P51">A mode of vibration where both masses move at the same frequency, in some fixed phase relation, is called a normal mode, and the associated frequencies are referred to as the resonant frequencies.</text:p>
      <text:p text:style-name="P53">We start by determining the relationship between acceleration (x'') and displacement (x) against the angular frequency (wo^2), represented as restoring force (k) and mass (m), so that we have a Lagrangian equation of least action. <text:s/>(a - x w^2 = 0) or (x” – x k / m = 0), [54].</text:p>
      <text:p text:style-name="P53">Using the harmonic function from Line 4, we derive the relationships between displacement (x), velocity (x'') and acceleration (x'') using the initial angular frequency (wo) and time. [55] <text:s/>(c) will be an unknown amplitude, yet to be determined. <text:s/><text:span text:style-name="T27">(Recall your work from differential equations.)</text:span></text:p>
      <text:p text:style-name="P53"><text:soft-page-break/>Using the Lagrangian Equation from [54], we substitute acceleration (x'') and displacement (x), and begin the work of reducing the linear equations, [56].</text:p>
      <text:p text:style-name="P53">Recall that angular frequency is related to restoring force (k) and mass (m), [9]. <text:s/></text:p>
      <text:p text:style-name="P53">We next relate the amplitude (A) to the phase angle (ɸ), [57]. <text:span text:style-name="T27">(Recall your work from differential equations.) </text:span><text:span text:style-name="T7">Substitute c1 and c2 into the Lagrangian equation from [56], and use the rules of exponentials to reduce the equations, [59]. <text:s/>The final reduction shows the relationship between time (t), phase angle (ɸ), initial angular frequency (wo), and amplitude (A), [60].</text:span></text:p>
      <text:p text:style-name="P82"/>
      <text:p text:style-name="P51"/>
      <text:h text:style-name="P94" text:outline-level="1"/>
      <text:h text:style-name="P96" text:outline-level="1">Uncertainty</text:h>
      <text:p text:style-name="P25"><draw:g text:anchor-type="as-char" draw:z-index="6" draw:name="Group object 5" draw:style-name="gr1"><draw:custom-shape draw:style-name="gr35" draw:text-style-name="P114" svg:width="1.7504in" svg:height="1.7504in" svg:x="0in" svg:y="0.0004in"><text:p/><draw:enhanced-geometry svg:viewBox="0 0 21600 21600" draw:type="rectangle" draw:enhanced-path="M 0 0 L 21600 0 21600 21600 0 21600 0 0 Z N"/></draw:custom-shape><draw:line draw:style-name="gr2" draw:text-style-name="P111" svg:x1="0.6252in" svg:y1="0.75in" svg:x2="1.25in" svg:y2="0.75in"><text:p/></draw:line><draw:custom-shape draw:style-name="gr3" draw:text-style-name="P112" svg:width="0.2504in" svg:height="0.2504in" svg:x="0.5in" svg:y="0.62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 draw:text-style-name="P118" svg:width="0.876in" svg:height="0.387in" svg:x="0.2244in" svg:y="0.9992in"><draw:text-box><text:p text:style-name="P117"><text:span text:style-name="T109">(x, y)</text:span></text:p></draw:text-box></draw:frame></draw:g></text:p>
      <text:p text:style-name="P24"/>
      <text:p text:style-name="P26">Now that we have discussed displacement and momentum and looked at various examples where they are used, we are now in a position to better understand why measuring displacement and momentum at the same time requires a bit of uncertainty.</text:p>
      <text:p text:style-name="P50">The way that I visually describe uncertainty, you can't use a bowling ball to measure the speed or direction of a ping pong ball, and vs. Either ball imparts momentum onto the other, and changes either's trajectory. <text:s/>The ping pong ball will have a dramatic shift in it's rebound. While the bowling ball will be barely affected.</text:p>
      <text:p text:style-name="P50">This concept is mirrored in the relationship between the electron and the photon. <text:s/>One has a tremendous amount of speed, but no momentum, while the electron is a large mass that's moving slowly. <text:s/>Returning to <text:span text:style-name="T8">Heisenberg's Microscope</text:span><text:span text:style-name="T7">, the wave length of light needed to measure the location of the electron can only be so small, [1 - 4]. Now, if the electron is in motion, we need to make two measurements it at four positions, thus the change in momentum between those two measurements is represented in lines [5 and 6]. </text:span></text:p>
      <text:p text:style-name="P50"><text:span text:style-name="T7">Using the small angel approximation formula, we can equate the wave length of light (</text:span><text:span text:style-name="T11">λ</text:span><text:span text:style-name="T7">) to the uncertainty found in position (</text:span><text:span text:style-name="T8">Δ</text:span><text:span text:style-name="T7">x), [2 - 4]. <text:s/>When we replace the wave length of light used to measure momentum, we have the uncertainty of momentum (</text:span><text:span text:style-name="T8">Δ</text:span><text:span text:style-name="T7">p) equal to the Plank's Constant (h) divided by the uncertainty of position (</text:span><text:span text:style-name="T8">Δ</text:span><text:span text:style-name="T7">x), [7]. <text:s/></text:span><text:soft-page-break/><text:span text:style-name="T7">Rearranging the equation, we can have the uncertainty of position (</text:span><text:span text:style-name="T8">Δ</text:span><text:span text:style-name="T7">x) times the uncertainty of momentum (</text:span><text:span text:style-name="T8">Δ</text:span><text:span text:style-name="T7">p) equal Planks Constant (h).</text:span></text:p>
      <text:p text:style-name="P50"><text:span text:style-name="T7">From this point forward, most of the equations we will look at will use this relationship to confirm that they are indeed compatible. <text:s/>When we don't get a relationship where uncertainty of position (</text:span><text:span text:style-name="T8">Δ</text:span><text:span text:style-name="T7">x) times the uncertainty of momentum (</text:span><text:span text:style-name="T8">Δ</text:span><text:span text:style-name="T7">p) is greater to or equal Planks Constant (h), we know that something is wrong.</text:span></text:p>
      <text:h text:style-name="P99" text:outline-level="1">Path Analysis</text:h>
      <text:p text:style-name="P48"><draw:g text:anchor-type="as-char" draw:z-index="22" draw:name="Group object 21" draw:style-name="gr1"><draw:path draw:style-name="gr9" draw:text-style-name="P113" svg:width="0.8752in" svg:height="1.7496in" svg:x="0.4071in" svg:y="0.1256in" svg:viewBox="0 0 2224 4445" svg:d="M312 4403h1652c8-192 12-387 12-583 0-615-39-1219-112-1751-74-532-180-974-307-1282-127-307-272-469-419-469s-292 162-419 469c-127 308-233 750-307 1282-73 532-112 1136-112 1751 0 196 4 391 12 583zM16 4445c-11-209-16-421-16-634 0-669 51-1326 149-1906 98-579 238-1060 407-1394 169-335 361-511 556-511s387 176 556 511c169 334 309 815 407 1394 98 580 149 1237 149 1906 0 213-5 425-16 634z"><text:p/></draw:path><draw:custom-shape draw:style-name="gr3" draw:text-style-name="P112" svg:width="0.2504in" svg:height="0.2504in" svg:x="0.2827in" svg:y="1.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0.736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0.4075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1.0327in" svg:y="0.7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1.1181in" svg:y="1.53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111" svg:x1="0in" svg:y1="1.8756in" svg:x2="1.6252in" svg:y2="1.8756in"><text:p/></draw:line><draw:line draw:style-name="gr11" draw:text-style-name="P111" svg:x1="0.4236in" svg:y1="1.3701in" svg:x2="0.4862in" svg:y2="0.9535in"><text:p/></draw:line><draw:line draw:style-name="gr11" draw:text-style-name="P111" svg:x1="0.5409in" svg:y1="0.6276in" svg:x2="0.6575in" svg:y2="0.25in"><text:p/></draw:line><draw:line draw:style-name="gr11" draw:text-style-name="P111" svg:x1="0.8508in" svg:y1="0.0819in" svg:x2="1.0327in" svg:y2="0.3748in"><text:p/></draw:line><draw:line draw:style-name="gr11" draw:text-style-name="P111" svg:x1="1.1606in" svg:y1="0.8642in" svg:x2="1.2827in" svg:y2="1.25in"><text:p/></draw:line></draw:g></text:p>
      <text:p text:style-name="P77">We made a conjecture earlier in ____<text:span text:style-name="T104">,</text:span> that an object could either take one of many paths to reach a destination, or it could take 1 path to reach the destination in a specific time frame.</text:p>
      <text:p text:style-name="P77">For this thought experiment, we will use a ball tossed into the air. <text:s/>The path the ball takes while in flight and free fall against gravity, can be tracked. <text:s/>But, if we want the ball to land at an exact time, we need the ball to hit it's zenith at a specific moment in time.</text:p>
      <text:p text:style-name="P78">Let's track the ball with a camera that takes snaps shots every (<text:span text:style-name="T16">Δt</text:span><text:span text:style-name="T7">) units in time. <text:s/>For each frame, we will see the ball go up and down in the air. <text:s/>We can measure the displacement between each frame to determine the balls velocity (p) and direction (d) of motion. <text:s/>From this information we can determine it's momentum (p), since we know that the balls mass is constant during this experiment.</text:span></text:p>
      <text:p text:style-name="P78"><text:span text:style-name="T7">From the work we have done so far, we know that the ball follows a set of equations for it's position</text:span><text:span text:style-name="T17">, [1]. <text:s/></text:span></text:p>
      <text:p text:style-name="P78"><text:span text:style-name="T7">Each frame identifies a position (x) and a time (t)</text:span><text:span text:style-name="T18">, [4]</text:span><text:span text:style-name="T7">. If the time between pictures is (</text:span><text:span text:style-name="T16">Δt</text:span><text:span text:style-name="T7">)</text:span><text:span text:style-name="T18">, [3]</text:span><text:span text:style-name="T7">, </text:span><text:span text:style-name="T18">then the height (y) can be tracked in an array, [5]. And, from there we can extrapolate the velocity (v) using the difference in heights (y[n+1] - y[n]), and further extrapolate the momentum (p), [6].</text:span></text:p>
      <text:p text:style-name="P79"><text:soft-page-break/><text:span text:style-name="T7">This same method can be used to figure out the path a ball would have to take through the air to arrive at (B) at a specific time ( t [n] ). This is accomplished by fitting a curve to the path or fitting the equation to the data, [1], and determining the initial velocity (v0) the ball was given.</text:span></text:p>
      <text:p text:style-name="P83">Programmatically, we can adjust the initial velocity (v0) to see when the ball lands at it's target, and increase or decrease the initial velocity (v0) accordingly. (I leave the rest of this as a programming exercise.)</text:p>
      <text:p text:style-name="P83"/>
      <text:h text:style-name="P105" text:outline-level="1">Lagrangian Review</text:h>
      <text:p text:style-name="P14"/>
      <text:p text:style-name="P32"><draw:g text:anchor-type="as-char" draw:z-index="0" draw:name="Group object 1" draw:style-name="gr1"><draw:line draw:style-name="gr46" draw:text-style-name="P111" svg:x1="0.5071in" svg:y1="0.1449in" svg:x2="0.5071in" svg:y2="2.6811in"><text:p/></draw:line><draw:line draw:style-name="gr46" draw:text-style-name="P111" svg:x1="0in" svg:y1="2.1465in" svg:x2="3.0071in" svg:y2="2.1465in"><text:p/></draw:line><draw:line draw:style-name="gr47" draw:text-style-name="P111" svg:x1="0.5161in" svg:y1="2.1374in" svg:x2="1.25in" svg:y2="1.5035in"><text:p/></draw:line><draw:ellipse draw:style-name="gr48" draw:text-style-name="P113" svg:width="5.5622in" svg:height="3.6941in" svg:x="0.6563in" svg:y="-1.5185in" draw:kind="arc" draw:start-angle="180.35" draw:end-angle="260.55"><text:p/></draw:ellipse><draw:ellipse draw:style-name="gr49" draw:text-style-name="P113" svg:width="1.9795in" svg:height="2.0205in" svg:x="-0.4665in" svg:y="1.15in" draw:kind="arc" draw:start-angle="1.77" draw:end-angle="90.36"><text:p/></draw:ellipse><draw:custom-shape draw:style-name="gr50" draw:text-style-name="P113" svg:width="0.1362in" svg:height="0.1453in" svg:x="1.0929in" svg:y="1.2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1" draw:text-style-name="P111" svg:x1="1.1067in" svg:y1="1.3504in" svg:x2="1.8406in" svg:y2="0.7165in"><text:p/></draw:line><draw:line draw:style-name="gr52" draw:text-style-name="P111" svg:x1="1.1854in" svg:y1="1.4295in" svg:x2="1.5614in" svg:y2="1.1047in"><text:p/></draw:line><draw:frame draw:style-name="gr53" draw:text-style-name="P122" svg:width="0.5433in" svg:height="0.4894in" svg:x="0.5075in" svg:y="0in"><draw:text-box><text:p text:style-name="P121"><text:span text:style-name="T109">S</text:span></text:p></draw:text-box></draw:frame><draw:frame draw:style-name="gr53" draw:text-style-name="P125" svg:width="0.5441in" svg:height="0.4894in" svg:x="0.0335in" svg:y="0.9626in"><draw:text-box><text:p text:style-name="P124"><text:span text:style-name="T109">R</text:span></text:p></draw:text-box></draw:frame><draw:frame draw:style-name="gr53" draw:text-style-name="P122" svg:width="0.5441in" svg:height="0.4894in" svg:x="1.6398in" svg:y="0.3717in"><draw:text-box><text:p text:style-name="P121"><text:span text:style-name="T109">A</text:span></text:p></draw:text-box></draw:frame><draw:frame draw:style-name="gr53" draw:text-style-name="P122" svg:width="0.5441in" svg:height="0.4894in" svg:x="1.5035in" svg:y="0.9866in"><draw:text-box><text:p text:style-name="P121"><text:span text:style-name="T109">B</text:span></text:p></draw:text-box></draw:frame><draw:frame draw:style-name="gr53" draw:text-style-name="P122" svg:width="0.5441in" svg:height="0.4894in" svg:x="0.598in" svg:y="1.5035in"><draw:text-box><text:p text:style-name="P121"><text:span text:style-name="T109">r</text:span></text:p></draw:text-box></draw:frame><draw:frame draw:style-name="gr53" draw:text-style-name="P122" svg:width="0.5441in" svg:height="0.4894in" svg:x="0.9917in" svg:y="0.948in"><draw:text-box><text:p text:style-name="P121"><text:span text:style-name="T109">P</text:span></text:p></draw:text-box></draw:frame></draw:g></text:p>
      <text:p text:style-name="P38">Figure <text:span text:style-name="T24">5 -</text:span> shows the curves of (S and R) meeting at point (P)<text:span text:style-name="T25">, with the vectors (A and B) pointing perpendicular to the tangent of the lines.</text:span></text:p>
      <text:p text:style-name="P40">When it comes to the <text:span text:style-name="T27">principle of least action</text:span>, sometimes we want to find a point <text:span text:style-name="T22">(P) </text:span>where two equations <text:span text:style-name="T22">(S and R) </text:span>meet [<text:span text:style-name="T24">1 and 2</text:span>]<text:span text:style-name="T22">. <text:s/></text:span><text:span text:style-name="T25">Or, stated mathematically, where [ S (x,y) = R (x,y) ]</text:span><text:span text:style-name="T24">, [3]</text:span><text:span text:style-name="T25">. </text:span><text:span text:style-name="T22">This is known as a </text:span><text:span text:style-name="T28">maximizing function</text:span><text:span text:style-name="T22">. This is because we want to know what and where maximum point (P) of contact is between </text:span><text:span text:style-name="T36">the functions </text:span><text:span text:style-name="T22">(S and R).</text:span><text:span text:style-name="T36"> <text:s/>At point (P), where (S and R) are equal, their values result in an equation that equals zero, <text:s/>[S</text:span><text:span text:style-name="T37"> </text:span><text:span text:style-name="T36">(x,y) - R</text:span><text:span text:style-name="T37"> </text:span><text:span text:style-name="T36">(x,y) = 0], [</text:span><text:span text:style-name="T24">4</text:span><text:span text:style-name="T36">].</text:span></text:p>
      <text:p text:style-name="P40"><text:span text:style-name="T22">Let's assume that at this point (P), there are 2 vectors (A and B)</text:span><text:span text:style-name="T36"> which </text:span><text:span text:style-name="T22">are parallel</text:span><text:span text:style-name="T36">. Since, (A and B) are parallel, </text:span><text:span text:style-name="T22">(A) </text:span><text:span text:style-name="T36">must be</text:span><text:span text:style-name="T22"> proportional to (B) by a factor of lambda (λ)</text:span><text:span text:style-name="T38">.</text:span><text:span text:style-name="T22"> <text:s/>Or, put another way, lambda (λ) is the percent difference between </text:span><text:span text:style-name="T36">the vectors </text:span><text:span text:style-name="T22">(A and B)</text:span><text:span text:style-name="T24">,</text:span><text:span text:style-name="T22"> [</text:span><text:span text:style-name="T24">5</text:span><text:span text:style-name="T22">]</text:span><text:span text:style-name="T24">.</text:span></text:p>
      <text:p text:style-name="P39">(S and R) are dependent on values of (x and y) to draw the curves and <text:span text:style-name="T39">determine</text:span> where (S and R) meet at point (P). <text:s/>In this example, we used an e<text:span text:style-name="T25">x</text:span>ponential function <text:span text:style-name="T36">for (S) [</text:span><text:span text:style-name="T39">2</text:span><text:span text:style-name="T36">] </text:span>and a circle function with a radius (r)<text:span text:style-name="T36"> for (R)</text:span><text:span text:style-name="T38">,</text:span><text:span text:style-name="T36"> [</text:span><text:span text:style-name="T39">1</text:span><text:span text:style-name="T36">]</text:span><text:span text:style-name="T38">.</text:span></text:p>
      <text:p text:style-name="P39"><text:soft-page-break/>[ L (x, y, λ) <text:s/>= S - λ (R - r) ], [<text:span text:style-name="T39">6</text:span>]<text:span text:style-name="T40">, is the Lagrangian notation</text:span>. <text:s/>To find the poi<text:span text:style-name="T36">n</text:span>t (P) where the two functions (S and R) meet using the Lagrangian, we take the derivative of the Lagrangian, which means, we take the derivative of the two functions (S and R)<text:span text:style-name="T41">,</text:span><text:span text:style-name="T42"> </text:span><text:span text:style-name="T41">[8 - 10] and [11 - 13].</text:span><text:span text:style-name="T42"> Since the derivative of (S) minus the derivative of (R) must be 0, at the point (P), then the only portion of these derivatives that matter is (R - r), which must equal 0</text:span><text:span text:style-name="T40">, [</text:span><text:span text:style-name="T41">14</text:span><text:span text:style-name="T40">].</text:span></text:p>
      <text:p text:style-name="P41">For terminologies sake, we have taken a constrained optimized problem<text:span text:style-name="T39"> and turned it in</text:span>to an unconstrained optimized problem.</text:p>
      <text:p text:style-name="P42">Let's <text:span text:style-name="T43">create an equation</text:span> (M) to tha<text:span text:style-name="T43">t allows</text:span> maximum point (P)<text:span text:style-name="T43"> to be</text:span> dependent on (r)<text:span text:style-name="T43">. <text:s/>Now, since </text:span>(r) <text:span text:style-name="T43">can </text:span>change, the values of (M) change<text:span text:style-name="T43"> with respect to (r)</text:span>. <text:s/>Since, [M (x, y) ] <text:span text:style-name="T40">now</text:span> depend<text:span text:style-name="T40">s</text:span> on (r), <text:span text:style-name="T43">the correct way to present the equation of (M) </text:span><text:span text:style-name="T40">is </text:span><text:span text:style-name="T43">as a series of parametric equations [ M ( x(r), y(r) </text:span><text:span text:style-name="T44">]</text:span><text:span text:style-name="T43">. <text:s/>And, since (M) is always at the point (P), then the derivative of (M) is equal to lambda (</text:span><text:span text:style-name="T22">λ</text:span><text:span text:style-name="T43">), [</text:span><text:span text:style-name="T45">15</text:span><text:span text:style-name="T43">]</text:span><text:span text:style-name="T46">. <text:s/>Note that lambda (</text:span><text:span text:style-name="T22">λ</text:span><text:span text:style-name="T46">) is also a parametric equation with respect to (r)</text:span><text:span text:style-name="T41">, [19 - 20]</text:span></text:p>
      <text:p text:style-name="P41">Now, <text:span text:style-name="T46">since (P) is dependent on the </text:span>equations (S or R), <text:span text:style-name="T46">to</text:span> find a new point (P) <text:span text:style-name="T46">the equations of (S and R) </text:span><text:span text:style-name="T45">must change their values of (x and y). <text:s/>But, what if the value of (r) changes? <text:s/>Then, (x and y) would be</text:span><text:span text:style-name="T46"> dependent on the value of (r), and thus </text:span><text:span text:style-name="T45">become</text:span><text:span text:style-name="T46"> parametric equations</text:span><text:span text:style-name="T45">. Which then makes </text:span><text:span text:style-name="T46">(S and T)</text:span><text:span text:style-name="T45"> dependent on (r)</text:span><text:span text:style-name="T46">,</text:span> <text:span text:style-name="T46">[</text:span><text:span text:style-name="T47">19 - 20</text:span><text:span text:style-name="T46">]. And, the Lagrangian is now written at [ L (x, y, </text:span><text:span text:style-name="T22">λ</text:span><text:span text:style-name="T46">, r) ], [</text:span><text:span text:style-name="T41">21</text:span><text:span text:style-name="T46">].</text:span></text:p>
      <text:p text:style-name="P43">When we take the derivative of the Lagrangian (L) with respect to (r), the terms concerning (x, y, and <text:span text:style-name="T22">λ</text:span>) all cancel out, leaving the term for (r) behind, [<text:span text:style-name="T47">22 - 25</text:span>]. <text:s/>This term is the <text:span text:style-name="T27">maximizing function</text:span>, which lambda (<text:span text:style-name="T22">λ</text:span>) is related to, [<text:span text:style-name="T47">25</text:span>].<text:span text:style-name="T21"> Thus lambda (</text:span><text:span text:style-name="T22">λ</text:span><text:span text:style-name="T21">) is equal to the derivative of the Lagrangian (L) with respect to (r)</text:span><text:span text:style-name="T41">,</text:span><text:span text:style-name="T21"> [</text:span><text:span text:style-name="T41">22 - 25</text:span><text:span text:style-name="T21">]</text:span><text:span text:style-name="T41">.</text:span></text:p>
      <text:p text:style-name="Text_20_body"><text:span text:style-name="T21">And the point (P) can be found using the lambda ( </text:span><text:span text:style-name="T22">λ</text:span><text:span text:style-name="T21"> (r) ), since the values of (x and y) are now parametric equations of (r), [</text:span><text:span text:style-name="T23">26 - 28</text:span><text:span text:style-name="T21">].</text:span></text:p>
      <text:h text:style-name="P106" text:outline-level="1"><text:soft-page-break/><text:span text:style-name="T2">The </text:span><text:span text:style-name="T1">Principle</text:span><text:span text:style-name="T2"> of </text:span><text:span text:style-name="T1">Least </text:span>Action </text:h>
      <text:p text:style-name="P8"><text:span text:style-name="T84">From our perspective, a</text:span> particle <text:span text:style-name="T84">that </text:span>travel<text:span text:style-name="T84">s</text:span> from <text:span text:style-name="T84">(</text:span>A to B<text:span text:style-name="T84">)</text:span> <text:span text:style-name="T84">can</text:span> travel <text:span text:style-name="T84">any</text:span> path <text:span text:style-name="T84">between (</text:span>A to B<text:span text:style-name="T84">) </text:span>and arrive at <text:span text:style-name="T84">(</text:span>B<text:span text:style-name="T84">)</text:span> at different time<text:span text:style-name="T84">s (t). However, what happens when we restrict the particles path (S) or the amount of time (t) they have to travel a path. Then the particle looks like a train, traveling on a predetermined path (tracks), and as we all know, the trains must run on time.</text:span></text:p>
      <text:p text:style-name="P6">When a particle must travel a specific path <text:span text:style-name="T84">or </text:span>in a predetermined time frame, the <text:span text:style-name="T84">path or the time </text:span>becomes predetermined. <text:s/>There is only one path for a particle to move from <text:span text:style-name="T84">(</text:span>A to B<text:span text:style-name="T84">)</text:span> in a specific amount of time<text:span text:style-name="T84"> (t)</text:span>. <text:s/></text:p>
      <text:p text:style-name="P6">To test this, we can run various tests.</text:p>
      <text:p text:style-name="P7">1) use the potential energy of gravity while tossing a ball. <text:s/></text:p>
      <text:p text:style-name="P7">2) use the potential energy of gravity and the restoring force of a spring (harmonic motion) to track the bounce of a weight.</text:p>
      <text:p text:style-name="P7">3) use the harmonic motions of a clock</text:p>
      <text:p text:style-name="Text_20_body"><text:span text:style-name="T56">The principle of least action describes a path that any object takes. </text:span><text:span text:style-name="T84">While the shortest path between 2 points is a straight line, when a </text:span><text:span text:style-name="T56">ball</text:span><text:span text:style-name="T84"> is</text:span><text:span text:style-name="T56"> toss</text:span><text:span text:style-name="T84">ed</text:span><text:span text:style-name="T56">, you learned that for the ball to leave and arrive at a specific location at a specific time, there can only be one path. <text:s/>This path, is the path of least action.</text:span></text:p>
      <text:p text:style-name="Text_20_body">Now let us return to the second-order form of Newton’s laws<text:span text:style-name="T51">, equations [1 - </text:span><text:span text:style-name="T105">2</text:span><text:span text:style-name="T51">]</text:span>. Remarkably, <text:span text:style-name="T51">(</text:span>F<text:span text:style-name="T52"> </text:span>=<text:span text:style-name="T52"> </text:span>m<text:span text:style-name="T51">a),</text:span> can be expressed as the condition that a certain function<text:span text:style-name="T48"> </text:span>is stationary. Again using <text:span text:style-name="T51">equation</text:span><text:span text:style-name="T53">s</text:span><text:span text:style-name="T51"> [</text:span><text:span text:style-name="T105">3</text:span><text:span text:style-name="T53"> - </text:span><text:span text:style-name="T105">4</text:span><text:span text:style-name="T51">]</text:span> to replace derivatives by finite differences, the<text:span text:style-name="T48"> </text:span>equation <text:span text:style-name="T51">(</text:span>F<text:span text:style-name="T52"> </text:span>=<text:span text:style-name="T52"> </text:span>m<text:span text:style-name="T51">a)</text:span> at each time <text:span text:style-name="T53">(</text:span>t<text:span text:style-name="T53">[</text:span>n<text:span text:style-name="T53">])</text:span> becomes<text:span text:style-name="T53"> [</text:span><text:span text:style-name="T105">3</text:span><text:span text:style-name="T52"> - </text:span><text:span text:style-name="T105">5</text:span><text:span text:style-name="T53">]</text:span><text:span text:style-name="T52">.</text:span></text:p>
      <text:p text:style-name="Text_20_body">The equations have to be solved <text:span text:style-name="T52">with</text:span> <text:span text:style-name="T54">following variables to fixed</text:span><text:span text:style-name="T52">, as:</text:span></text:p>
      <text:p text:style-name="Text_20_body"><text:span text:style-name="T54"><text:tab/></text:span>n = <text:span text:style-name="T54">[</text:span>1, 2, ..., N − 1<text:span text:style-name="T54">]</text:span></text:p>
      <text:p text:style-name="Text_20_body"><text:span text:style-name="T54"><text:tab/></text:span>x<text:span text:style-name="T54">[</text:span>0<text:span text:style-name="T54">]</text:span> = <text:span text:style-name="T105">x</text:span><text:span text:style-name="T54"> [</text:span>in<text:span text:style-name="T54">itial]</text:span></text:p>
      <text:p text:style-name="Text_20_body"><text:soft-page-break/><text:span text:style-name="T54"><text:tab/></text:span>x<text:span text:style-name="T54">[</text:span><text:span text:style-name="T105">n</text:span><text:span text:style-name="T54">]</text:span> = <text:span text:style-name="T105">x</text:span><text:span text:style-name="T54"> [</text:span>f<text:span text:style-name="T54">inal]</text:span><text:span text:style-name="T48"> </text:span></text:p>
      <text:p text:style-name="Text_20_body"/>
      <text:p text:style-name="Text_20_body">Now notice that equation <text:span text:style-name="T54">[</text:span><text:span text:style-name="T106">5</text:span><text:span text:style-name="T54"> - </text:span><text:span text:style-name="T106">6</text:span><text:span text:style-name="T54">]</text:span> can be written as a derivative<text:span text:style-name="T54"> [</text:span><text:span text:style-name="T106">19</text:span><text:span text:style-name="T54">], </text:span>so that <text:span text:style-name="T54">(</text:span>F = ma<text:span text:style-name="T54">)</text:span> at some time <text:span text:style-name="T54">(</text:span>t<text:span text:style-name="T54">[</text:span>n<text:span text:style-name="T54">])</text:span> can be interpreted as a condition <text:span text:style-name="T52">where</text:span> function <text:span text:style-name="T54">[</text:span><text:span text:style-name="T106">20</text:span><text:span text:style-name="T54">]</text:span> should be stationary with respect to variations in the position <text:span text:style-name="T54">(</text:span>x<text:span text:style-name="T54">[</text:span>n<text:span text:style-name="T54">])</text:span><text:span text:style-name="T52">, which results in equation [</text:span><text:span text:style-name="T106">21</text:span><text:span text:style-name="T52">]</text:span><text:span text:style-name="T55">, where the derivative is 0.</text:span></text:p>
      <text:p text:style-name="Text_20_body">But<text:span text:style-name="T48"> </text:span>what about all other times? We now introduce a very important expression, crucial<text:span text:style-name="T48"> </text:span>in both classical and quantum physics, which is known as the <text:span text:style-name="T27">action</text:span> of the trajectory.<text:span text:style-name="T52"> <text:s/></text:span>The <text:span text:style-name="T27">action</text:span> is a function which depends on <text:span text:style-name="T50">the set of </text:span>points {x<text:span text:style-name="T52">[</text:span>n<text:span text:style-name="T52">]</text:span>}, n = <text:span text:style-name="T52">[</text:span>0, 1, ..., N<text:span text:style-name="T52">]</text:span> of<text:span text:style-name="T48"> </text:span>the trajectory, and in this case it is<text:span text:style-name="T52"> </text:span><text:span text:style-name="T50">sum of all points in the set, </text:span><text:span text:style-name="T52">[</text:span><text:span text:style-name="T106">22</text:span><text:span text:style-name="T52">].</text:span></text:p>
      <text:p text:style-name="Text_20_body">Then Newton’s law <text:span text:style-name="T52">(</text:span>F = ma<text:span text:style-name="T52">)</text:span> can be restated as the condition that the <text:span text:style-name="T27">action</text:span><text:span text:style-name="T29"> </text:span><text:span text:style-name="T27">functional</text:span> S [{xi}] is stationary with respect to variation of any of the <text:span text:style-name="T49">values</text:span> x<text:span text:style-name="T56">[</text:span>i<text:span text:style-name="T56">]</text:span><text:span text:style-name="T49"> </text:span><text:span text:style-name="T50"><text:s/></text:span>(except for<text:span text:style-name="T48"> </text:span>the endpoints x<text:span text:style-name="T56">[</text:span>0<text:span text:style-name="T56">]</text:span> and x<text:span text:style-name="T56">[</text:span>N<text:span text:style-name="T56">]</text:span>, which are held fixed). In other words<text:span text:style-name="T56"> </text:span><text:span text:style-name="T49">the derivative of the sum of the Kinetic Energy minus the Potential Energy [</text:span><text:span text:style-name="T106">23</text:span><text:span text:style-name="T49"> - </text:span><text:span text:style-name="T106">26</text:span><text:span text:style-name="T49">] is equal to the function minus mass times acceleration at t[k], where (k) must be an integer from [1 .. N].</text:span></text:p>
      <text:p text:style-name="Text_20_body">This set of conditions is known as the <text:span text:style-name="T27">principle of least action</text:span>. It is the principle that<text:span text:style-name="T48"> </text:span>the action <text:span text:style-name="T49">(</text:span>S<text:span text:style-name="T49">)</text:span> is stationary at any trajectory<text:span text:style-name="T50">, set of points</text:span> {<text:span text:style-name="T50"> </text:span>x<text:span text:style-name="T49">[</text:span>n<text:span text:style-name="T49">] </text:span>}<text:span text:style-name="T50">,</text:span> satisfying the equations of motion<text:span text:style-name="T48"> </text:span><text:span text:style-name="T49">(</text:span>F = ma<text:span text:style-name="T49">)</text:span>, equation<text:span text:style-name="T49">s</text:span> <text:span text:style-name="T49">[</text:span><text:span text:style-name="T106">5</text:span><text:span text:style-name="T49"> - </text:span><text:span text:style-name="T106">6</text:span><text:span text:style-name="T49">]</text:span>, at every <text:span text:style-name="T50">point in </text:span>time<text:span text:style-name="T50">, or set of points for time </text:span>{<text:span text:style-name="T50"> </text:span>t<text:span text:style-name="T49">[</text:span><text:span text:style-name="T50">k</text:span><text:span text:style-name="T49">]</text:span><text:span text:style-name="T50"> </text:span>}.</text:p>
      <text:p text:style-name="P13"/>
      <text:h text:style-name="P91" text:outline-level="1"/>
      <text:h text:style-name="P105" text:outline-level="1">Euler–Lagrange and Hamilton’s equations</text:h>
      <text:p text:style-name="P13"/>
      <text:p text:style-name="P13">In brief, the Euler–Lagrange equations are the second-order form of the equations of<text:span text:style-name="T48"> </text:span>motion <text:span text:style-name="T57">(F = ma)</text:span><text:span text:style-name="T58"> [1 - 3]</text:span>, while Hamilton’s equations are the first-order form <text:span text:style-name="T57">[</text:span><text:span text:style-name="T58">5 - 6</text:span><text:span text:style-name="T57">]</text:span>. In either<text:span text:style-name="T48"> </text:span>form, the equations of motion can be regarded as a consequence of the principle of<text:span text:style-name="T48"> </text:span>least action. We will now <text:span text:style-name="T59">generalize</text:span> those equations <text:span text:style-name="T59">so that they</text:span> can<text:span text:style-name="T48"> </text:span>be applied to any mechanical system, including those which are much more<text:span text:style-name="T48"> </text:span>complicated than a ball<text:span text:style-name="T59"> being thrown into the air</text:span>.</text:p>
      <text:p text:style-name="P13"/>
      <text:p text:style-name="P13">We begin by writing<text:span text:style-name="T57"> action function [</text:span><text:span text:style-name="T83">7</text:span><text:span text:style-name="T57">]</text:span><text:span text:style-name="T60">, the sum of action constant times Lagrangian function of position, </text:span>where<text:span text:style-name="T57"> the Lagrangian function [</text:span><text:span text:style-name="T60">49</text:span><text:span text:style-name="T57">] is the kinetic energy minus the potential energy</text:span><text:span text:style-name="T60">, </text:span>and where<text:span text:style-name="T48"> </text:span><text:span text:style-name="T60">the derivative of (x</text:span><text:span text:style-name="T59">1</text:span><text:span text:style-name="T60">) or (x</text:span><text:span text:style-name="T108">''</text:span><text:span text:style-name="T60">) is the difference between two positions divided by the slice of time. [</text:span><text:span text:style-name="T83">9</text:span><text:span text:style-name="T60">]</text:span></text:p>
      <text:p text:style-name="P13"/>
      <text:p text:style-name="P13">L<text:span text:style-name="T60"> </text:span>[<text:span text:style-name="T61"> </text:span>x<text:span text:style-name="T59">1</text:span><text:span text:style-name="T61"> </text:span><text:span text:style-name="T60">[n]</text:span>, x<text:span text:style-name="T59">2</text:span><text:span text:style-name="T61"> </text:span><text:span text:style-name="T60">[</text:span>n<text:span text:style-name="T60">]</text:span> ] is known as the <text:span text:style-name="T27">Lagrangian function</text:span>. </text:p>
      <text:p text:style-name="P13"/>
      <text:p text:style-name="P13"><text:span text:style-name="T62">Using the </text:span>principle of least action<text:span text:style-name="T48"> </text:span>requires that, for each <text:span text:style-name="T63">(</text:span>k<text:span text:style-name="T63">)</text:span> , <text:span text:style-name="T63">[k = </text:span>1 <text:span text:style-name="T63">..</text:span> N − 1<text:span text:style-name="T63">]</text:span><text:span text:style-name="T64">,</text:span><text:span text:style-name="T62"> </text:span><text:span text:style-name="T64">that the derivative of the action functionals [d/dx] (S) must be zero</text:span><text:span text:style-name="T65">,</text:span><text:span text:style-name="T66"> [</text:span><text:span text:style-name="T84">10</text:span><text:span text:style-name="T66">]</text:span><text:span text:style-name="T65">. Thus the Sum of the continuum limit times the derivative of Lagrangian by (x), [</text:span><text:span text:style-name="T83">10</text:span><text:span text:style-name="T65">].</text:span><text:span text:style-name="T67"> </text:span><text:span text:style-name="T68">Equation [1</text:span><text:span text:style-name="T83">0</text:span><text:span text:style-name="T68">] can be rewritten in terms of the potential energy and kinetic energy, where the potential energy is the </text:span><text:span text:style-name="T69">____, <text:s/>W</text:span><text:span text:style-name="T62">e can reformat the sum of the </text:span><text:span text:style-name="T64">masses and velocities described in [43-45] using a Lagrangian function </text:span><text:span text:style-name="T62">[1</text:span><text:span text:style-name="T83">0</text:span><text:span text:style-name="T62"> and </text:span><text:span text:style-name="T83">1</text:span><text:span text:style-name="T62">2] and, since</text:span><text:span text:style-name="T69"> the derivative of (x) relies on (k), </text:span><text:span text:style-name="T62">[</text:span><text:span text:style-name="T83">1</text:span><text:span text:style-name="T62">3] this becomes </text:span><text:span text:style-name="T69">a Lagrangian </text:span><text:span text:style-name="T62">[</text:span><text:span text:style-name="T83">1</text:span><text:span text:style-name="T62">4].</text:span></text:p>
      <text:p text:style-name="P13"/>
      <text:p text:style-name="P16">Recall that x[n] = x(t[n]), this last equation can be written as [<text:span text:style-name="T83">1</text:span>4].</text:p>
      <text:p text:style-name="P13"/>
      <text:p text:style-name="P13">This is the Euler–Lagrange equation for the ball. It becomes simpler when we<text:span text:style-name="T48"> </text:span>take the limit (the ‘continuum’ limit)<text:span text:style-name="T69"> to zero</text:span>. In that limit, we have<text:span text:style-name="T69"> [</text:span><text:span text:style-name="T83">1</text:span><text:span text:style-name="T69">7 - </text:span><text:span text:style-name="T83">1</text:span><text:span text:style-name="T69">9] </text:span>where the Lagrangian function for the ball is<text:span text:style-name="T69"> [</text:span><text:span text:style-name="T83">8</text:span><text:span text:style-name="T69">] </text:span>and the Euler–Lagrange equation, in the continuum limit, becomes<text:span text:style-name="T69"> [</text:span><text:span text:style-name="T83">2</text:span><text:span text:style-name="T69">2 - </text:span><text:span text:style-name="T83">2</text:span><text:span text:style-name="T69">5].</text:span></text:p>
      <text:p text:style-name="P13"/>
      <text:p text:style-name="P13">In taking partial derivatives of <text:span text:style-name="T69">(</text:span>L<text:span text:style-name="T69">)</text:span> with respect to <text:span text:style-name="T69">(</text:span>x<text:span text:style-name="T108">'</text:span> and <text:span text:style-name="T69">x</text:span><text:span text:style-name="T108">''</text:span><text:span text:style-name="T69">)</text:span> , it is important to<text:span text:style-name="T48"> </text:span>understand that we have to pretend that <text:span text:style-name="T70">(</text:span>x<text:span text:style-name="T108">'</text:span> and <text:span text:style-name="T69">x</text:span><text:span text:style-name="T108">''</text:span><text:span text:style-name="T70">)</text:span> are independent variables which<text:span text:style-name="T48"> </text:span>have nothing to do with one another, <text:soft-page-break/>despite the fact that <text:span text:style-name="T69">(x</text:span><text:span text:style-name="T108">''</text:span><text:span text:style-name="T69">)</text:span> is really the time<text:span text:style-name="T48"> </text:span>derivative of <text:span text:style-name="T70">(</text:span>x<text:span text:style-name="T70">)</text:span>. That is just the meaning of the partial derivative notation.</text:p>
      <text:p text:style-name="P13"/>
      <text:p text:style-name="P13">For the Lagrangian of the ball, <text:span text:style-name="T105">[23]</text:span>, the relevant partial<text:span text:style-name="T105"> </text:span>derivatives are<text:span text:style-name="T71"> [</text:span><text:span text:style-name="T105">2</text:span><text:span text:style-name="T71">4] </text:span>which, when substituted into equation give<text:span text:style-name="T105"> </text:span><text:span text:style-name="T71">[</text:span><text:span text:style-name="T105">2</text:span><text:span text:style-name="T71">5]. <text:s/></text:span>This is simply Newton’s law <text:span text:style-name="T72">(</text:span>F = ma<text:span text:style-name="T72">)</text:span>, in the second-order form <text:span text:style-name="T71">(F = ma) [1]</text:span>.</text:p>
      <text:p text:style-name="P13"/>
      <text:p text:style-name="P13">We now want to rewrite the Euler–Lagrange equation in first-order form. Of<text:span text:style-name="T48"> </text:span>course, we already know the answer, which is<text:span text:style-name="T73"> Newton's</text:span> equation<text:span text:style-name="T73"> for motion</text:span>, but let us ‘forget’ this<text:span text:style-name="T48"> </text:span>answer for a moment, in order to introduce a very general method. The reason the<text:span text:style-name="T48"> </text:span>Euler–Lagrange equation is second-order in the time derivatives is that <text:span text:style-name="T73">(</text:span>∂L /∂x<text:span text:style-name="T73">)</text:span> is first-order in the time derivative. So let us define the momentum<text:span text:style-name="T73"> (p)</text:span> corresponding to the<text:span text:style-name="T48"> </text:span>coordinate <text:span text:style-name="T73">(</text:span>x<text:span text:style-name="T73">)</text:span> to be<text:span text:style-name="T73"> a second order derivative of the Lagrangian function (L)</text:span><text:span text:style-name="T37">,</text:span><text:span text:style-name="T73"> [</text:span><text:span text:style-name="T83">2</text:span><text:span text:style-name="T73">7].</text:span></text:p>
      <text:p text:style-name="P13"/>
      <text:p text:style-name="P13">This gives <text:span text:style-name="T73">(</text:span>p<text:span text:style-name="T73">)</text:span> as a function of <text:span text:style-name="T73">(</text:span>x<text:span text:style-name="T73">)</text:span> and <text:span text:style-name="T73">(x</text:span><text:span text:style-name="T108">''</text:span><text:span text:style-name="T73">)</text:span> , but, alternatively, we can solve for <text:span text:style-name="T73">(x</text:span><text:span text:style-name="T108">''</text:span><text:span text:style-name="T73">)</text:span> as a<text:span text:style-name="T73"> </text:span>function of <text:span text:style-name="T73">(</text:span>x and p<text:span text:style-name="T73">)</text:span>,<text:span text:style-name="T73"> [</text:span><text:span text:style-name="T83">2</text:span><text:span text:style-name="T73">8].</text:span></text:p>
      <text:p text:style-name="P13"/>
      <text:p text:style-name="P13"/>
      <text:h text:style-name="P107" text:outline-level="2">Hamiltonian</text:h>
      <text:p text:style-name="P17">Where the Lagrangian looked to balance the forces on the ball<text:span text:style-name="T74"> as it flies through the air</text:span>, the Hamiltonian looks at <text:span text:style-name="T75">the </text:span>sum of the forces applied to the ball and determines the amount of energy it has.<text:span text:style-name="T76"> <text:s/>In short, the Hamiltonian is the sum of the Kinetic Energy (KE) and the Potential Energy (PE) or V(x). </text:span></text:p>
      <text:p text:style-name="P17"/>
      <text:p text:style-name="P18"><text:span text:style-name="T77"><text:tab/></text:span>H [ p , x ] = p x<text:span text:style-name="T108">''</text:span> (x , p) − L[<text:span text:style-name="T108"> </text:span>x , x<text:span text:style-name="T108">''</text:span> (x , p)<text:span text:style-name="T108"> </text:span>]<text:span text:style-name="T106">, [4]</text:span></text:p>
      <text:p text:style-name="P13"/>
      <text:p text:style-name="P13">Since <text:span text:style-name="T73">(x</text:span><text:span text:style-name="T106">''</text:span><text:span text:style-name="T73">)</text:span> is a function of <text:span text:style-name="T78">position (x) and </text:span><text:span text:style-name="T75">momentum</text:span><text:span text:style-name="T78"> (p)</text:span>, <text:span text:style-name="T73">the Hamiltonian (</text:span>H<text:span text:style-name="T73">)</text:span> is also a function of <text:span text:style-name="T73">(</text:span>x and p<text:span text:style-name="T73">)</text:span>.<text:span text:style-name="T73"> <text:s/></text:span>The reason for introducing the Hamiltonian is that its first derivatives with<text:span text:style-name="T48"> </text:span>respect to <text:span text:style-name="T73">(</text:span>x and p<text:span text:style-name="T73">)</text:span> have a remarkable property; namely, on a trajectory satisfying<text:span text:style-name="T48"> </text:span>the Euler–Lagrange equations, the derivatives <text:span text:style-name="T75">of position and momentum </text:span>of <text:span text:style-name="T73">the Hamiltonian (</text:span>H<text:span text:style-name="T73">)</text:span> are proportional to the<text:span text:style-name="T48"> </text:span>time derivatives of <text:span text:style-name="T75">position and momentum</text:span>. </text:p>
      <text:p text:style-name="P13"/>
      <text:p text:style-name="P13">To see this, </text:p>
      <text:p text:style-name="P13"/>
      <text:list text:style-name="L2">
        <text:list-item>
          <text:p text:style-name="P109"><text:span text:style-name="T79">D</text:span>ifferentiate the Hamiltonian <text:span text:style-name="T73">(H) </text:span>with<text:span text:style-name="T48"> </text:span>respect to <text:span text:style-name="T73">momentum (</text:span>p<text:span text:style-name="T73">), [</text:span><text:span text:style-name="T106">5</text:span><text:span text:style-name="T73"> - 6]</text:span><text:span text:style-name="T75">, </text:span>where we have applied <text:span text:style-name="T75">the </text:span><text:span text:style-name="T78">derivative of position to the Lagrangian to get</text:span><text:span text:style-name="T75"> momentum [</text:span><text:span text:style-name="T106">4</text:span><text:span text:style-name="T75">]</text:span>. </text:p>
        </text:list-item>
      </text:list>
      <text:p text:style-name="P13"/>
      <text:list text:continue-numbering="true" text:style-name="L2">
        <text:list-item>
          <text:p text:style-name="P109"><text:span text:style-name="T79">D</text:span>ifferentiat<text:span text:style-name="T75">e</text:span> <text:span text:style-name="T75">the </text:span>H<text:span text:style-name="T75">amiltonian</text:span> with respect to <text:span text:style-name="T75">position (</text:span>x<text:span text:style-name="T75">)</text:span>,<text:span text:style-name="T76"> [7 - </text:span><text:span text:style-name="T106">8</text:span><text:span text:style-name="T76">]. <text:s/></text:span></text:p>
        </text:list-item>
      </text:list>
      <text:p text:style-name="P13"/>
      <text:list text:continue-numbering="true" text:style-name="L2">
        <text:list-item>
          <text:p text:style-name="P109">Using the Euler–Lagrange equation <text:span text:style-name="T76">[</text:span><text:span text:style-name="T106">2</text:span><text:span text:style-name="T76">2]</text:span> (where the equations of motion<text:span text:style-name="T76"> </text:span>enter), find<text:span text:style-name="T76"> that the Hamiltonian </text:span><text:span text:style-name="T78">equals the differentiation of momentum with respect to time,</text:span><text:span text:style-name="T76"> [</text:span><text:span text:style-name="T106">9</text:span><text:span text:style-name="T76"> - </text:span><text:span text:style-name="T106">10</text:span><text:span text:style-name="T76">]. </text:span></text:p>
        </text:list-item>
      </text:list>
      <text:p text:style-name="P13"/>
      <text:p text:style-name="P13">Thus, with the help of the Hamiltonian function, we have rewritten the single<text:span text:style-name="T48"> </text:span>second-order Euler–Lagrange equation as a pair of first-order differential<text:span text:style-name="T48"> </text:span>equations<text:span text:style-name="T76">, [</text:span><text:span text:style-name="T106">11</text:span><text:span text:style-name="T76"> - </text:span><text:span text:style-name="T106">12</text:span><text:span text:style-name="T76">], </text:span>which are known as Hamilton’s equations.<text:span text:style-name="T48"> </text:span></text:p>
      <text:p text:style-name="P13"/>
      <text:p text:style-name="P36">For a ball, the Lagrangian is given by equation <text:span text:style-name="T76">[49]</text:span>, and therefore the<text:span text:style-name="T48"> </text:span>momentum is<text:span text:style-name="T76"> [</text:span><text:span text:style-name="T106">13</text:span><text:span text:style-name="T76">]. <text:s/>When solved for (x</text:span><text:span text:style-name="T106">''</text:span><text:span text:style-name="T76">), we show the proportion of momentum to mass. [</text:span><text:span text:style-name="T106">14</text:span><text:span text:style-name="T76"> - </text:span><text:span text:style-name="T106">18</text:span><text:span text:style-name="T76">]</text:span></text:p>
      <text:p text:style-name="P13"/>
      <text:p text:style-name="P13"><text:soft-page-break/><text:span text:style-name="T76">T</text:span>he Hamiltonian is<text:span text:style-name="T76"> now related to momentum </text:span><text:span text:style-name="T80">(p) </text:span><text:span text:style-name="T76">and mass </text:span><text:span text:style-name="T80">(m) </text:span><text:span text:style-name="T76">or kinetic energy </text:span><text:span text:style-name="T80">(KE) </text:span><text:span text:style-name="T76">and potential energy V(x). [</text:span><text:span text:style-name="T106">16</text:span><text:span text:style-name="T76"> - </text:span><text:span text:style-name="T106">18</text:span><text:span text:style-name="T76">]</text:span></text:p>
      <text:p text:style-name="P13"/>
      <text:p text:style-name="P13">Note that the Hamiltonian for the ball is simply the kinetic energy plus the<text:span text:style-name="T48"> </text:span>potential energy; i.e. the Hamiltonian is an expression for the total energy of the<text:span text:style-name="T48"> </text:span>ball. Substituting H <text:span text:style-name="T80">for</text:span> Hamilton’s equations<text:span text:style-name="T80"> [</text:span><text:span text:style-name="T106">11</text:span><text:span text:style-name="T80"> - </text:span><text:span text:style-name="T106">12</text:span><text:span text:style-name="T80">]</text:span>, one finds<text:span text:style-name="T80"> that: </text:span></text:p>
      <text:list text:style-name="L3">
        <text:list-item>
          <text:p text:style-name="P110">the time derivative of position (x) is equal to the position derivative of the Kinetic Energy and the Potential Energy, [<text:span text:style-name="T106">19</text:span> - <text:span text:style-name="T106">20</text:span>] and</text:p>
        </text:list-item>
        <text:list-item>
          <text:p text:style-name="P110">the time derivative of momentum (p) is equal to the negative position derivative of the Potential Energy V (x), [<text:span text:style-name="T106">21</text:span> - <text:span text:style-name="T106">22</text:span>].</text:p>
        </text:list-item>
      </text:list>
      <text:p text:style-name="P13"/>
      <text:p text:style-name="P13">which is simply the first-order form of Newton’s law <text:span text:style-name="T80">[6]</text:span>.</text:p>
      <text:p text:style-name="P37"/>
      <text:p text:style-name="P37"><text:tab/><text:span text:style-name="T107">[d</text:span>p<text:span text:style-name="T107">/dt] = - [d</text:span>V<text:span text:style-name="T107">/dx]</text:span></text:p>
      <text:p text:style-name="P13"/>
      <text:p text:style-name="P13"/>
      <text:h text:style-name="P99" text:outline-level="1">Classical mechanics in a nutshell</text:h>
      <text:p text:style-name="P30"><draw:g text:anchor-type="as-char" draw:z-index="23" draw:name="Group object 22" draw:style-name="gr1"><draw:line draw:style-name="gr2" draw:text-style-name="P111" svg:x1="1.5031in" svg:y1="0.5453in" svg:x2="2.128in" svg:y2="0.5453in"><text:p/></draw:line><draw:custom-shape draw:style-name="gr3" draw:text-style-name="P112" svg:width="0.2504in" svg:height="0.2504in" svg:x="1.378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11" svg:x1="0.2524in" svg:y1="0.5453in" svg:x2="1.5024in" svg:y2="0.5453in"><text:p/></draw:line><draw:custom-shape draw:style-name="gr3" draw:text-style-name="P112" svg:width="0.2504in" svg:height="0.2504in" svg:x="0in" svg:y="0.4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111" svg:x1="0.128in" svg:y1="0.7953in" svg:x2="0.128in" svg:y2="0.9201in"><text:p/></draw:line><draw:line draw:style-name="gr5" draw:text-style-name="P111" svg:x1="0.4035in" svg:y1="0.7957in" svg:x2="0.4035in" svg:y2="0.9205in"><text:p/></draw:line><draw:line draw:style-name="gr5" draw:text-style-name="P111" svg:x1="0.6398in" svg:y1="0.7961in" svg:x2="0.6398in" svg:y2="0.9209in"><text:p/></draw:line><draw:line draw:style-name="gr5" draw:text-style-name="P111" svg:x1="0.876in" svg:y1="0.7965in" svg:x2="0.876in" svg:y2="0.9213in"><text:p/></draw:line><draw:line draw:style-name="gr5" draw:text-style-name="P111" svg:x1="1.1122in" svg:y1="0.7972in" svg:x2="1.1122in" svg:y2="0.922in"><text:p/></draw:line><draw:line draw:style-name="gr5" draw:text-style-name="P111" svg:x1="1.3484in" svg:y1="0.7976in" svg:x2="1.3484in" svg:y2="0.9224in"><text:p/></draw:line><draw:line draw:style-name="gr5" draw:text-style-name="P111" svg:x1="1.5846in" svg:y1="0.798in" svg:x2="1.5846in" svg:y2="0.9228in"><text:p/></draw:line><draw:custom-shape draw:style-name="gr3" draw:text-style-name="P112" svg:width="0.2504in" svg:height="0.2504in" svg:x="2.2445in" svg:y="0.5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12" svg:width="0.2504in" svg:height="0.2504in" svg:x="2.2102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1" svg:x1="2.4606in" svg:y1="0.7492in" svg:x2="2.9606in" svg:y2="1.2492in"><text:p/></draw:line><draw:line draw:style-name="gr7" draw:text-style-name="P111" svg:x1="2.4193in" svg:y1="0.3748in" svg:x2="2.9606in" svg:y2="0in"><text:p/></draw:line><draw:custom-shape draw:style-name="gr3" draw:text-style-name="P112" svg:width="0.2504in" svg:height="0.2504in" svg:x="1.8173in" svg:y="0.2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11" svg:x1="1.9315in" svg:y1="0.3441in" svg:x2="1.3126in" svg:y2="0.1189in"><text:p/></draw:line></draw:g></text:p>
      <text:p text:style-name="Text_20_body">All the machinery of the least action principle, the Lagrangian function, and<text:span text:style-name="T48"> </text:span>Hamilton’s equations, is overkill <text:span text:style-name="T108">for</text:span> the case of a ball. In that case, we knew<text:span text:style-name="T48"> </text:span>the equation of motion from the beginning. But for more involved dynamic<text:span text:style-name="T48"> </text:span>systems, involving, say, wheels, springs, levers, and pendulums, all coupled together<text:span text:style-name="T48"> </text:span>in some complicated way, the equations of motion are often far from obvious, and<text:span text:style-name="T48"> </text:span>what is needed is some systematic way to derive them.</text:p>
      <text:p text:style-name="P13"/>
      <text:p text:style-name="Text_20_body">For any mechanical system, the generalized coordinates {<text:span text:style-name="T108"> x [</text:span>i<text:span text:style-name="T108">] </text:span>} are a set of variables<text:span text:style-name="T48"> </text:span>needed to describe the configuration of the system at a given time. These could be a<text:span text:style-name="T48"> </text:span>set of Cartesian coordinates of a number of different particles, or the angular<text:span text:style-name="T48"> </text:span>displacement of a pendulum, or the displacement of a spring from equilibrium, or all<text:span text:style-name="T48"> </text:span>of the above. The dynamics of the system, in terms of these coordinates, is given by a<text:span text:style-name="T48"> </text:span>Lagrangian function <text:span text:style-name="T81">(</text:span>L<text:span text:style-name="T81">)</text:span>, which depends on the generalized coordinates {<text:span text:style-name="T108"> x</text:span> <text:span text:style-name="T81">[</text:span>i<text:span text:style-name="T81">] </text:span>} and their<text:span text:style-name="T48"> </text:span>first time derivatives {<text:span text:style-name="T81"> </text:span><text:span text:style-name="T108">x</text:span><text:span text:style-name="T81">' [</text:span>i<text:span text:style-name="T81">] </text:span>}. Normally, in non-relativistic mechanics, we first specify</text:p>
      <text:p text:style-name="P13"/>
      <text:p text:style-name="P13">1. The Lagrangian<text:span text:style-name="T81"> </text:span></text:p>
      <text:p text:style-name="P19"><text:span text:style-name="T81"><text:tab/></text:span><text:span text:style-name="T27">L [ { </text:span><text:span text:style-name="T35">x</text:span><text:span text:style-name="T30"> </text:span><text:span text:style-name="T27">[i], </text:span><text:span text:style-name="T35">x</text:span><text:span text:style-name="T27">'</text:span><text:span text:style-name="T30"> </text:span><text:span text:style-name="T27">[i] } ] = Kinetic Energy - Potential Energy</text:span></text:p>
      <text:p text:style-name="P19"/>
      <text:p text:style-name="P13">2. The action<text:span text:style-name="T81"> function </text:span></text:p>
      <text:p text:style-name="P20"><text:tab/><text:span text:style-name="T31">S = Integrate L [ { </text:span><text:span text:style-name="T35">x</text:span><text:span text:style-name="T31">[i], </text:span><text:span text:style-name="T35">x</text:span><text:span text:style-name="T31">'[i] } ] dt</text:span></text:p>
      <text:p text:style-name="P21"/>
      <text:p text:style-name="P13">From the least action principle, following a method similar to the one we<text:span text:style-name="T81"> </text:span>used for the ball, we derive</text:p>
      <text:p text:style-name="P13"/>
      <text:p text:style-name="P13"><text:soft-page-break/>3. The Euler–Lagrange equations<text:span text:style-name="T81"> </text:span></text:p>
      <text:p text:style-name="P20"><text:tab/><text:span text:style-name="T32">d/d</text:span><text:span text:style-name="T35">x</text:span><text:span text:style-name="T32">[i] L - d/dt d/d</text:span><text:span text:style-name="T35">x</text:span><text:span text:style-name="T32">[i] L = 0</text:span></text:p>
      <text:p text:style-name="P13"/>
      <text:p text:style-name="P13">These are the second-order equations of motion. To go to the first-order</text:p>
      <text:p text:style-name="P13">form, first define</text:p>
      <text:p text:style-name="P13"/>
      <text:p text:style-name="P13">4. The generalized momenta<text:span text:style-name="T81"> </text:span></text:p>
      <text:p text:style-name="P22">p[i] = d/d<text:span text:style-name="T108">x</text:span>[i] L</text:p>
      <text:p text:style-name="P22"/>
      <text:p text:style-name="P22"><text:span text:style-name="T108">x</text:span>[i] = <text:span text:style-name="T108">x</text:span>'[i] [ {<text:span text:style-name="T108">x</text:span>[n], p[n] } ]</text:p>
      <text:p text:style-name="P13"/>
      <text:p text:style-name="P13">which can be inverted to give the time derivatives <text:span text:style-name="T81">{ </text:span><text:span text:style-name="T108">x</text:span><text:span text:style-name="T81">' [i]</text:span> <text:span text:style-name="T81">} </text:span>of the generalized<text:span text:style-name="T81"> </text:span>coordinates in terms of the generalized coordinates and momenta<text:span text:style-name="T108">.</text:span></text:p>
      <text:p text:style-name="P13"/>
      <text:p text:style-name="P13">Viewing <text:span text:style-name="T81">(</text:span>q<text:span text:style-name="T81">')</text:span> as a function of <text:span text:style-name="T81">(</text:span>p and q<text:span text:style-name="T81">)</text:span>, one then defines</text:p>
      <text:p text:style-name="P13"/>
      <text:p text:style-name="P13">5. The Hamiltonian<text:span text:style-name="T81"> </text:span></text:p>
      <text:p text:style-name="P13"><text:span text:style-name="T81"><text:tab/></text:span><text:span text:style-name="T27">H [ p , </text:span><text:span text:style-name="T35">x</text:span><text:span text:style-name="T27"> ] = Kinetic Energy + Potential Energy</text:span><text:span text:style-name="T33"> </text:span></text:p>
      <text:p text:style-name="P23"><text:span text:style-name="T33"><text:tab/>H [ {</text:span><text:span text:style-name="T35"> x</text:span><text:span text:style-name="T27"> </text:span><text:span text:style-name="T33">[n], p</text:span><text:span text:style-name="T27"> </text:span><text:span text:style-name="T33">[n] } ] = S</text:span><text:span text:style-name="T35">um</text:span><text:span text:style-name="T33"> [n] <text:s/>p</text:span><text:span text:style-name="T27"> </text:span><text:span text:style-name="T33">[n] </text:span><text:span text:style-name="T35">x</text:span><text:span text:style-name="T33">'</text:span><text:span text:style-name="T27"> </text:span><text:span text:style-name="T33">[n] - L [ {</text:span><text:span text:style-name="T35"> x </text:span><text:span text:style-name="T33">[n], p</text:span><text:span text:style-name="T35"> </text:span><text:span text:style-name="T33">[n] } ]</text:span></text:p>
      <text:p text:style-name="P13"/>
      <text:p text:style-name="P13">Finally, the equations of motion in first-order form are given by</text:p>
      <text:p text:style-name="P13"/>
      <text:p text:style-name="P13">6. Hamilton’s equations</text:p>
      <text:p text:style-name="P22"><text:span text:style-name="T108">x</text:span>[i] = <text:span text:style-name="T108">[</text:span>d/dp[i]<text:span text:style-name="T108">]</text:span> H</text:p>
      <text:p text:style-name="P22">p[i] = - <text:span text:style-name="T108">[</text:span>d/d<text:span text:style-name="T108">x</text:span>[i]<text:span text:style-name="T108">]</text:span> H</text:p>
      <text:p text:style-name="P13"/>
      <text:p text:style-name="P13">If the potential energy <text:span text:style-name="T82">V(x) </text:span>does not depend explicitly on time, then Hamilton’s<text:span text:style-name="T48"> </text:span>equations imply that <text:span text:style-name="T108">(</text:span>H<text:span text:style-name="T108">)</text:span> is time-independent,<text:span text:style-name="T82"> </text:span>as we would expect if <text:span text:style-name="T108">(</text:span>H<text:span text:style-name="T108">)</text:span> is the total energy of the system.</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wiss" style:font-pitch="variable"/>
    <style:font-face style:name="Lohit Devanagari2"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OpenSymbol" svg:font-family="OpenSymbol" style:font-charset="x-symbol"/>
  </office:font-face-decls>
  <office:styles>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draw:stroke-dash draw:name="Dash" draw:style="rect" draw:dots1="1" draw:dots1-length="170%" draw:distance="57%"/>
    <draw:stroke-dash draw:name="Long_20_Dash" draw:display-name="Long Dash" draw:style="rect" draw:dots1="1" draw:dots1-length="227%" draw:distance="170%"/>
    <draw:stroke-dash draw:name="Long_20_Dot" draw:display-name="Long Dot" draw:style="rect" draw:dots1="1" draw:dots1-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9">
      <number:number number:decimal-places="6" number:min-decimal-places="6" number:min-integer-digits="1" number:grouping="true"/>
    </number:number-style>
    <number:number-style style:name="N130">
      <number:number number:decimal-places="3" number:min-decimal-places="3" number:min-integer-digits="1" number:grouping="true"/>
    </number:number-style>
    <number:number-style style:name="N131">
      <number:number number:decimal-places="4" number:min-decimal-places="4" number:min-integer-digits="1" number:grouping="true"/>
    </number:number-style>
  </office:styles>
  <office:automatic-styles>
    <style:page-layout style:name="Mpm1">
      <style:page-layout-properties fo:page-width="5.8299in" fo:page-height="8.2701in" style:num-format="1" style:print-orientation="portrait" fo:margin-top="0.25in" fo:margin-bottom="0.25in" fo:margin-left="0.2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06-21T21:32:10.910974367</dc:date>
    <meta:editing-duration>P7DT23H26M17S</meta:editing-duration>
    <meta:editing-cycles>46</meta:editing-cycles>
    <meta:generator>LibreOffice/7.5.9.2$Linux_X86_64 LibreOffice_project/50$Build-2</meta:generator>
    <meta:print-date>2024-05-28T12:10:34.315904368</meta:print-date>
    <meta:document-statistic meta:table-count="0" meta:image-count="2" meta:object-count="0" meta:page-count="42" meta:paragraph-count="300" meta:word-count="8870" meta:character-count="49270" meta:non-whitespace-character-count="40466"/>
  </office:meta>
</office:document-meta>
</file>